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4.4+273" office:value-type="float" office:value="297.4" calcext:value-type="float">
            <text:p>297.4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743785045514191" calcext:value-type="float">
            <text:p>0.743785045514191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640421616211661" calcext:value-type="float">
            <text:p>0.006404216162117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44M40.267S" calcext:value-type="time">
            <text:p>15:44:40.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84619" calcext:value-type="float">
            <text:p>2.88E-10</text:p>
          </table:table-cell>
          <table:table-cell table:formula="of:=[.C4]*10^9" office:value-type="float" office:value="0.2884619" calcext:value-type="float">
            <text:p>0.2884619</text:p>
          </table:table-cell>
          <table:table-cell table:formula="of:=[.$N$1]*[.D4]" office:value-type="float" office:value="0.21455364742061" calcext:value-type="float">
            <text:p>0.2145536474206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44M40.639S" calcext:value-type="time">
            <text:p>15:44:40.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708001" calcext:value-type="float">
            <text:p>1.71E-10</text:p>
          </table:table-cell>
          <table:table-cell table:formula="of:=[.C5]*10^9" office:value-type="float" office:value="0.1708001" calcext:value-type="float">
            <text:p>0.1708001</text:p>
          </table:table-cell>
          <table:table-cell table:formula="of:=[.$N$1]*[.D5]" office:value-type="float" office:value="0.127038560152328" calcext:value-type="float">
            <text:p>0.127038560152328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119965918567525" calcext:value-type="float">
            <text:p>0.119965918567525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0973446934773293" calcext:value-type="float">
            <text:p>0.097344693477329</text:p>
          </table:table-cell>
          <table:table-cell/>
          <table:table-cell table:formula="of:=(MAX([.E4:.E8])-MIN([.E4:.E8]))/2" office:value-type="float" office:value="0.130873378246766" calcext:value-type="float">
            <text:p>0.130873378246766</text:p>
          </table:table-cell>
          <table:table-cell table:number-columns-repeated="2"/>
        </table:table-row>
        <table:table-row table:style-name="ro1">
          <table:table-cell office:value-type="time" office:time-value="PT15H44M41.015S" calcext:value-type="time">
            <text:p>15:44:41.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67374" calcext:value-type="float">
            <text:p>2.27E-10</text:p>
          </table:table-cell>
          <table:table-cell table:formula="of:=[.C6]*10^9" office:value-type="float" office:value="0.2267374" calcext:value-type="float">
            <text:p>0.2267374</text:p>
          </table:table-cell>
          <table:table-cell table:formula="of:=[.$N$1]*[.D6]" office:value-type="float" office:value="0.168643887378769" calcext:value-type="float">
            <text:p>0.168643887378769</text:p>
          </table:table-cell>
          <table:table-cell table:number-columns-repeated="9"/>
        </table:table-row>
        <table:table-row table:style-name="ro1">
          <table:table-cell office:value-type="time" office:time-value="PT15H44M41.39S" calcext:value-type="time">
            <text:p>15:44:41.3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6344993" calcext:value-type="float">
            <text:p>-6.34E-11</text:p>
          </table:table-cell>
          <table:table-cell table:formula="of:=[.C7]*10^9" office:value-type="float" office:value="-0.06344993" calcext:value-type="float">
            <text:p>-0.06344993</text:p>
          </table:table-cell>
          <table:table-cell table:formula="of:=[.$N$1]*[.D7]" office:value-type="float" office:value="-0.0471931090729222" calcext:value-type="float">
            <text:p>-0.047193109072922</text:p>
          </table:table-cell>
          <table:table-cell table:number-columns-repeated="9"/>
        </table:table-row>
        <table:table-row table:style-name="ro1">
          <table:table-cell office:value-type="time" office:time-value="PT15H44M41.758S" calcext:value-type="time">
            <text:p>15:44:41.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39061" calcext:value-type="float">
            <text:p>1.84E-10</text:p>
          </table:table-cell>
          <table:table-cell table:formula="of:=[.C8]*10^9" office:value-type="float" office:value="0.1839061" calcext:value-type="float">
            <text:p>0.1839061</text:p>
          </table:table-cell>
          <table:table-cell table:formula="of:=[.$N$1]*[.D8]" office:value-type="float" office:value="0.136786606958837" calcext:value-type="float">
            <text:p>0.136786606958837</text:p>
          </table:table-cell>
          <table:table-cell table:number-columns-repeated="9"/>
        </table:table-row>
        <table:table-row table:style-name="ro1">
          <table:table-cell office:value-type="time" office:time-value="PT15H44M42.135S" calcext:value-type="time">
            <text:p>15:44:42.1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84348" calcext:value-type="float">
            <text:p>-1.84E-10</text:p>
          </table:table-cell>
          <table:table-cell table:formula="of:=[.C9]*10^9" office:value-type="float" office:value="-0.184348" calcext:value-type="float">
            <text:p>-0.184348</text:p>
          </table:table-cell>
          <table:table-cell table:formula="of:=[.$N$1]*[.D9]" office:value-type="float" office:value="-0.13711528557045" calcext:value-type="float">
            <text:p>-0.13711528557045</text:p>
          </table:table-cell>
          <table:table-cell table:number-columns-repeated="9"/>
        </table:table-row>
        <table:table-row table:style-name="ro1">
          <table:table-cell office:value-type="time" office:time-value="PT15H44M42.518S" calcext:value-type="time">
            <text:p>15:44:42.5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367992" calcext:value-type="float">
            <text:p>-1.37E-10</text:p>
          </table:table-cell>
          <table:table-cell table:formula="of:=[.C10]*10^9" office:value-type="float" office:value="-0.1367992" calcext:value-type="float">
            <text:p>-0.1367992</text:p>
          </table:table-cell>
          <table:table-cell table:formula="of:=[.$N$1]*[.D10]" office:value-type="float" office:value="-0.101749199198305" calcext:value-type="float">
            <text:p>-0.10174919919830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900820645473508" calcext:value-type="float">
            <text:p>-0.090082064547351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532406698812469" calcext:value-type="float">
            <text:p>0.053240669881247</text:p>
          </table:table-cell>
          <table:table-cell/>
          <table:table-cell table:formula="of:=(MAX([.E9:.E13])-MIN([.E9:.E13]))/2" office:value-type="float" office:value="0.0715765186436356" calcext:value-type="float">
            <text:p>0.071576518643636</text:p>
          </table:table-cell>
          <table:table-cell table:number-columns-repeated="2"/>
        </table:table-row>
        <table:table-row table:style-name="ro1">
          <table:table-cell office:value-type="time" office:time-value="PT15H44M42.901S" calcext:value-type="time">
            <text:p>15:44:42.9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7825218" calcext:value-type="float">
            <text:p>-7.83E-11</text:p>
          </table:table-cell>
          <table:table-cell table:formula="of:=[.C11]*10^9" office:value-type="float" office:value="-0.07825218" calcext:value-type="float">
            <text:p>-0.07825218</text:p>
          </table:table-cell>
          <table:table-cell table:formula="of:=[.$N$1]*[.D11]" office:value-type="float" office:value="-0.0582028012628847" calcext:value-type="float">
            <text:p>-0.058202801262885</text:p>
          </table:table-cell>
          <table:table-cell table:number-columns-repeated="9"/>
        </table:table-row>
        <table:table-row table:style-name="ro1">
          <table:table-cell office:value-type="time" office:time-value="PT15H44M43.277S" calcext:value-type="time">
            <text:p>15:44:43.2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993157" calcext:value-type="float">
            <text:p>-1.99E-10</text:p>
          </table:table-cell>
          <table:table-cell table:formula="of:=[.C12]*10^9" office:value-type="float" office:value="-0.1993157" calcext:value-type="float">
            <text:p>-0.1993157</text:p>
          </table:table-cell>
          <table:table-cell table:formula="of:=[.$N$1]*[.D12]" office:value-type="float" office:value="-0.148248036996193" calcext:value-type="float">
            <text:p>-0.148248036996193</text:p>
          </table:table-cell>
          <table:table-cell table:number-columns-repeated="9"/>
        </table:table-row>
        <table:table-row table:style-name="ro1">
          <table:table-cell office:value-type="time" office:time-value="PT15H44M43.653S" calcext:value-type="time">
            <text:p>15:44:43.6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06850097" calcext:value-type="float">
            <text:p>-6.85E-12</text:p>
          </table:table-cell>
          <table:table-cell table:formula="of:=[.C13]*10^9" office:value-type="float" office:value="-0.006850097" calcext:value-type="float">
            <text:p>-0.006850097</text:p>
          </table:table-cell>
          <table:table-cell table:formula="of:=[.$N$1]*[.D13]" office:value-type="float" office:value="-0.00509499970892162" calcext:value-type="float">
            <text:p>-0.005094999708922</text:p>
          </table:table-cell>
          <table:table-cell table:number-columns-repeated="9"/>
        </table:table-row>
        <table:table-row table:style-name="ro1">
          <table:table-cell office:value-type="time" office:time-value="PT15H44M44.036S" calcext:value-type="time">
            <text:p>15:44:44.0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042951" calcext:value-type="float">
            <text:p>-3.04E-10</text:p>
          </table:table-cell>
          <table:table-cell table:formula="of:=[.C14]*10^9" office:value-type="float" office:value="-0.3042951" calcext:value-type="float">
            <text:p>-0.3042951</text:p>
          </table:table-cell>
          <table:table-cell table:formula="of:=[.$N$1]*[.D14]" office:value-type="float" office:value="-0.226330144803245" calcext:value-type="float">
            <text:p>-0.226330144803245</text:p>
          </table:table-cell>
          <table:table-cell table:number-columns-repeated="9"/>
        </table:table-row>
        <table:table-row table:style-name="ro1">
          <table:table-cell office:value-type="time" office:time-value="PT15H44M44.421S" calcext:value-type="time">
            <text:p>15:44:44.4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26663" calcext:value-type="float">
            <text:p>-3.27E-10</text:p>
          </table:table-cell>
          <table:table-cell table:formula="of:=[.C15]*10^9" office:value-type="float" office:value="-0.326663" calcext:value-type="float">
            <text:p>-0.326663</text:p>
          </table:table-cell>
          <table:table-cell table:formula="of:=[.$N$1]*[.D15]" office:value-type="float" office:value="-0.242967054322802" calcext:value-type="float">
            <text:p>-0.242967054322802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80034242804746" calcext:value-type="float">
            <text:p>-0.180034242804746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773330032063583" calcext:value-type="float">
            <text:p>0.077333003206358</text:p>
          </table:table-cell>
          <table:table-cell/>
          <table:table-cell table:formula="of:=(MAX([.E14:.E18])-MIN([.E14:.E18]))/2" office:value-type="float" office:value="0.103960691555207" calcext:value-type="float">
            <text:p>0.103960691555207</text:p>
          </table:table-cell>
          <table:table-cell table:number-columns-repeated="2"/>
        </table:table-row>
        <table:table-row table:style-name="ro1">
          <table:table-cell office:value-type="time" office:time-value="PT15H44M44.796S" calcext:value-type="time">
            <text:p>15:44:44.8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722098" calcext:value-type="float">
            <text:p>-2.72E-10</text:p>
          </table:table-cell>
          <table:table-cell table:formula="of:=[.C16]*10^9" office:value-type="float" office:value="-0.2722098" calcext:value-type="float">
            <text:p>-0.2722098</text:p>
          </table:table-cell>
          <table:table-cell table:formula="of:=[.$N$1]*[.D16]" office:value-type="float" office:value="-0.202465578482409" calcext:value-type="float">
            <text:p>-0.202465578482409</text:p>
          </table:table-cell>
          <table:table-cell table:number-columns-repeated="9"/>
        </table:table-row>
        <table:table-row table:style-name="ro1">
          <table:table-cell office:value-type="time" office:time-value="PT15H44M45.171S" calcext:value-type="time">
            <text:p>15:44:45.1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599713" calcext:value-type="float">
            <text:p>-2.60E-10</text:p>
          </table:table-cell>
          <table:table-cell table:formula="of:=[.C17]*10^9" office:value-type="float" office:value="-0.2599713" calcext:value-type="float">
            <text:p>-0.2599713</text:p>
          </table:table-cell>
          <table:table-cell table:formula="of:=[.$N$1]*[.D17]" office:value-type="float" office:value="-0.193362765202883" calcext:value-type="float">
            <text:p>-0.193362765202883</text:p>
          </table:table-cell>
          <table:table-cell table:number-columns-repeated="9"/>
        </table:table-row>
        <table:table-row table:style-name="ro1">
          <table:table-cell office:value-type="time" office:time-value="PT15H44M45.555S" calcext:value-type="time">
            <text:p>15:44:45.5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4711801" calcext:value-type="float">
            <text:p>-4.71E-11</text:p>
          </table:table-cell>
          <table:table-cell table:formula="of:=[.C18]*10^9" office:value-type="float" office:value="-0.04711801" calcext:value-type="float">
            <text:p>-0.04711801</text:p>
          </table:table-cell>
          <table:table-cell table:formula="of:=[.$N$1]*[.D18]" office:value-type="float" office:value="-0.0350456712123881" calcext:value-type="float">
            <text:p>-0.035045671212388</text:p>
          </table:table-cell>
          <table:table-cell table:number-columns-repeated="9"/>
        </table:table-row>
        <table:table-row table:style-name="ro1">
          <table:table-cell office:value-type="time" office:time-value="PT15H44M45.939S" calcext:value-type="time">
            <text:p>15:44:45.9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931962" calcext:value-type="float">
            <text:p>-1.93E-10</text:p>
          </table:table-cell>
          <table:table-cell table:formula="of:=[.C19]*10^9" office:value-type="float" office:value="-0.1931962" calcext:value-type="float">
            <text:p>-0.1931962</text:p>
          </table:table-cell>
          <table:table-cell table:formula="of:=[.$N$1]*[.D19]" office:value-type="float" office:value="-0.143696444410169" calcext:value-type="float">
            <text:p>-0.143696444410169</text:p>
          </table:table-cell>
          <table:table-cell table:number-columns-repeated="9"/>
        </table:table-row>
        <table:table-row table:style-name="ro1">
          <table:table-cell office:value-type="time" office:time-value="PT15H44M46.323S" calcext:value-type="time">
            <text:p>15:44:46.3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088249" calcext:value-type="float">
            <text:p>-2.09E-10</text:p>
          </table:table-cell>
          <table:table-cell table:formula="of:=[.C20]*10^9" office:value-type="float" office:value="-0.2088249" calcext:value-type="float">
            <text:p>-0.2088249</text:p>
          </table:table-cell>
          <table:table-cell table:formula="of:=[.$N$1]*[.D20]" office:value-type="float" office:value="-0.155320837750996" calcext:value-type="float">
            <text:p>-0.15532083775099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19475218284307" calcext:value-type="float">
            <text:p>-0.119475218284307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378409001725997" calcext:value-type="float">
            <text:p>0.0378409001726</text:p>
          </table:table-cell>
          <table:table-cell/>
          <table:table-cell table:formula="of:=(MAX([.E19:.E23])-MIN([.E19:.E23]))/2" office:value-type="float" office:value="0.0508657225246343" calcext:value-type="float">
            <text:p>0.050865722524634</text:p>
          </table:table-cell>
          <table:table-cell table:number-columns-repeated="2"/>
        </table:table-row>
        <table:table-row table:style-name="ro1">
          <table:table-cell office:value-type="time" office:time-value="PT15H44M46.707S" calcext:value-type="time">
            <text:p>15:44:46.7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8908493" calcext:value-type="float">
            <text:p>-8.91E-11</text:p>
          </table:table-cell>
          <table:table-cell table:formula="of:=[.C21]*10^9" office:value-type="float" office:value="-0.08908493" calcext:value-type="float">
            <text:p>-0.08908493</text:p>
          </table:table-cell>
          <table:table-cell table:formula="of:=[.$N$1]*[.D21]" office:value-type="float" office:value="-0.0662600387146785" calcext:value-type="float">
            <text:p>-0.066260038714679</text:p>
          </table:table-cell>
          <table:table-cell table:number-columns-repeated="9"/>
        </table:table-row>
        <table:table-row table:style-name="ro1">
          <table:table-cell office:value-type="time" office:time-value="PT15H44M47.091S" calcext:value-type="time">
            <text:p>15:44:47.0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244131" calcext:value-type="float">
            <text:p>-2.24E-10</text:p>
          </table:table-cell>
          <table:table-cell table:formula="of:=[.C22]*10^9" office:value-type="float" office:value="-0.2244131" calcext:value-type="float">
            <text:p>-0.2244131</text:p>
          </table:table-cell>
          <table:table-cell table:formula="of:=[.$N$1]*[.D22]" office:value-type="float" office:value="-0.166915107797481" calcext:value-type="float">
            <text:p>-0.166915107797481</text:p>
          </table:table-cell>
          <table:table-cell table:number-columns-repeated="9"/>
        </table:table-row>
        <table:table-row table:style-name="ro1">
          <table:table-cell office:value-type="time" office:time-value="PT15H44M47.474S" calcext:value-type="time">
            <text:p>15:44:47.4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8763777" calcext:value-type="float">
            <text:p>-8.76E-11</text:p>
          </table:table-cell>
          <table:table-cell table:formula="of:=[.C23]*10^9" office:value-type="float" office:value="-0.08763777" calcext:value-type="float">
            <text:p>-0.08763777</text:p>
          </table:table-cell>
          <table:table-cell table:formula="of:=[.$N$1]*[.D23]" office:value-type="float" office:value="-0.0651836627482122" calcext:value-type="float">
            <text:p>-0.065183662748212</text:p>
          </table:table-cell>
          <table:table-cell table:number-columns-repeated="9"/>
        </table:table-row>
        <table:table-row table:style-name="ro1">
          <table:table-cell office:value-type="time" office:time-value="PT15H44M47.858S" calcext:value-type="time">
            <text:p>15:44:47.8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179864" calcext:value-type="float">
            <text:p>-1.18E-10</text:p>
          </table:table-cell>
          <table:table-cell table:formula="of:=[.C24]*10^9" office:value-type="float" office:value="-0.1179864" calcext:value-type="float">
            <text:p>-0.1179864</text:p>
          </table:table-cell>
          <table:table-cell table:formula="of:=[.$N$1]*[.D24]" office:value-type="float" office:value="-0.0877565198940556" calcext:value-type="float">
            <text:p>-0.087756519894056</text:p>
          </table:table-cell>
          <table:table-cell table:number-columns-repeated="9"/>
        </table:table-row>
        <table:table-row table:style-name="ro1">
          <table:table-cell office:value-type="time" office:time-value="PT15H44M48.242S" calcext:value-type="time">
            <text:p>15:44:48.2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63172" calcext:value-type="float">
            <text:p>-3.63E-10</text:p>
          </table:table-cell>
          <table:table-cell table:formula="of:=[.C25]*10^9" office:value-type="float" office:value="-0.363172" calcext:value-type="float">
            <text:p>-0.363172</text:p>
          </table:table-cell>
          <table:table-cell table:formula="of:=[.$N$1]*[.D25]" office:value-type="float" office:value="-0.27012190254948" calcext:value-type="float">
            <text:p>-0.27012190254948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60475239852578" calcext:value-type="float">
            <text:p>-0.160475239852578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792066719001233" calcext:value-type="float">
            <text:p>0.079206671900123</text:p>
          </table:table-cell>
          <table:table-cell/>
          <table:table-cell table:formula="of:=(MAX([.E24:.E28])-MIN([.E24:.E28]))/2" office:value-type="float" office:value="0.106482383184266" calcext:value-type="float">
            <text:p>0.106482383184266</text:p>
          </table:table-cell>
          <table:table-cell table:number-columns-repeated="2"/>
        </table:table-row>
        <table:table-row table:style-name="ro1">
          <table:table-cell office:value-type="time" office:time-value="PT15H44M48.626S" calcext:value-type="time">
            <text:p>15:44:48.6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7684631" calcext:value-type="float">
            <text:p>-7.68E-11</text:p>
          </table:table-cell>
          <table:table-cell table:formula="of:=[.C26]*10^9" office:value-type="float" office:value="-0.07684631" calcext:value-type="float">
            <text:p>-0.07684631</text:p>
          </table:table-cell>
          <table:table-cell table:formula="of:=[.$N$1]*[.D26]" office:value-type="float" office:value="-0.0571571361809476" calcext:value-type="float">
            <text:p>-0.057157136180948</text:p>
          </table:table-cell>
          <table:table-cell table:number-columns-repeated="9"/>
        </table:table-row>
        <table:table-row table:style-name="ro1">
          <table:table-cell office:value-type="time" office:time-value="PT15H44M49.01S" calcext:value-type="time">
            <text:p>15:44:49.0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648089" calcext:value-type="float">
            <text:p>-2.65E-10</text:p>
          </table:table-cell>
          <table:table-cell table:formula="of:=[.C27]*10^9" office:value-type="float" office:value="-0.2648089" calcext:value-type="float">
            <text:p>-0.2648089</text:p>
          </table:table-cell>
          <table:table-cell table:formula="of:=[.$N$1]*[.D27]" office:value-type="float" office:value="-0.196960899739063" calcext:value-type="float">
            <text:p>-0.196960899739063</text:p>
          </table:table-cell>
          <table:table-cell table:number-columns-repeated="9"/>
        </table:table-row>
        <table:table-row table:style-name="ro1">
          <table:table-cell office:value-type="time" office:time-value="PT15H44M49.393S" calcext:value-type="time">
            <text:p>15:44:49.3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559607" calcext:value-type="float">
            <text:p>-2.56E-10</text:p>
          </table:table-cell>
          <table:table-cell table:formula="of:=[.C28]*10^9" office:value-type="float" office:value="-0.2559607" calcext:value-type="float">
            <text:p>-0.2559607</text:p>
          </table:table-cell>
          <table:table-cell table:formula="of:=[.$N$1]*[.D28]" office:value-type="float" office:value="-0.190379740899344" calcext:value-type="float">
            <text:p>-0.190379740899344</text:p>
          </table:table-cell>
          <table:table-cell table:number-columns-repeated="9"/>
        </table:table-row>
        <table:table-row table:style-name="ro1">
          <table:table-cell office:value-type="time" office:time-value="PT15H44M49.778S" calcext:value-type="time">
            <text:p>15:44:49.7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701247" calcext:value-type="float">
            <text:p>-1.70E-10</text:p>
          </table:table-cell>
          <table:table-cell table:formula="of:=[.C29]*10^9" office:value-type="float" office:value="-0.1701247" calcext:value-type="float">
            <text:p>-0.1701247</text:p>
          </table:table-cell>
          <table:table-cell table:formula="of:=[.$N$1]*[.D29]" office:value-type="float" office:value="-0.126536207732588" calcext:value-type="float">
            <text:p>-0.126536207732588</text:p>
          </table:table-cell>
          <table:table-cell table:number-columns-repeated="9"/>
        </table:table-row>
        <table:table-row table:style-name="ro1">
          <table:table-cell office:value-type="time" office:time-value="PT15H44M50.161S" calcext:value-type="time">
            <text:p>15:44:50.1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706563" calcext:value-type="float">
            <text:p>-3.71E-10</text:p>
          </table:table-cell>
          <table:table-cell table:formula="of:=[.C30]*10^9" office:value-type="float" office:value="-0.3706563" calcext:value-type="float">
            <text:p>-0.3706563</text:p>
          </table:table-cell>
          <table:table-cell table:formula="of:=[.$N$1]*[.D30]" office:value-type="float" office:value="-0.275688612965622" calcext:value-type="float">
            <text:p>-0.275688612965622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76915833259652" calcext:value-type="float">
            <text:p>-0.176915833259652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727013817146245" calcext:value-type="float">
            <text:p>0.072701381714625</text:p>
          </table:table-cell>
          <table:table-cell/>
          <table:table-cell table:formula="of:=(MAX([.E29:.E33])-MIN([.E29:.E33]))/2" office:value-type="float" office:value="0.0977332806020602" calcext:value-type="float">
            <text:p>0.09773328060206</text:p>
          </table:table-cell>
          <table:table-cell table:number-columns-repeated="2"/>
        </table:table-row>
        <table:table-row table:style-name="ro1">
          <table:table-cell office:value-type="time" office:time-value="PT15H44M50.545S" calcext:value-type="time">
            <text:p>15:44:50.5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775669" calcext:value-type="float">
            <text:p>-1.78E-10</text:p>
          </table:table-cell>
          <table:table-cell table:formula="of:=[.C31]*10^9" office:value-type="float" office:value="-0.1775669" calcext:value-type="float">
            <text:p>-0.1775669</text:p>
          </table:table-cell>
          <table:table-cell table:formula="of:=[.$N$1]*[.D31]" office:value-type="float" office:value="-0.132071604798314" calcext:value-type="float">
            <text:p>-0.132071604798314</text:p>
          </table:table-cell>
          <table:table-cell table:number-columns-repeated="9"/>
        </table:table-row>
        <table:table-row table:style-name="ro1">
          <table:table-cell office:value-type="time" office:time-value="PT15H44M50.929S" calcext:value-type="time">
            <text:p>15:44:50.9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078565" calcext:value-type="float">
            <text:p>-1.08E-10</text:p>
          </table:table-cell>
          <table:table-cell table:formula="of:=[.C32]*10^9" office:value-type="float" office:value="-0.1078565" calcext:value-type="float">
            <text:p>-0.1078565</text:p>
          </table:table-cell>
          <table:table-cell table:formula="of:=[.$N$1]*[.D32]" office:value-type="float" office:value="-0.0802220517615013" calcext:value-type="float">
            <text:p>-0.080222051761501</text:p>
          </table:table-cell>
          <table:table-cell table:number-columns-repeated="9"/>
        </table:table-row>
        <table:table-row table:style-name="ro1">
          <table:table-cell office:value-type="time" office:time-value="PT15H44M51.313S" calcext:value-type="time">
            <text:p>15:44:51.3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630897" calcext:value-type="float">
            <text:p>-3.63E-10</text:p>
          </table:table-cell>
          <table:table-cell table:formula="of:=[.C33]*10^9" office:value-type="float" office:value="-0.3630897" calcext:value-type="float">
            <text:p>-0.3630897</text:p>
          </table:table-cell>
          <table:table-cell table:formula="of:=[.$N$1]*[.D33]" office:value-type="float" office:value="-0.270060689040234" calcext:value-type="float">
            <text:p>-0.270060689040234</text:p>
          </table:table-cell>
          <table:table-cell table:number-columns-repeated="9"/>
        </table:table-row>
        <table:table-row table:style-name="ro1">
          <table:table-cell office:value-type="time" office:time-value="PT15H44M51.698S" calcext:value-type="time">
            <text:p>15:44:51.7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685297" calcext:value-type="float">
            <text:p>-2.69E-10</text:p>
          </table:table-cell>
          <table:table-cell table:formula="of:=[.C34]*10^9" office:value-type="float" office:value="-0.2685297" calcext:value-type="float">
            <text:p>-0.2685297</text:p>
          </table:table-cell>
          <table:table-cell table:formula="of:=[.$N$1]*[.D34]" office:value-type="float" office:value="-0.199728375136412" calcext:value-type="float">
            <text:p>-0.199728375136412</text:p>
          </table:table-cell>
          <table:table-cell table:number-columns-repeated="9"/>
        </table:table-row>
        <table:table-row table:style-name="ro1">
          <table:table-cell office:value-type="time" office:time-value="PT15H44M52.081S" calcext:value-type="time">
            <text:p>15:44:52.0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063444" calcext:value-type="float">
            <text:p>-2.06E-10</text:p>
          </table:table-cell>
          <table:table-cell table:formula="of:=[.C35]*10^9" office:value-type="float" office:value="-0.2063444" calcext:value-type="float">
            <text:p>-0.2063444</text:p>
          </table:table-cell>
          <table:table-cell table:formula="of:=[.$N$1]*[.D35]" office:value-type="float" office:value="-0.153475878945598" calcext:value-type="float">
            <text:p>-0.153475878945598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94076174067139" calcext:value-type="float">
            <text:p>-0.194076174067139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73618258581651" calcext:value-type="float">
            <text:p>0.073618258581651</text:p>
          </table:table-cell>
          <table:table-cell/>
          <table:table-cell table:formula="of:=(MAX([.E34:.E38])-MIN([.E34:.E38]))/2" office:value-type="float" office:value="0.0989637613921066" calcext:value-type="float">
            <text:p>0.098963761392107</text:p>
          </table:table-cell>
          <table:table-cell table:number-columns-repeated="2"/>
        </table:table-row>
        <table:table-row table:style-name="ro1">
          <table:table-cell office:value-type="time" office:time-value="PT15H44M52.465S" calcext:value-type="time">
            <text:p>15:44:52.4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697888" calcext:value-type="float">
            <text:p>-3.70E-10</text:p>
          </table:table-cell>
          <table:table-cell table:formula="of:=[.C36]*10^9" office:value-type="float" office:value="-0.3697888" calcext:value-type="float">
            <text:p>-0.3697888</text:p>
          </table:table-cell>
          <table:table-cell table:formula="of:=[.$N$1]*[.D36]" office:value-type="float" office:value="-0.275043379438638" calcext:value-type="float">
            <text:p>-0.275043379438638</text:p>
          </table:table-cell>
          <table:table-cell table:number-columns-repeated="9"/>
        </table:table-row>
        <table:table-row table:style-name="ro1">
          <table:table-cell office:value-type="time" office:time-value="PT15H44M52.848S" calcext:value-type="time">
            <text:p>15:44:52.8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036803" calcext:value-type="float">
            <text:p>-1.04E-10</text:p>
          </table:table-cell>
          <table:table-cell table:formula="of:=[.C37]*10^9" office:value-type="float" office:value="-0.1036803" calcext:value-type="float">
            <text:p>-0.1036803</text:p>
          </table:table-cell>
          <table:table-cell table:formula="of:=[.$N$1]*[.D37]" office:value-type="float" office:value="-0.077115856654425" calcext:value-type="float">
            <text:p>-0.077115856654425</text:p>
          </table:table-cell>
          <table:table-cell table:number-columns-repeated="9"/>
        </table:table-row>
        <table:table-row table:style-name="ro1">
          <table:table-cell office:value-type="time" office:time-value="PT15H44M53.232S" calcext:value-type="time">
            <text:p>15:44:53.2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563091" calcext:value-type="float">
            <text:p>-3.56E-10</text:p>
          </table:table-cell>
          <table:table-cell table:formula="of:=[.C38]*10^9" office:value-type="float" office:value="-0.3563091" calcext:value-type="float">
            <text:p>-0.3563091</text:p>
          </table:table-cell>
          <table:table-cell table:formula="of:=[.$N$1]*[.D38]" office:value-type="float" office:value="-0.26501738016062" calcext:value-type="float">
            <text:p>-0.26501738016062</text:p>
          </table:table-cell>
          <table:table-cell table:number-columns-repeated="9"/>
        </table:table-row>
        <table:table-row table:style-name="ro1">
          <table:table-cell office:value-type="time" office:time-value="PT15H44M53.617S" calcext:value-type="time">
            <text:p>15:44:53.6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86368" calcext:value-type="float">
            <text:p>-3.86E-10</text:p>
          </table:table-cell>
          <table:table-cell table:formula="of:=[.C39]*10^9" office:value-type="float" office:value="-0.386368" calcext:value-type="float">
            <text:p>-0.386368</text:p>
          </table:table-cell>
          <table:table-cell table:formula="of:=[.$N$1]*[.D39]" office:value-type="float" office:value="-0.287374740465227" calcext:value-type="float">
            <text:p>-0.287374740465227</text:p>
          </table:table-cell>
          <table:table-cell table:number-columns-repeated="9"/>
        </table:table-row>
        <table:table-row table:style-name="ro1">
          <table:table-cell office:value-type="time" office:time-value="PT15H44M54S" calcext:value-type="time">
            <text:p>15:44:54.0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08642" calcext:value-type="float">
            <text:p>-1.09E-10</text:p>
          </table:table-cell>
          <table:table-cell table:formula="of:=[.C40]*10^9" office:value-type="float" office:value="-0.108642" calcext:value-type="float">
            <text:p>-0.108642</text:p>
          </table:table-cell>
          <table:table-cell table:formula="of:=[.$N$1]*[.D40]" office:value-type="float" office:value="-0.0808062949147528" calcext:value-type="float">
            <text:p>-0.080806294914753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90410369967519" calcext:value-type="float">
            <text:p>-0.190410369967519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768309380873504" calcext:value-type="float">
            <text:p>0.076830938087351</text:p>
          </table:table-cell>
          <table:table-cell/>
          <table:table-cell table:formula="of:=(MAX([.E39:.E43])-MIN([.E39:.E43]))/2" office:value-type="float" office:value="0.103284222775237" calcext:value-type="float">
            <text:p>0.103284222775237</text:p>
          </table:table-cell>
          <table:table-cell table:number-columns-repeated="2"/>
        </table:table-row>
        <table:table-row table:style-name="ro1">
          <table:table-cell office:value-type="time" office:time-value="PT15H44M54.384S" calcext:value-type="time">
            <text:p>15:44:54.3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344786" calcext:value-type="float">
            <text:p>-3.34E-10</text:p>
          </table:table-cell>
          <table:table-cell table:formula="of:=[.C41]*10^9" office:value-type="float" office:value="-0.3344786" calcext:value-type="float">
            <text:p>-0.3344786</text:p>
          </table:table-cell>
          <table:table-cell table:formula="of:=[.$N$1]*[.D41]" office:value-type="float" office:value="-0.248780180724523" calcext:value-type="float">
            <text:p>-0.248780180724523</text:p>
          </table:table-cell>
          <table:table-cell table:number-columns-repeated="9"/>
        </table:table-row>
        <table:table-row table:style-name="ro1">
          <table:table-cell office:value-type="time" office:time-value="PT15H44M54.768S" calcext:value-type="time">
            <text:p>15:44:54.7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199652" calcext:value-type="float">
            <text:p>-3.20E-10</text:p>
          </table:table-cell>
          <table:table-cell table:formula="of:=[.C42]*10^9" office:value-type="float" office:value="-0.3199652" calcext:value-type="float">
            <text:p>-0.3199652</text:p>
          </table:table-cell>
          <table:table-cell table:formula="of:=[.$N$1]*[.D42]" office:value-type="float" office:value="-0.237985330844957" calcext:value-type="float">
            <text:p>-0.237985330844957</text:p>
          </table:table-cell>
          <table:table-cell table:number-columns-repeated="9"/>
        </table:table-row>
        <table:table-row table:style-name="ro1">
          <table:table-cell office:value-type="time" office:time-value="PT15H44M55.152S" calcext:value-type="time">
            <text:p>15:44:55.1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305556" calcext:value-type="float">
            <text:p>-1.31E-10</text:p>
          </table:table-cell>
          <table:table-cell table:formula="of:=[.C43]*10^9" office:value-type="float" office:value="-0.1305556" calcext:value-type="float">
            <text:p>-0.1305556</text:p>
          </table:table-cell>
          <table:table-cell table:formula="of:=[.$N$1]*[.D43]" office:value-type="float" office:value="-0.0971053028881325" calcext:value-type="float">
            <text:p>-0.097105302888133</text:p>
          </table:table-cell>
          <table:table-cell table:number-columns-repeated="9"/>
        </table:table-row>
        <table:table-row table:style-name="ro1">
          <table:table-cell office:value-type="time" office:time-value="PT15H44M55.535S" calcext:value-type="time">
            <text:p>15:44:55.5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036102" calcext:value-type="float">
            <text:p>-4.04E-10</text:p>
          </table:table-cell>
          <table:table-cell table:formula="of:=[.C44]*10^9" office:value-type="float" office:value="-0.4036102" calcext:value-type="float">
            <text:p>-0.4036102</text:p>
          </table:table-cell>
          <table:table-cell table:formula="of:=[.$N$1]*[.D44]" office:value-type="float" office:value="-0.300199230976992" calcext:value-type="float">
            <text:p>-0.300199230976992</text:p>
          </table:table-cell>
          <table:table-cell table:number-columns-repeated="9"/>
        </table:table-row>
        <table:table-row table:style-name="ro1">
          <table:table-cell office:value-type="time" office:time-value="PT15H44M55.919S" calcext:value-type="time">
            <text:p>15:44:55.9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974136" calcext:value-type="float">
            <text:p>-1.97E-10</text:p>
          </table:table-cell>
          <table:table-cell table:formula="of:=[.C45]*10^9" office:value-type="float" office:value="-0.1974136" calcext:value-type="float">
            <text:p>-0.1974136</text:p>
          </table:table-cell>
          <table:table-cell table:formula="of:=[.$N$1]*[.D45]" office:value-type="float" office:value="-0.14683328346112" calcext:value-type="float">
            <text:p>-0.14683328346112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9774819620974" calcext:value-type="float">
            <text:p>-0.19774819620974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739616028887634" calcext:value-type="float">
            <text:p>0.073961602888764</text:p>
          </table:table-cell>
          <table:table-cell/>
          <table:table-cell table:formula="of:=(MAX([.E44:.E48])-MIN([.E44:.E48]))/2" office:value-type="float" office:value="0.0994249081203253" calcext:value-type="float">
            <text:p>0.099424908120325</text:p>
          </table:table-cell>
          <table:table-cell table:number-columns-repeated="2"/>
        </table:table-row>
        <table:table-row table:style-name="ro1">
          <table:table-cell office:value-type="time" office:time-value="PT15H44M56.303S" calcext:value-type="time">
            <text:p>15:44:56.3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158128" calcext:value-type="float">
            <text:p>-2.16E-10</text:p>
          </table:table-cell>
          <table:table-cell table:formula="of:=[.C46]*10^9" office:value-type="float" office:value="-0.2158128" calcext:value-type="float">
            <text:p>-0.2158128</text:p>
          </table:table-cell>
          <table:table-cell table:formula="of:=[.$N$1]*[.D46]" office:value-type="float" office:value="-0.160518333270545" calcext:value-type="float">
            <text:p>-0.160518333270545</text:p>
          </table:table-cell>
          <table:table-cell table:number-columns-repeated="9"/>
        </table:table-row>
        <table:table-row table:style-name="ro1">
          <table:table-cell office:value-type="time" office:time-value="PT15H44M56.687S" calcext:value-type="time">
            <text:p>15:44:56.6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762387" calcext:value-type="float">
            <text:p>-3.76E-10</text:p>
          </table:table-cell>
          <table:table-cell table:formula="of:=[.C47]*10^9" office:value-type="float" office:value="-0.3762387" calcext:value-type="float">
            <text:p>-0.3762387</text:p>
          </table:table-cell>
          <table:table-cell table:formula="of:=[.$N$1]*[.D47]" office:value-type="float" office:value="-0.2798407186037" calcext:value-type="float">
            <text:p>-0.2798407186037</text:p>
          </table:table-cell>
          <table:table-cell table:number-columns-repeated="9"/>
        </table:table-row>
        <table:table-row table:style-name="ro1">
          <table:table-cell office:value-type="time" office:time-value="PT15H44M57.071S" calcext:value-type="time">
            <text:p>15:44:57.0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362617" calcext:value-type="float">
            <text:p>-1.36E-10</text:p>
          </table:table-cell>
          <table:table-cell table:formula="of:=[.C48]*10^9" office:value-type="float" office:value="-0.1362617" calcext:value-type="float">
            <text:p>-0.1362617</text:p>
          </table:table-cell>
          <table:table-cell table:formula="of:=[.$N$1]*[.D48]" office:value-type="float" office:value="-0.101349414736341" calcext:value-type="float">
            <text:p>-0.101349414736341</text:p>
          </table:table-cell>
          <table:table-cell table:number-columns-repeated="9"/>
        </table:table-row>
        <table:table-row table:style-name="ro1">
          <table:table-cell office:value-type="time" office:time-value="PT15H44M57.454S" calcext:value-type="time">
            <text:p>15:44:57.4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931725" calcext:value-type="float">
            <text:p>-2.93E-10</text:p>
          </table:table-cell>
          <table:table-cell table:formula="of:=[.C49]*10^9" office:value-type="float" office:value="-0.2931725" calcext:value-type="float">
            <text:p>-0.2931725</text:p>
          </table:table-cell>
          <table:table-cell table:formula="of:=[.$N$1]*[.D49]" office:value-type="float" office:value="-0.218057321256009" calcext:value-type="float">
            <text:p>-0.218057321256009</text:p>
          </table:table-cell>
          <table:table-cell table:number-columns-repeated="9"/>
        </table:table-row>
        <table:table-row table:style-name="ro1">
          <table:table-cell office:value-type="time" office:time-value="PT15H44M57.83S" calcext:value-type="time">
            <text:p>15:44:57.8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025406" calcext:value-type="float">
            <text:p>-2.03E-10</text:p>
          </table:table-cell>
          <table:table-cell table:formula="of:=[.C50]*10^9" office:value-type="float" office:value="-0.2025406" calcext:value-type="float">
            <text:p>-0.2025406</text:p>
          </table:table-cell>
          <table:table-cell table:formula="of:=[.$N$1]*[.D50]" office:value-type="float" office:value="-0.150646669389472" calcext:value-type="float">
            <text:p>-0.150646669389472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95835300078284" calcext:value-type="float">
            <text:p>-0.195835300078284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373853199341673" calcext:value-type="float">
            <text:p>0.037385319934167</text:p>
          </table:table-cell>
          <table:table-cell/>
          <table:table-cell table:formula="of:=(MAX([.E49:.E53])-MIN([.E49:.E53]))/2" office:value-type="float" office:value="0.050235316352533" calcext:value-type="float">
            <text:p>0.050235316352533</text:p>
          </table:table-cell>
          <table:table-cell table:number-columns-repeated="2"/>
        </table:table-row>
        <table:table-row table:style-name="ro1">
          <table:table-cell office:value-type="time" office:time-value="PT15H44M58.206S" calcext:value-type="time">
            <text:p>15:44:58.2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46203" calcext:value-type="float">
            <text:p>-2.46E-10</text:p>
          </table:table-cell>
          <table:table-cell table:formula="of:=[.C51]*10^9" office:value-type="float" office:value="-0.246203" calcext:value-type="float">
            <text:p>-0.246203</text:p>
          </table:table-cell>
          <table:table-cell table:formula="of:=[.$N$1]*[.D51]" office:value-type="float" office:value="-0.18312210956073" calcext:value-type="float">
            <text:p>-0.18312210956073</text:p>
          </table:table-cell>
          <table:table-cell table:number-columns-repeated="9"/>
        </table:table-row>
        <table:table-row table:style-name="ro1">
          <table:table-cell office:value-type="time" office:time-value="PT15H44M58.591S" calcext:value-type="time">
            <text:p>15:44:58.5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376208" calcext:value-type="float">
            <text:p>-3.38E-10</text:p>
          </table:table-cell>
          <table:table-cell table:formula="of:=[.C52]*10^9" office:value-type="float" office:value="-0.3376208" calcext:value-type="float">
            <text:p>-0.3376208</text:p>
          </table:table-cell>
          <table:table-cell table:formula="of:=[.$N$1]*[.D52]" office:value-type="float" office:value="-0.251117302094538" calcext:value-type="float">
            <text:p>-0.251117302094538</text:p>
          </table:table-cell>
          <table:table-cell table:number-columns-repeated="9"/>
        </table:table-row>
        <table:table-row table:style-name="ro1">
          <table:table-cell office:value-type="time" office:time-value="PT15H44M58.974S" calcext:value-type="time">
            <text:p>15:44:58.9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369409" calcext:value-type="float">
            <text:p>-2.37E-10</text:p>
          </table:table-cell>
          <table:table-cell table:formula="of:=[.C53]*10^9" office:value-type="float" office:value="-0.2369409" calcext:value-type="float">
            <text:p>-0.2369409</text:p>
          </table:table-cell>
          <table:table-cell table:formula="of:=[.$N$1]*[.D53]" office:value-type="float" office:value="-0.176233098090673" calcext:value-type="float">
            <text:p>-0.176233098090673</text:p>
          </table:table-cell>
          <table:table-cell table:number-columns-repeated="9"/>
        </table:table-row>
        <table:table-row table:style-name="ro1">
          <table:table-cell office:value-type="time" office:time-value="PT15H44M59.358S" calcext:value-type="time">
            <text:p>15:44:59.3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085774" calcext:value-type="float">
            <text:p>-2.09E-10</text:p>
          </table:table-cell>
          <table:table-cell table:formula="of:=[.C54]*10^9" office:value-type="float" office:value="-0.2085774" calcext:value-type="float">
            <text:p>-0.2085774</text:p>
          </table:table-cell>
          <table:table-cell table:formula="of:=[.$N$1]*[.D54]" office:value-type="float" office:value="-0.155136750952232" calcext:value-type="float">
            <text:p>-0.155136750952232</text:p>
          </table:table-cell>
          <table:table-cell table:number-columns-repeated="9"/>
        </table:table-row>
        <table:table-row table:style-name="ro1">
          <table:table-cell office:value-type="time" office:time-value="PT15H44M59.734S" calcext:value-type="time">
            <text:p>15:44:59.7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236217" calcext:value-type="float">
            <text:p>-4.24E-10</text:p>
          </table:table-cell>
          <table:table-cell table:formula="of:=[.C55]*10^9" office:value-type="float" office:value="-0.4236217" calcext:value-type="float">
            <text:p>-0.4236217</text:p>
          </table:table-cell>
          <table:table-cell table:formula="of:=[.$N$1]*[.D55]" office:value-type="float" office:value="-0.315083485415299" calcext:value-type="float">
            <text:p>-0.315083485415299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15012949561916" calcext:value-type="float">
            <text:p>-0.215012949561916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702929119509308" calcext:value-type="float">
            <text:p>0.070292911950931</text:p>
          </table:table-cell>
          <table:table-cell/>
          <table:table-cell table:formula="of:=(MAX([.E54:.E58])-MIN([.E54:.E58]))/2" office:value-type="float" office:value="0.0944888902335273" calcext:value-type="float">
            <text:p>0.094488890233527</text:p>
          </table:table-cell>
          <table:table-cell table:number-columns-repeated="2"/>
        </table:table-row>
        <table:table-row table:style-name="ro1">
          <table:table-cell office:value-type="time" office:time-value="PT15H45M00.11S" calcext:value-type="time">
            <text:p>15:45:00.1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695459" calcext:value-type="float">
            <text:p>-1.70E-10</text:p>
          </table:table-cell>
          <table:table-cell table:formula="of:=[.C56]*10^9" office:value-type="float" office:value="-0.1695459" calcext:value-type="float">
            <text:p>-0.1695459</text:p>
          </table:table-cell>
          <table:table-cell table:formula="of:=[.$N$1]*[.D56]" office:value-type="float" office:value="-0.126105704948245" calcext:value-type="float">
            <text:p>-0.126105704948245</text:p>
          </table:table-cell>
          <table:table-cell table:number-columns-repeated="9"/>
        </table:table-row>
        <table:table-row table:style-name="ro1">
          <table:table-cell office:value-type="time" office:time-value="PT15H45M00.494S" calcext:value-type="time">
            <text:p>15:45:00.4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562678" calcext:value-type="float">
            <text:p>-3.56E-10</text:p>
          </table:table-cell>
          <table:table-cell table:formula="of:=[.C57]*10^9" office:value-type="float" office:value="-0.3562678" calcext:value-type="float">
            <text:p>-0.3562678</text:p>
          </table:table-cell>
          <table:table-cell table:formula="of:=[.$N$1]*[.D57]" office:value-type="float" office:value="-0.264986661838241" calcext:value-type="float">
            <text:p>-0.264986661838241</text:p>
          </table:table-cell>
          <table:table-cell table:number-columns-repeated="9"/>
        </table:table-row>
        <table:table-row table:style-name="ro1">
          <table:table-cell office:value-type="time" office:time-value="PT15H45M00.877S" calcext:value-type="time">
            <text:p>15:45:00.8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873843" calcext:value-type="float">
            <text:p>-2.87E-10</text:p>
          </table:table-cell>
          <table:table-cell table:formula="of:=[.C58]*10^9" office:value-type="float" office:value="-0.2873843" calcext:value-type="float">
            <text:p>-0.2873843</text:p>
          </table:table-cell>
          <table:table-cell table:formula="of:=[.$N$1]*[.D58]" office:value-type="float" office:value="-0.213752144655564" calcext:value-type="float">
            <text:p>-0.213752144655564</text:p>
          </table:table-cell>
          <table:table-cell table:number-columns-repeated="9"/>
        </table:table-row>
        <table:table-row table:style-name="ro1">
          <table:table-cell office:value-type="time" office:time-value="PT15H45M01.261S" calcext:value-type="time">
            <text:p>15:45:01.2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955113" calcext:value-type="float">
            <text:p>-1.96E-10</text:p>
          </table:table-cell>
          <table:table-cell table:formula="of:=[.C59]*10^9" office:value-type="float" office:value="-0.1955113" calcext:value-type="float">
            <text:p>-0.1955113</text:p>
          </table:table-cell>
          <table:table-cell table:formula="of:=[.$N$1]*[.D59]" office:value-type="float" office:value="-0.145418381169039" calcext:value-type="float">
            <text:p>-0.145418381169039</text:p>
          </table:table-cell>
          <table:table-cell table:number-columns-repeated="9"/>
        </table:table-row>
        <table:table-row table:style-name="ro1">
          <table:table-cell office:value-type="time" office:time-value="PT15H45M01.645S" calcext:value-type="time">
            <text:p>15:45:01.6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604201" calcext:value-type="float">
            <text:p>-4.60E-10</text:p>
          </table:table-cell>
          <table:table-cell table:formula="of:=[.C60]*10^9" office:value-type="float" office:value="-0.4604201" calcext:value-type="float">
            <text:p>-0.4604201</text:p>
          </table:table-cell>
          <table:table-cell table:formula="of:=[.$N$1]*[.D60]" office:value-type="float" office:value="-0.342453585034148" calcext:value-type="float">
            <text:p>-0.342453585034148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38040638700942" calcext:value-type="float">
            <text:p>-0.238040638700942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732917751208048" calcext:value-type="float">
            <text:p>0.073291775120805</text:p>
          </table:table-cell>
          <table:table-cell/>
          <table:table-cell table:formula="of:=(MAX([.E59:.E63])-MIN([.E59:.E63]))/2" office:value-type="float" office:value="0.0985176019325549" calcext:value-type="float">
            <text:p>0.098517601932555</text:p>
          </table:table-cell>
          <table:table-cell table:number-columns-repeated="2"/>
        </table:table-row>
        <table:table-row table:style-name="ro1">
          <table:table-cell office:value-type="time" office:time-value="PT15H45M02.029S" calcext:value-type="time">
            <text:p>15:45:02.0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586067" calcext:value-type="float">
            <text:p>-2.59E-10</text:p>
          </table:table-cell>
          <table:table-cell table:formula="of:=[.C61]*10^9" office:value-type="float" office:value="-0.2586067" calcext:value-type="float">
            <text:p>-0.2586067</text:p>
          </table:table-cell>
          <table:table-cell table:formula="of:=[.$N$1]*[.D61]" office:value-type="float" office:value="-0.192347796129775" calcext:value-type="float">
            <text:p>-0.192347796129775</text:p>
          </table:table-cell>
          <table:table-cell table:number-columns-repeated="9"/>
        </table:table-row>
        <table:table-row table:style-name="ro1">
          <table:table-cell office:value-type="time" office:time-value="PT15H45M02.413S" calcext:value-type="time">
            <text:p>15:45:02.4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751454" calcext:value-type="float">
            <text:p>-2.75E-10</text:p>
          </table:table-cell>
          <table:table-cell table:formula="of:=[.C62]*10^9" office:value-type="float" office:value="-0.2751454" calcext:value-type="float">
            <text:p>-0.2751454</text:p>
          </table:table-cell>
          <table:table-cell table:formula="of:=[.$N$1]*[.D62]" office:value-type="float" office:value="-0.20464903386202" calcext:value-type="float">
            <text:p>-0.20464903386202</text:p>
          </table:table-cell>
          <table:table-cell table:number-columns-repeated="9"/>
        </table:table-row>
        <table:table-row table:style-name="ro1">
          <table:table-cell office:value-type="time" office:time-value="PT15H45M02.797S" calcext:value-type="time">
            <text:p>15:45:02.8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105143" calcext:value-type="float">
            <text:p>-4.11E-10</text:p>
          </table:table-cell>
          <table:table-cell table:formula="of:=[.C63]*10^9" office:value-type="float" office:value="-0.4105143" calcext:value-type="float">
            <text:p>-0.4105143</text:p>
          </table:table-cell>
          <table:table-cell table:formula="of:=[.$N$1]*[.D63]" office:value-type="float" office:value="-0.305334397309726" calcext:value-type="float">
            <text:p>-0.305334397309726</text:p>
          </table:table-cell>
          <table:table-cell table:number-columns-repeated="9"/>
        </table:table-row>
        <table:table-row table:style-name="ro1">
          <table:table-cell office:value-type="time" office:time-value="PT15H45M03.181S" calcext:value-type="time">
            <text:p>15:45:03.1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043776" calcext:value-type="float">
            <text:p>-3.04E-10</text:p>
          </table:table-cell>
          <table:table-cell table:formula="of:=[.C64]*10^9" office:value-type="float" office:value="-0.3043776" calcext:value-type="float">
            <text:p>-0.3043776</text:p>
          </table:table-cell>
          <table:table-cell table:formula="of:=[.$N$1]*[.D64]" office:value-type="float" office:value="-0.2263915070695" calcext:value-type="float">
            <text:p>-0.2263915070695</text:p>
          </table:table-cell>
          <table:table-cell table:number-columns-repeated="9"/>
        </table:table-row>
        <table:table-row table:style-name="ro1">
          <table:table-cell office:value-type="time" office:time-value="PT15H45M03.565S" calcext:value-type="time">
            <text:p>15:45:03.5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07684" calcext:value-type="float">
            <text:p>-2.81E-10</text:p>
          </table:table-cell>
          <table:table-cell table:formula="of:=[.C65]*10^9" office:value-type="float" office:value="-0.2807684" calcext:value-type="float">
            <text:p>-0.2807684</text:p>
          </table:table-cell>
          <table:table-cell table:formula="of:=[.$N$1]*[.D65]" office:value-type="float" office:value="-0.208831337172947" calcext:value-type="float">
            <text:p>-0.208831337172947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22221327454816" calcext:value-type="float">
            <text:p>-0.222221327454816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703510499192028" calcext:value-type="float">
            <text:p>0.070351049919203</text:p>
          </table:table-cell>
          <table:table-cell/>
          <table:table-cell table:formula="of:=(MAX([.E64:.E68])-MIN([.E64:.E68]))/2" office:value-type="float" office:value="0.0945658347964857" calcext:value-type="float">
            <text:p>0.094565834796486</text:p>
          </table:table-cell>
          <table:table-cell table:number-columns-repeated="2"/>
        </table:table-row>
        <table:table-row table:style-name="ro1">
          <table:table-cell office:value-type="time" office:time-value="PT15H45M03.948S" calcext:value-type="time">
            <text:p>15:45:03.9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388787" calcext:value-type="float">
            <text:p>-4.39E-10</text:p>
          </table:table-cell>
          <table:table-cell table:formula="of:=[.C66]*10^9" office:value-type="float" office:value="-0.4388787" calcext:value-type="float">
            <text:p>-0.4388787</text:p>
          </table:table-cell>
          <table:table-cell table:formula="of:=[.$N$1]*[.D66]" office:value-type="float" office:value="-0.326431413854709" calcext:value-type="float">
            <text:p>-0.326431413854709</text:p>
          </table:table-cell>
          <table:table-cell table:number-columns-repeated="9"/>
        </table:table-row>
        <table:table-row table:style-name="ro1">
          <table:table-cell office:value-type="time" office:time-value="PT15H45M04.332S" calcext:value-type="time">
            <text:p>15:45:04.3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84596" calcext:value-type="float">
            <text:p>-1.85E-10</text:p>
          </table:table-cell>
          <table:table-cell table:formula="of:=[.C67]*10^9" office:value-type="float" office:value="-0.184596" calcext:value-type="float">
            <text:p>-0.184596</text:p>
          </table:table-cell>
          <table:table-cell table:formula="of:=[.$N$1]*[.D67]" office:value-type="float" office:value="-0.137299744261738" calcext:value-type="float">
            <text:p>-0.137299744261738</text:p>
          </table:table-cell>
          <table:table-cell table:number-columns-repeated="9"/>
        </table:table-row>
        <table:table-row table:style-name="ro1">
          <table:table-cell office:value-type="time" office:time-value="PT15H45M04.716S" calcext:value-type="time">
            <text:p>15:45:04.7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52338" calcext:value-type="float">
            <text:p>-2.85E-10</text:p>
          </table:table-cell>
          <table:table-cell table:formula="of:=[.C68]*10^9" office:value-type="float" office:value="-0.2852338" calcext:value-type="float">
            <text:p>-0.2852338</text:p>
          </table:table-cell>
          <table:table-cell table:formula="of:=[.$N$1]*[.D68]" office:value-type="float" office:value="-0.212152634915186" calcext:value-type="float">
            <text:p>-0.212152634915186</text:p>
          </table:table-cell>
          <table:table-cell table:number-columns-repeated="9"/>
        </table:table-row>
        <table:table-row table:style-name="ro1">
          <table:table-cell office:value-type="time" office:time-value="PT15H45M05.1S" calcext:value-type="time">
            <text:p>15:45:05.1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5165693" calcext:value-type="float">
            <text:p>-5.17E-10</text:p>
          </table:table-cell>
          <table:table-cell table:formula="of:=[.C69]*10^9" office:value-type="float" office:value="-0.5165693" calcext:value-type="float">
            <text:p>-0.5165693</text:p>
          </table:table-cell>
          <table:table-cell table:formula="of:=[.$N$1]*[.D69]" office:value-type="float" office:value="-0.384216520311734" calcext:value-type="float">
            <text:p>-0.384216520311734</text:p>
          </table:table-cell>
          <table:table-cell table:number-columns-repeated="9"/>
        </table:table-row>
        <table:table-row table:style-name="ro1">
          <table:table-cell office:value-type="time" office:time-value="PT15H45M05.484S" calcext:value-type="time">
            <text:p>15:45:05.4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650986" calcext:value-type="float">
            <text:p>-2.65E-10</text:p>
          </table:table-cell>
          <table:table-cell table:formula="of:=[.C70]*10^9" office:value-type="float" office:value="-0.2650986" calcext:value-type="float">
            <text:p>-0.2650986</text:p>
          </table:table-cell>
          <table:table-cell table:formula="of:=[.$N$1]*[.D70]" office:value-type="float" office:value="-0.197176374266748" calcext:value-type="float">
            <text:p>-0.197176374266748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68111273063044" calcext:value-type="float">
            <text:p>-0.268111273063044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987950481380248" calcext:value-type="float">
            <text:p>0.098795048138025</text:p>
          </table:table-cell>
          <table:table-cell/>
          <table:table-cell table:formula="of:=(MAX([.E69:.E73])-MIN([.E69:.E73]))/2" office:value-type="float" office:value="0.132807356965336" calcext:value-type="float">
            <text:p>0.132807356965336</text:p>
          </table:table-cell>
          <table:table-cell table:number-columns-repeated="2"/>
        </table:table-row>
        <table:table-row table:style-name="ro1">
          <table:table-cell office:value-type="time" office:time-value="PT15H45M05.868S" calcext:value-type="time">
            <text:p>15:45:05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594571" calcext:value-type="float">
            <text:p>-1.59E-10</text:p>
          </table:table-cell>
          <table:table-cell table:formula="of:=[.C71]*10^9" office:value-type="float" office:value="-0.1594571" calcext:value-type="float">
            <text:p>-0.1594571</text:p>
          </table:table-cell>
          <table:table-cell table:formula="of:=[.$N$1]*[.D71]" office:value-type="float" office:value="-0.118601806381061" calcext:value-type="float">
            <text:p>-0.118601806381061</text:p>
          </table:table-cell>
          <table:table-cell table:number-columns-repeated="9"/>
        </table:table-row>
        <table:table-row table:style-name="ro1">
          <table:table-cell office:value-type="time" office:time-value="PT15H45M06.252S" calcext:value-type="time">
            <text:p>15:45:06.2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032" calcext:value-type="float">
            <text:p>-4.30E-10</text:p>
          </table:table-cell>
          <table:table-cell table:formula="of:=[.C72]*10^9" office:value-type="float" office:value="-0.43032" calcext:value-type="float">
            <text:p>-0.43032</text:p>
          </table:table-cell>
          <table:table-cell table:formula="of:=[.$N$1]*[.D72]" office:value-type="float" office:value="-0.320065580785667" calcext:value-type="float">
            <text:p>-0.320065580785667</text:p>
          </table:table-cell>
          <table:table-cell table:number-columns-repeated="9"/>
        </table:table-row>
        <table:table-row table:style-name="ro1">
          <table:table-cell office:value-type="time" office:time-value="PT15H45M06.635S" calcext:value-type="time">
            <text:p>15:45:06.6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08988" calcext:value-type="float">
            <text:p>-4.31E-10</text:p>
          </table:table-cell>
          <table:table-cell table:formula="of:=[.C73]*10^9" office:value-type="float" office:value="-0.4308988" calcext:value-type="float">
            <text:p>-0.4308988</text:p>
          </table:table-cell>
          <table:table-cell table:formula="of:=[.$N$1]*[.D73]" office:value-type="float" office:value="-0.32049608357001" calcext:value-type="float">
            <text:p>-0.32049608357001</text:p>
          </table:table-cell>
          <table:table-cell table:number-columns-repeated="9"/>
        </table:table-row>
        <table:table-row table:style-name="ro1">
          <table:table-cell office:value-type="time" office:time-value="PT15H45M07.019S" calcext:value-type="time">
            <text:p>15:45:07.0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7975" calcext:value-type="float">
            <text:p>-2.38E-10</text:p>
          </table:table-cell>
          <table:table-cell table:formula="of:=[.C74]*10^9" office:value-type="float" office:value="-0.237975" calcext:value-type="float">
            <text:p>-0.237975</text:p>
          </table:table-cell>
          <table:table-cell table:formula="of:=[.$N$1]*[.D74]" office:value-type="float" office:value="-0.17700224620624" calcext:value-type="float">
            <text:p>-0.17700224620624</text:p>
          </table:table-cell>
          <table:table-cell table:number-columns-repeated="9"/>
        </table:table-row>
        <table:table-row table:style-name="ro1">
          <table:table-cell office:value-type="time" office:time-value="PT15H45M07.403S" calcext:value-type="time">
            <text:p>15:45:07.4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208514" calcext:value-type="float">
            <text:p>-4.21E-10</text:p>
          </table:table-cell>
          <table:table-cell table:formula="of:=[.C75]*10^9" office:value-type="float" office:value="-0.4208514" calcext:value-type="float">
            <text:p>-0.4208514</text:p>
          </table:table-cell>
          <table:table-cell table:formula="of:=[.$N$1]*[.D75]" office:value-type="float" office:value="-0.313022977703711" calcext:value-type="float">
            <text:p>-0.313022977703711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35076223899241" calcext:value-type="float">
            <text:p>-0.23507622389924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644756463615364" calcext:value-type="float">
            <text:p>0.064475646361536</text:p>
          </table:table-cell>
          <table:table-cell/>
          <table:table-cell table:formula="of:=(MAX([.E74:.E78])-MIN([.E74:.E78]))/2" office:value-type="float" office:value="0.0866622261458428" calcext:value-type="float">
            <text:p>0.086662226145843</text:p>
          </table:table-cell>
          <table:table-cell table:number-columns-repeated="2"/>
        </table:table-row>
        <table:table-row table:style-name="ro1">
          <table:table-cell office:value-type="time" office:time-value="PT15H45M07.787S" calcext:value-type="time">
            <text:p>15:45:07.7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581462" calcext:value-type="float">
            <text:p>-4.58E-10</text:p>
          </table:table-cell>
          <table:table-cell table:formula="of:=[.C76]*10^9" office:value-type="float" office:value="-0.4581462" calcext:value-type="float">
            <text:p>-0.4581462</text:p>
          </table:table-cell>
          <table:table-cell table:formula="of:=[.$N$1]*[.D76]" office:value-type="float" office:value="-0.340762292219154" calcext:value-type="float">
            <text:p>-0.340762292219154</text:p>
          </table:table-cell>
          <table:table-cell table:number-columns-repeated="9"/>
        </table:table-row>
        <table:table-row table:style-name="ro1">
          <table:table-cell office:value-type="time" office:time-value="PT15H45M08.171S" calcext:value-type="time">
            <text:p>15:45:08.1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81814" calcext:value-type="float">
            <text:p>-2.38E-10</text:p>
          </table:table-cell>
          <table:table-cell table:formula="of:=[.C77]*10^9" office:value-type="float" office:value="-0.2381814" calcext:value-type="float">
            <text:p>-0.2381814</text:p>
          </table:table-cell>
          <table:table-cell table:formula="of:=[.$N$1]*[.D77]" office:value-type="float" office:value="-0.177155763439634" calcext:value-type="float">
            <text:p>-0.177155763439634</text:p>
          </table:table-cell>
          <table:table-cell table:number-columns-repeated="9"/>
        </table:table-row>
        <table:table-row table:style-name="ro1">
          <table:table-cell office:value-type="time" office:time-value="PT15H45M08.555S" calcext:value-type="time">
            <text:p>15:45:08.5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251159" calcext:value-type="float">
            <text:p>-2.25E-10</text:p>
          </table:table-cell>
          <table:table-cell table:formula="of:=[.C78]*10^9" office:value-type="float" office:value="-0.2251159" calcext:value-type="float">
            <text:p>-0.2251159</text:p>
          </table:table-cell>
          <table:table-cell table:formula="of:=[.$N$1]*[.D78]" office:value-type="float" office:value="-0.167437839927468" calcext:value-type="float">
            <text:p>-0.167437839927468</text:p>
          </table:table-cell>
          <table:table-cell table:number-columns-repeated="9"/>
        </table:table-row>
        <table:table-row table:style-name="ro1">
          <table:table-cell office:value-type="time" office:time-value="PT15H45M08.939S" calcext:value-type="time">
            <text:p>15:45:08.9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355295" calcext:value-type="float">
            <text:p>-4.36E-10</text:p>
          </table:table-cell>
          <table:table-cell table:formula="of:=[.C79]*10^9" office:value-type="float" office:value="-0.4355295" calcext:value-type="float">
            <text:p>-0.4355295</text:p>
          </table:table-cell>
          <table:table-cell table:formula="of:=[.$N$1]*[.D79]" office:value-type="float" office:value="-0.323940328980273" calcext:value-type="float">
            <text:p>-0.323940328980273</text:p>
          </table:table-cell>
          <table:table-cell table:number-columns-repeated="9"/>
        </table:table-row>
        <table:table-row table:style-name="ro1">
          <table:table-cell office:value-type="time" office:time-value="PT15H45M09.322S" calcext:value-type="time">
            <text:p>15:45:09.3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978863" calcext:value-type="float">
            <text:p>-2.98E-10</text:p>
          </table:table-cell>
          <table:table-cell table:formula="of:=[.C80]*10^9" office:value-type="float" office:value="-0.2978863" calcext:value-type="float">
            <text:p>-0.2978863</text:p>
          </table:table-cell>
          <table:table-cell table:formula="of:=[.$N$1]*[.D80]" office:value-type="float" office:value="-0.221563375203554" calcext:value-type="float">
            <text:p>-0.221563375203554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77472432640278" calcext:value-type="float">
            <text:p>-0.277472432640278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394057066175988" calcext:value-type="float">
            <text:p>0.039405706617599</text:p>
          </table:table-cell>
          <table:table-cell/>
          <table:table-cell table:formula="of:=(MAX([.E79:.E83])-MIN([.E79:.E83]))/2" office:value-type="float" office:value="0.0529260703224375" calcext:value-type="float">
            <text:p>0.052926070322438</text:p>
          </table:table-cell>
          <table:table-cell table:number-columns-repeated="2"/>
        </table:table-row>
        <table:table-row table:style-name="ro1">
          <table:table-cell office:value-type="time" office:time-value="PT15H45M09.706S" calcext:value-type="time">
            <text:p>15:45:09.7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93214" calcext:value-type="float">
            <text:p>-2.93E-10</text:p>
          </table:table-cell>
          <table:table-cell table:formula="of:=[.C81]*10^9" office:value-type="float" office:value="-0.293214" calcext:value-type="float">
            <text:p>-0.293214</text:p>
          </table:table-cell>
          <table:table-cell table:formula="of:=[.$N$1]*[.D81]" office:value-type="float" office:value="-0.218088188335398" calcext:value-type="float">
            <text:p>-0.218088188335398</text:p>
          </table:table-cell>
          <table:table-cell table:number-columns-repeated="9"/>
        </table:table-row>
        <table:table-row table:style-name="ro1">
          <table:table-cell office:value-type="time" office:time-value="PT15H45M10.09S" calcext:value-type="time">
            <text:p>15:45:10.0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042715" calcext:value-type="float">
            <text:p>-4.04E-10</text:p>
          </table:table-cell>
          <table:table-cell table:formula="of:=[.C82]*10^9" office:value-type="float" office:value="-0.4042715" calcext:value-type="float">
            <text:p>-0.4042715</text:p>
          </table:table-cell>
          <table:table-cell table:formula="of:=[.$N$1]*[.D82]" office:value-type="float" office:value="-0.30069109602759" calcext:value-type="float">
            <text:p>-0.30069109602759</text:p>
          </table:table-cell>
          <table:table-cell table:number-columns-repeated="9"/>
        </table:table-row>
        <table:table-row table:style-name="ro1">
          <table:table-cell office:value-type="time" office:time-value="PT15H45M10.474S" calcext:value-type="time">
            <text:p>15:45:10.4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343717" calcext:value-type="float">
            <text:p>-4.34E-10</text:p>
          </table:table-cell>
          <table:table-cell table:formula="of:=[.C83]*10^9" office:value-type="float" office:value="-0.4343717" calcext:value-type="float">
            <text:p>-0.4343717</text:p>
          </table:table-cell>
          <table:table-cell table:formula="of:=[.$N$1]*[.D83]" office:value-type="float" office:value="-0.323079174654577" calcext:value-type="float">
            <text:p>-0.323079174654577</text:p>
          </table:table-cell>
          <table:table-cell table:number-columns-repeated="9"/>
        </table:table-row>
        <table:table-row table:style-name="ro1">
          <table:table-cell office:value-type="time" office:time-value="PT15H45M10.859S" calcext:value-type="time">
            <text:p>15:45:10.8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401424" calcext:value-type="float">
            <text:p>-3.40E-10</text:p>
          </table:table-cell>
          <table:table-cell table:formula="of:=[.C84]*10^9" office:value-type="float" office:value="-0.3401424" calcext:value-type="float">
            <text:p>-0.3401424</text:p>
          </table:table-cell>
          <table:table-cell table:formula="of:=[.$N$1]*[.D84]" office:value-type="float" office:value="-0.252992830465306" calcext:value-type="float">
            <text:p>-0.252992830465306</text:p>
          </table:table-cell>
          <table:table-cell table:number-columns-repeated="9"/>
        </table:table-row>
        <table:table-row table:style-name="ro1">
          <table:table-cell office:value-type="time" office:time-value="PT15H45M11.242S" calcext:value-type="time">
            <text:p>15:45:11.2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786419" calcext:value-type="float">
            <text:p>-1.79E-10</text:p>
          </table:table-cell>
          <table:table-cell table:formula="of:=[.C85]*10^9" office:value-type="float" office:value="-0.1786419" calcext:value-type="float">
            <text:p>-0.1786419</text:p>
          </table:table-cell>
          <table:table-cell table:formula="of:=[.$N$1]*[.D85]" office:value-type="float" office:value="-0.132871173722242" calcext:value-type="float">
            <text:p>-0.132871173722242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43945265538962" calcext:value-type="float">
            <text:p>-0.243945265538962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807020922999111" calcext:value-type="float">
            <text:p>0.080702092299911</text:p>
          </table:table-cell>
          <table:table-cell/>
          <table:table-cell table:formula="of:=(MAX([.E84:.E88])-MIN([.E84:.E88]))/2" office:value-type="float" office:value="0.108481569537777" calcext:value-type="float">
            <text:p>0.108481569537777</text:p>
          </table:table-cell>
          <table:table-cell table:number-columns-repeated="2"/>
        </table:table-row>
        <table:table-row table:style-name="ro1">
          <table:table-cell office:value-type="time" office:time-value="PT15H45M11.625S" calcext:value-type="time">
            <text:p>15:45:11.6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03433" calcext:value-type="float">
            <text:p>-4.70E-10</text:p>
          </table:table-cell>
          <table:table-cell table:formula="of:=[.C86]*10^9" office:value-type="float" office:value="-0.4703433" calcext:value-type="float">
            <text:p>-0.4703433</text:p>
          </table:table-cell>
          <table:table-cell table:formula="of:=[.$N$1]*[.D86]" office:value-type="float" office:value="-0.349834312797795" calcext:value-type="float">
            <text:p>-0.349834312797795</text:p>
          </table:table-cell>
          <table:table-cell table:number-columns-repeated="9"/>
        </table:table-row>
        <table:table-row table:style-name="ro1">
          <table:table-cell office:value-type="time" office:time-value="PT15H45M12.009S" calcext:value-type="time">
            <text:p>15:45:12.0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096462" calcext:value-type="float">
            <text:p>-4.10E-10</text:p>
          </table:table-cell>
          <table:table-cell table:formula="of:=[.C87]*10^9" office:value-type="float" office:value="-0.4096462" calcext:value-type="float">
            <text:p>-0.4096462</text:p>
          </table:table-cell>
          <table:table-cell table:formula="of:=[.$N$1]*[.D87]" office:value-type="float" office:value="-0.304688717511715" calcext:value-type="float">
            <text:p>-0.304688717511715</text:p>
          </table:table-cell>
          <table:table-cell table:number-columns-repeated="9"/>
        </table:table-row>
        <table:table-row table:style-name="ro1">
          <table:table-cell office:value-type="time" office:time-value="PT15H45M12.385S" calcext:value-type="time">
            <text:p>15:45:12.3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411171" calcext:value-type="float">
            <text:p>-2.41E-10</text:p>
          </table:table-cell>
          <table:table-cell table:formula="of:=[.C88]*10^9" office:value-type="float" office:value="-0.2411171" calcext:value-type="float">
            <text:p>-0.2411171</text:p>
          </table:table-cell>
          <table:table-cell table:formula="of:=[.$N$1]*[.D88]" office:value-type="float" office:value="-0.17933929319775" calcext:value-type="float">
            <text:p>-0.17933929319775</text:p>
          </table:table-cell>
          <table:table-cell table:number-columns-repeated="9"/>
        </table:table-row>
        <table:table-row table:style-name="ro1">
          <table:table-cell office:value-type="time" office:time-value="PT15H45M12.762S" calcext:value-type="time">
            <text:p>15:45:12.7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148797" calcext:value-type="float">
            <text:p>-3.15E-10</text:p>
          </table:table-cell>
          <table:table-cell table:formula="of:=[.C89]*10^9" office:value-type="float" office:value="-0.3148797" calcext:value-type="float">
            <text:p>-0.3148797</text:p>
          </table:table-cell>
          <table:table-cell table:formula="of:=[.$N$1]*[.D89]" office:value-type="float" office:value="-0.234202811995995" calcext:value-type="float">
            <text:p>-0.234202811995995</text:p>
          </table:table-cell>
          <table:table-cell table:number-columns-repeated="9"/>
        </table:table-row>
        <table:table-row table:style-name="ro1">
          <table:table-cell office:value-type="time" office:time-value="PT15H45M13.145S" calcext:value-type="time">
            <text:p>15:45:13.1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309397" calcext:value-type="float">
            <text:p>-4.31E-10</text:p>
          </table:table-cell>
          <table:table-cell table:formula="of:=[.C90]*10^9" office:value-type="float" office:value="-0.4309397" calcext:value-type="float">
            <text:p>-0.4309397</text:p>
          </table:table-cell>
          <table:table-cell table:formula="of:=[.$N$1]*[.D90]" office:value-type="float" office:value="-0.320526504378372" calcext:value-type="float">
            <text:p>-0.32052650437837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63817952396224" calcext:value-type="float">
            <text:p>-0.263817952396224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533110696089779" calcext:value-type="float">
            <text:p>0.053311069608978</text:p>
          </table:table-cell>
          <table:table-cell/>
          <table:table-cell table:formula="of:=(MAX([.E89:.E93])-MIN([.E89:.E93]))/2" office:value-type="float" office:value="0.071639367364304" calcext:value-type="float">
            <text:p>0.071639367364304</text:p>
          </table:table-cell>
          <table:table-cell table:number-columns-repeated="2"/>
        </table:table-row>
        <table:table-row table:style-name="ro1">
          <table:table-cell office:value-type="time" office:time-value="PT15H45M13.529S" calcext:value-type="time">
            <text:p>15:45:13.5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037573" calcext:value-type="float">
            <text:p>-3.04E-10</text:p>
          </table:table-cell>
          <table:table-cell table:formula="of:=[.C91]*10^9" office:value-type="float" office:value="-0.3037573" calcext:value-type="float">
            <text:p>-0.3037573</text:p>
          </table:table-cell>
          <table:table-cell table:formula="of:=[.$N$1]*[.D91]" office:value-type="float" office:value="-0.225930137205768" calcext:value-type="float">
            <text:p>-0.225930137205768</text:p>
          </table:table-cell>
          <table:table-cell table:number-columns-repeated="9"/>
        </table:table-row>
        <table:table-row table:style-name="ro1">
          <table:table-cell office:value-type="time" office:time-value="PT15H45M13.912S" calcext:value-type="time">
            <text:p>15:45:13.9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656356" calcext:value-type="float">
            <text:p>-2.66E-10</text:p>
          </table:table-cell>
          <table:table-cell table:formula="of:=[.C92]*10^9" office:value-type="float" office:value="-0.2656356" calcext:value-type="float">
            <text:p>-0.2656356</text:p>
          </table:table-cell>
          <table:table-cell table:formula="of:=[.$N$1]*[.D92]" office:value-type="float" office:value="-0.197575786836189" calcext:value-type="float">
            <text:p>-0.197575786836189</text:p>
          </table:table-cell>
          <table:table-cell table:number-columns-repeated="9"/>
        </table:table-row>
        <table:table-row table:style-name="ro1">
          <table:table-cell office:value-type="time" office:time-value="PT15H45M14.296S" calcext:value-type="time">
            <text:p>15:45:14.3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582702" calcext:value-type="float">
            <text:p>-4.58E-10</text:p>
          </table:table-cell>
          <table:table-cell table:formula="of:=[.C93]*10^9" office:value-type="float" office:value="-0.4582702" calcext:value-type="float">
            <text:p>-0.4582702</text:p>
          </table:table-cell>
          <table:table-cell table:formula="of:=[.$N$1]*[.D93]" office:value-type="float" office:value="-0.340854521564797" calcext:value-type="float">
            <text:p>-0.340854521564797</text:p>
          </table:table-cell>
          <table:table-cell table:number-columns-repeated="9"/>
        </table:table-row>
        <table:table-row table:style-name="ro1">
          <table:table-cell office:value-type="time" office:time-value="PT15H45M14.681S" calcext:value-type="time">
            <text:p>15:45:14.6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185951" calcext:value-type="float">
            <text:p>-5.19E-10</text:p>
          </table:table-cell>
          <table:table-cell table:formula="of:=[.C94]*10^9" office:value-type="float" office:value="-0.5185951" calcext:value-type="float">
            <text:p>-0.5185951</text:p>
          </table:table-cell>
          <table:table-cell table:formula="of:=[.$N$1]*[.D94]" office:value-type="float" office:value="-0.385723280056937" calcext:value-type="float">
            <text:p>-0.385723280056937</text:p>
          </table:table-cell>
          <table:table-cell table:number-columns-repeated="9"/>
        </table:table-row>
        <table:table-row table:style-name="ro1">
          <table:table-cell office:value-type="time" office:time-value="PT15H45M15.064S" calcext:value-type="time">
            <text:p>15:45:15.0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786186" calcext:value-type="float">
            <text:p>-2.79E-10</text:p>
          </table:table-cell>
          <table:table-cell table:formula="of:=[.C95]*10^9" office:value-type="float" office:value="-0.2786186" calcext:value-type="float">
            <text:p>-0.2786186</text:p>
          </table:table-cell>
          <table:table-cell table:formula="of:=[.$N$1]*[.D95]" office:value-type="float" office:value="-0.2072323480821" calcext:value-type="float">
            <text:p>-0.2072323480821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94152823833596" calcext:value-type="float">
            <text:p>-0.294152823833596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669777999481209" calcext:value-type="float">
            <text:p>0.066977799948121</text:p>
          </table:table-cell>
          <table:table-cell/>
          <table:table-cell table:formula="of:=(MAX([.E94:.E98])-MIN([.E94:.E98]))/2" office:value-type="float" office:value="0.0900143165889662" calcext:value-type="float">
            <text:p>0.090014316588966</text:p>
          </table:table-cell>
          <table:table-cell table:number-columns-repeated="2"/>
        </table:table-row>
        <table:table-row table:style-name="ro1">
          <table:table-cell office:value-type="time" office:time-value="PT15H45M15.448S" calcext:value-type="time">
            <text:p>15:45:15.4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765512" calcext:value-type="float">
            <text:p>-2.77E-10</text:p>
          </table:table-cell>
          <table:table-cell table:formula="of:=[.C96]*10^9" office:value-type="float" office:value="-0.2765512" calcext:value-type="float">
            <text:p>-0.2765512</text:p>
          </table:table-cell>
          <table:table-cell table:formula="of:=[.$N$1]*[.D96]" office:value-type="float" office:value="-0.205694646879004" calcext:value-type="float">
            <text:p>-0.205694646879004</text:p>
          </table:table-cell>
          <table:table-cell table:number-columns-repeated="9"/>
        </table:table-row>
        <table:table-row table:style-name="ro1">
          <table:table-cell office:value-type="time" office:time-value="PT15H45M15.832S" calcext:value-type="time">
            <text:p>15:45:15.8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014597" calcext:value-type="float">
            <text:p>-4.01E-10</text:p>
          </table:table-cell>
          <table:table-cell table:formula="of:=[.C97]*10^9" office:value-type="float" office:value="-0.4014597" calcext:value-type="float">
            <text:p>-0.4014597</text:p>
          </table:table-cell>
          <table:table-cell table:formula="of:=[.$N$1]*[.D97]" office:value-type="float" office:value="-0.298599721236614" calcext:value-type="float">
            <text:p>-0.298599721236614</text:p>
          </table:table-cell>
          <table:table-cell table:number-columns-repeated="9"/>
        </table:table-row>
        <table:table-row table:style-name="ro1">
          <table:table-cell office:value-type="time" office:time-value="PT15H45M16.216S" calcext:value-type="time">
            <text:p>15:45:16.2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021802" calcext:value-type="float">
            <text:p>-5.02E-10</text:p>
          </table:table-cell>
          <table:table-cell table:formula="of:=[.C98]*10^9" office:value-type="float" office:value="-0.5021802" calcext:value-type="float">
            <text:p>-0.5021802</text:p>
          </table:table-cell>
          <table:table-cell table:formula="of:=[.$N$1]*[.D98]" office:value-type="float" office:value="-0.373514122913326" calcext:value-type="float">
            <text:p>-0.373514122913326</text:p>
          </table:table-cell>
          <table:table-cell table:number-columns-repeated="9"/>
        </table:table-row>
        <table:table-row table:style-name="ro1">
          <table:table-cell office:value-type="time" office:time-value="PT15H45M16.6S" calcext:value-type="time">
            <text:p>15:45:16.6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270768" calcext:value-type="float">
            <text:p>-3.27E-10</text:p>
          </table:table-cell>
          <table:table-cell table:formula="of:=[.C99]*10^9" office:value-type="float" office:value="-0.3270768" calcext:value-type="float">
            <text:p>-0.3270768</text:p>
          </table:table-cell>
          <table:table-cell table:formula="of:=[.$N$1]*[.D99]" office:value-type="float" office:value="-0.243274832574636" calcext:value-type="float">
            <text:p>-0.243274832574636</text:p>
          </table:table-cell>
          <table:table-cell table:number-columns-repeated="9"/>
        </table:table-row>
        <table:table-row table:style-name="ro1">
          <table:table-cell office:value-type="time" office:time-value="PT15H45M16.984S" calcext:value-type="time">
            <text:p>15:45:16.9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480811" calcext:value-type="float">
            <text:p>-3.48E-10</text:p>
          </table:table-cell>
          <table:table-cell table:formula="of:=[.C100]*10^9" office:value-type="float" office:value="-0.3480811" calcext:value-type="float">
            <text:p>-0.3480811</text:p>
          </table:table-cell>
          <table:table-cell table:formula="of:=[.$N$1]*[.D100]" office:value-type="float" office:value="-0.25889751680613" calcext:value-type="float">
            <text:p>-0.25889751680613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72367330099084" calcext:value-type="float">
            <text:p>-0.272367330099084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698323057781972" calcext:value-type="float">
            <text:p>0.069832305778197</text:p>
          </table:table-cell>
          <table:table-cell/>
          <table:table-cell table:formula="of:=(MAX([.E99:.E103])-MIN([.E99:.E103]))/2" office:value-type="float" office:value="0.0938584580289494" calcext:value-type="float">
            <text:p>0.093858458028949</text:p>
          </table:table-cell>
          <table:table-cell table:number-columns-repeated="2"/>
        </table:table-row>
        <table:table-row table:style-name="ro1">
          <table:table-cell office:value-type="time" office:time-value="PT15H45M17.368S" calcext:value-type="time">
            <text:p>15:45:17.3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930841" calcext:value-type="float">
            <text:p>-4.93E-10</text:p>
          </table:table-cell>
          <table:table-cell table:formula="of:=[.C101]*10^9" office:value-type="float" office:value="-0.4930841" calcext:value-type="float">
            <text:p>-0.4930841</text:p>
          </table:table-cell>
          <table:table-cell table:formula="of:=[.$N$1]*[.D101]" office:value-type="float" office:value="-0.366748579760824" calcext:value-type="float">
            <text:p>-0.366748579760824</text:p>
          </table:table-cell>
          <table:table-cell table:number-columns-repeated="9"/>
        </table:table-row>
        <table:table-row table:style-name="ro1">
          <table:table-cell office:value-type="time" office:time-value="PT15H45M17.752S" calcext:value-type="time">
            <text:p>15:45:17.7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220091" calcext:value-type="float">
            <text:p>-4.22E-10</text:p>
          </table:table-cell>
          <table:table-cell table:formula="of:=[.C102]*10^9" office:value-type="float" office:value="-0.4220091" calcext:value-type="float">
            <text:p>-0.4220091</text:p>
          </table:table-cell>
          <table:table-cell table:formula="of:=[.$N$1]*[.D102]" office:value-type="float" office:value="-0.313884057650903" calcext:value-type="float">
            <text:p>-0.313884057650903</text:p>
          </table:table-cell>
          <table:table-cell table:number-columns-repeated="9"/>
        </table:table-row>
        <table:table-row table:style-name="ro1">
          <table:table-cell office:value-type="time" office:time-value="PT15H45M18.136S" calcext:value-type="time">
            <text:p>15:45:18.1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407035" calcext:value-type="float">
            <text:p>-2.41E-10</text:p>
          </table:table-cell>
          <table:table-cell table:formula="of:=[.C103]*10^9" office:value-type="float" office:value="-0.2407035" calcext:value-type="float">
            <text:p>-0.2407035</text:p>
          </table:table-cell>
          <table:table-cell table:formula="of:=[.$N$1]*[.D103]" office:value-type="float" office:value="-0.179031663702925" calcext:value-type="float">
            <text:p>-0.179031663702925</text:p>
          </table:table-cell>
          <table:table-cell table:number-columns-repeated="9"/>
        </table:table-row>
        <table:table-row table:style-name="ro1">
          <table:table-cell office:value-type="time" office:time-value="PT15H45M18.52S" calcext:value-type="time">
            <text:p>15:45:18.5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102073" calcext:value-type="float">
            <text:p>-3.10E-10</text:p>
          </table:table-cell>
          <table:table-cell table:formula="of:=[.C104]*10^9" office:value-type="float" office:value="-0.3102073" calcext:value-type="float">
            <text:p>-0.3102073</text:p>
          </table:table-cell>
          <table:table-cell table:formula="of:=[.$N$1]*[.D104]" office:value-type="float" office:value="-0.230727550749334" calcext:value-type="float">
            <text:p>-0.230727550749334</text:p>
          </table:table-cell>
          <table:table-cell table:number-columns-repeated="9"/>
        </table:table-row>
        <table:table-row table:style-name="ro1">
          <table:table-cell office:value-type="time" office:time-value="PT15H45M18.903S" calcext:value-type="time">
            <text:p>15:45:18.9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253348" calcext:value-type="float">
            <text:p>-5.25E-10</text:p>
          </table:table-cell>
          <table:table-cell table:formula="of:=[.C105]*10^9" office:value-type="float" office:value="-0.5253348" calcext:value-type="float">
            <text:p>-0.5253348</text:p>
          </table:table-cell>
          <table:table-cell table:formula="of:=[.$N$1]*[.D105]" office:value-type="float" office:value="-0.390736168128188" calcext:value-type="float">
            <text:p>-0.39073616812818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87356458228808" calcext:value-type="float">
            <text:p>-0.287356458228808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75917263477873" calcext:value-type="float">
            <text:p>0.075917263477873</text:p>
          </table:table-cell>
          <table:table-cell/>
          <table:table-cell table:formula="of:=(MAX([.E104:.E108])-MIN([.E104:.E108]))/2" office:value-type="float" office:value="0.102038829095028" calcext:value-type="float">
            <text:p>0.102038829095028</text:p>
          </table:table-cell>
          <table:table-cell table:number-columns-repeated="2"/>
        </table:table-row>
        <table:table-row table:style-name="ro1">
          <table:table-cell office:value-type="time" office:time-value="PT15H45M19.286S" calcext:value-type="time">
            <text:p>15:45:19.2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509576" calcext:value-type="float">
            <text:p>-2.51E-10</text:p>
          </table:table-cell>
          <table:table-cell table:formula="of:=[.C106]*10^9" office:value-type="float" office:value="-0.2509576" calcext:value-type="float">
            <text:p>-0.2509576</text:p>
          </table:table-cell>
          <table:table-cell table:formula="of:=[.$N$1]*[.D106]" office:value-type="float" office:value="-0.186658509938132" calcext:value-type="float">
            <text:p>-0.186658509938132</text:p>
          </table:table-cell>
          <table:table-cell table:number-columns-repeated="9"/>
        </table:table-row>
        <table:table-row table:style-name="ro1">
          <table:table-cell office:value-type="time" office:time-value="PT15H45M19.671S" calcext:value-type="time">
            <text:p>15:45:19.6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219087" calcext:value-type="float">
            <text:p>-3.22E-10</text:p>
          </table:table-cell>
          <table:table-cell table:formula="of:=[.C107]*10^9" office:value-type="float" office:value="-0.3219087" calcext:value-type="float">
            <text:p>-0.3219087</text:p>
          </table:table-cell>
          <table:table-cell table:formula="of:=[.$N$1]*[.D107]" office:value-type="float" office:value="-0.239430877080914" calcext:value-type="float">
            <text:p>-0.239430877080914</text:p>
          </table:table-cell>
          <table:table-cell table:number-columns-repeated="9"/>
        </table:table-row>
        <table:table-row table:style-name="ro1">
          <table:table-cell office:value-type="time" office:time-value="PT15H45M20.055S" calcext:value-type="time">
            <text:p>15:45:20.0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233087" calcext:value-type="float">
            <text:p>-5.23E-10</text:p>
          </table:table-cell>
          <table:table-cell table:formula="of:=[.C108]*10^9" office:value-type="float" office:value="-0.5233087" calcext:value-type="float">
            <text:p>-0.5233087</text:p>
          </table:table-cell>
          <table:table-cell table:formula="of:=[.$N$1]*[.D108]" office:value-type="float" office:value="-0.389229185247472" calcext:value-type="float">
            <text:p>-0.389229185247472</text:p>
          </table:table-cell>
          <table:table-cell table:number-columns-repeated="9"/>
        </table:table-row>
        <table:table-row table:style-name="ro1">
          <table:table-cell office:value-type="time" office:time-value="PT15H45M20.439S" calcext:value-type="time">
            <text:p>15:45:20.4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133445" calcext:value-type="float">
            <text:p>-5.13E-10</text:p>
          </table:table-cell>
          <table:table-cell table:formula="of:=[.C109]*10^9" office:value-type="float" office:value="-0.5133445" calcext:value-type="float">
            <text:p>-0.5133445</text:p>
          </table:table-cell>
          <table:table-cell table:formula="of:=[.$N$1]*[.D109]" office:value-type="float" office:value="-0.38181796229696" calcext:value-type="float">
            <text:p>-0.38181796229696</text:p>
          </table:table-cell>
          <table:table-cell table:number-columns-repeated="9"/>
        </table:table-row>
        <table:table-row table:style-name="ro1">
          <table:table-cell office:value-type="time" office:time-value="PT15H45M20.823S" calcext:value-type="time">
            <text:p>15:45:20.8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359485" calcext:value-type="float">
            <text:p>-2.36E-10</text:p>
          </table:table-cell>
          <table:table-cell table:formula="of:=[.C110]*10^9" office:value-type="float" office:value="-0.2359485" calcext:value-type="float">
            <text:p>-0.2359485</text:p>
          </table:table-cell>
          <table:table-cell table:formula="of:=[.$N$1]*[.D110]" office:value-type="float" office:value="-0.175494965811505" calcext:value-type="float">
            <text:p>-0.175494965811505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89423139356274" calcext:value-type="float">
            <text:p>-0.289423139356274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803424832158515" calcext:value-type="float">
            <text:p>0.080342483215852</text:p>
          </table:table-cell>
          <table:table-cell/>
          <table:table-cell table:formula="of:=(MAX([.E109:.E113])-MIN([.E109:.E113]))/2" office:value-type="float" office:value="0.107989667297926" calcext:value-type="float">
            <text:p>0.107989667297926</text:p>
          </table:table-cell>
          <table:table-cell table:number-columns-repeated="2"/>
        </table:table-row>
        <table:table-row table:style-name="ro1">
          <table:table-cell office:value-type="time" office:time-value="PT15H45M21.206S" calcext:value-type="time">
            <text:p>15:45:21.2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641237" calcext:value-type="float">
            <text:p>-3.64E-10</text:p>
          </table:table-cell>
          <table:table-cell table:formula="of:=[.C111]*10^9" office:value-type="float" office:value="-0.3641237" calcext:value-type="float">
            <text:p>-0.3641237</text:p>
          </table:table-cell>
          <table:table-cell table:formula="of:=[.$N$1]*[.D111]" office:value-type="float" office:value="-0.270829762777296" calcext:value-type="float">
            <text:p>-0.270829762777296</text:p>
          </table:table-cell>
          <table:table-cell table:number-columns-repeated="9"/>
        </table:table-row>
        <table:table-row table:style-name="ro1">
          <table:table-cell office:value-type="time" office:time-value="PT15H45M21.589S" calcext:value-type="time">
            <text:p>15:45:21.5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263272" calcext:value-type="float">
            <text:p>-5.26E-10</text:p>
          </table:table-cell>
          <table:table-cell table:formula="of:=[.C112]*10^9" office:value-type="float" office:value="-0.5263272" calcext:value-type="float">
            <text:p>-0.5263272</text:p>
          </table:table-cell>
          <table:table-cell table:formula="of:=[.$N$1]*[.D112]" office:value-type="float" office:value="-0.391474300407357" calcext:value-type="float">
            <text:p>-0.391474300407357</text:p>
          </table:table-cell>
          <table:table-cell table:number-columns-repeated="9"/>
        </table:table-row>
        <table:table-row table:style-name="ro1">
          <table:table-cell office:value-type="time" office:time-value="PT15H45M21.973S" calcext:value-type="time">
            <text:p>15:45:21.9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058662" calcext:value-type="float">
            <text:p>-3.06E-10</text:p>
          </table:table-cell>
          <table:table-cell table:formula="of:=[.C113]*10^9" office:value-type="float" office:value="-0.3058662" calcext:value-type="float">
            <text:p>-0.3058662</text:p>
          </table:table-cell>
          <table:table-cell table:formula="of:=[.$N$1]*[.D113]" office:value-type="float" office:value="-0.227498705488253" calcext:value-type="float">
            <text:p>-0.227498705488253</text:p>
          </table:table-cell>
          <table:table-cell table:number-columns-repeated="9"/>
        </table:table-row>
        <table:table-row table:style-name="ro1">
          <table:table-cell office:value-type="time" office:time-value="PT15H45M22.358S" calcext:value-type="time">
            <text:p>15:45:22.3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601126" calcext:value-type="float">
            <text:p>-3.60E-10</text:p>
          </table:table-cell>
          <table:table-cell table:formula="of:=[.C114]*10^9" office:value-type="float" office:value="-0.3601126" calcext:value-type="float">
            <text:p>-0.3601126</text:p>
          </table:table-cell>
          <table:table-cell table:formula="of:=[.$N$1]*[.D114]" office:value-type="float" office:value="-0.267846366581234" calcext:value-type="float">
            <text:p>-0.267846366581234</text:p>
          </table:table-cell>
          <table:table-cell table:number-columns-repeated="9"/>
        </table:table-row>
        <table:table-row table:style-name="ro1">
          <table:table-cell office:value-type="time" office:time-value="PT15H45M22.742S" calcext:value-type="time">
            <text:p>15:45:22.7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063563" calcext:value-type="float">
            <text:p>-5.06E-10</text:p>
          </table:table-cell>
          <table:table-cell table:formula="of:=[.C115]*10^9" office:value-type="float" office:value="-0.5063563" calcext:value-type="float">
            <text:p>-0.5063563</text:p>
          </table:table-cell>
          <table:table-cell table:formula="of:=[.$N$1]*[.D115]" office:value-type="float" office:value="-0.376620243641897" calcext:value-type="float">
            <text:p>-0.376620243641897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10095261256156" calcext:value-type="float">
            <text:p>-0.310095261256156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557213680001161" calcext:value-type="float">
            <text:p>0.055721368000116</text:p>
          </table:table-cell>
          <table:table-cell/>
          <table:table-cell table:formula="of:=(MAX([.E114:.E118])-MIN([.E114:.E118]))/2" office:value-type="float" office:value="0.0748683613823948" calcext:value-type="float">
            <text:p>0.074868361382395</text:p>
          </table:table-cell>
          <table:table-cell table:number-columns-repeated="2"/>
        </table:table-row>
        <table:table-row table:style-name="ro1">
          <table:table-cell office:value-type="time" office:time-value="PT15H45M23.126S" calcext:value-type="time">
            <text:p>15:45:23.1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047031" calcext:value-type="float">
            <text:p>-5.05E-10</text:p>
          </table:table-cell>
          <table:table-cell table:formula="of:=[.C116]*10^9" office:value-type="float" office:value="-0.5047031" calcext:value-type="float">
            <text:p>-0.5047031</text:p>
          </table:table-cell>
          <table:table-cell table:formula="of:=[.$N$1]*[.D116]" office:value-type="float" office:value="-0.375390618204653" calcext:value-type="float">
            <text:p>-0.375390618204653</text:p>
          </table:table-cell>
          <table:table-cell table:number-columns-repeated="9"/>
        </table:table-row>
        <table:table-row table:style-name="ro1">
          <table:table-cell office:value-type="time" office:time-value="PT15H45M23.509S" calcext:value-type="time">
            <text:p>15:45:23.5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050391" calcext:value-type="float">
            <text:p>-3.05E-10</text:p>
          </table:table-cell>
          <table:table-cell table:formula="of:=[.C117]*10^9" office:value-type="float" office:value="-0.3050391" calcext:value-type="float">
            <text:p>-0.3050391</text:p>
          </table:table-cell>
          <table:table-cell table:formula="of:=[.$N$1]*[.D117]" office:value-type="float" office:value="-0.226883520877108" calcext:value-type="float">
            <text:p>-0.226883520877108</text:p>
          </table:table-cell>
          <table:table-cell table:number-columns-repeated="9"/>
        </table:table-row>
        <table:table-row table:style-name="ro1">
          <table:table-cell office:value-type="time" office:time-value="PT15H45M23.892S" calcext:value-type="time">
            <text:p>15:45:23.8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083647" calcext:value-type="float">
            <text:p>-4.08E-10</text:p>
          </table:table-cell>
          <table:table-cell table:formula="of:=[.C118]*10^9" office:value-type="float" office:value="-0.4083647" calcext:value-type="float">
            <text:p>-0.4083647</text:p>
          </table:table-cell>
          <table:table-cell table:formula="of:=[.$N$1]*[.D118]" office:value-type="float" office:value="-0.303735556975889" calcext:value-type="float">
            <text:p>-0.303735556975889</text:p>
          </table:table-cell>
          <table:table-cell table:number-columns-repeated="9"/>
        </table:table-row>
        <table:table-row table:style-name="ro1">
          <table:table-cell office:value-type="time" office:time-value="PT15H45M24.277S" calcext:value-type="time">
            <text:p>15:45:24.2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370359" calcext:value-type="float">
            <text:p>-5.37E-10</text:p>
          </table:table-cell>
          <table:table-cell table:formula="of:=[.C119]*10^9" office:value-type="float" office:value="-0.5370359" calcext:value-type="float">
            <text:p>-0.5370359</text:p>
          </table:table-cell>
          <table:table-cell table:formula="of:=[.$N$1]*[.D119]" office:value-type="float" office:value="-0.399439271324255" calcext:value-type="float">
            <text:p>-0.399439271324255</text:p>
          </table:table-cell>
          <table:table-cell table:number-columns-repeated="9"/>
        </table:table-row>
        <table:table-row table:style-name="ro1">
          <table:table-cell office:value-type="time" office:time-value="PT15H45M24.661S" calcext:value-type="time">
            <text:p>15:45:24.6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737986" calcext:value-type="float">
            <text:p>-3.74E-10</text:p>
          </table:table-cell>
          <table:table-cell table:formula="of:=[.C120]*10^9" office:value-type="float" office:value="-0.3737986" calcext:value-type="float">
            <text:p>-0.3737986</text:p>
          </table:table-cell>
          <table:table-cell table:formula="of:=[.$N$1]*[.D120]" office:value-type="float" office:value="-0.278025808714141" calcext:value-type="float">
            <text:p>-0.278025808714141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32717230528555" calcext:value-type="float">
            <text:p>-0.332717230528555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593383711839246" calcext:value-type="float">
            <text:p>0.059338371183925</text:p>
          </table:table-cell>
          <table:table-cell/>
          <table:table-cell table:formula="of:=(MAX([.E119:.E123])-MIN([.E119:.E123]))/2" office:value-type="float" office:value="0.0797274718954867" calcext:value-type="float">
            <text:p>0.079727471895487</text:p>
          </table:table-cell>
          <table:table-cell table:number-columns-repeated="2"/>
        </table:table-row>
        <table:table-row table:style-name="ro1">
          <table:table-cell office:value-type="time" office:time-value="PT15H45M25.045S" calcext:value-type="time">
            <text:p>15:45:25.0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292682" calcext:value-type="float">
            <text:p>-3.29E-10</text:p>
          </table:table-cell>
          <table:table-cell table:formula="of:=[.C121]*10^9" office:value-type="float" office:value="-0.3292682" calcext:value-type="float">
            <text:p>-0.3292682</text:p>
          </table:table-cell>
          <table:table-cell table:formula="of:=[.$N$1]*[.D121]" office:value-type="float" office:value="-0.244904763123376" calcext:value-type="float">
            <text:p>-0.244904763123376</text:p>
          </table:table-cell>
          <table:table-cell table:number-columns-repeated="9"/>
        </table:table-row>
        <table:table-row table:style-name="ro1">
          <table:table-cell office:value-type="time" office:time-value="PT15H45M25.429S" calcext:value-type="time">
            <text:p>15:45:25.4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436513" calcext:value-type="float">
            <text:p>-5.44E-10</text:p>
          </table:table-cell>
          <table:table-cell table:formula="of:=[.C122]*10^9" office:value-type="float" office:value="-0.5436513" calcext:value-type="float">
            <text:p>-0.5436513</text:p>
          </table:table-cell>
          <table:table-cell table:formula="of:=[.$N$1]*[.D122]" office:value-type="float" office:value="-0.404359706914349" calcext:value-type="float">
            <text:p>-0.404359706914349</text:p>
          </table:table-cell>
          <table:table-cell table:number-columns-repeated="9"/>
        </table:table-row>
        <table:table-row table:style-name="ro1">
          <table:table-cell office:value-type="time" office:time-value="PT15H45M25.813S" calcext:value-type="time">
            <text:p>15:45:25.8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528951" calcext:value-type="float">
            <text:p>-4.53E-10</text:p>
          </table:table-cell>
          <table:table-cell table:formula="of:=[.C123]*10^9" office:value-type="float" office:value="-0.4528951" calcext:value-type="float">
            <text:p>-0.4528951</text:p>
          </table:table-cell>
          <table:table-cell table:formula="of:=[.$N$1]*[.D123]" office:value-type="float" office:value="-0.336856602566654" calcext:value-type="float">
            <text:p>-0.336856602566654</text:p>
          </table:table-cell>
          <table:table-cell table:number-columns-repeated="9"/>
        </table:table-row>
        <table:table-row table:style-name="ro1">
          <table:table-cell office:value-type="time" office:time-value="PT15H45M26.196S" calcext:value-type="time">
            <text:p>15:45:26.2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565157" calcext:value-type="float">
            <text:p>-3.57E-10</text:p>
          </table:table-cell>
          <table:table-cell table:formula="of:=[.C124]*10^9" office:value-type="float" office:value="-0.3565157" calcext:value-type="float">
            <text:p>-0.3565157</text:p>
          </table:table-cell>
          <table:table-cell table:formula="of:=[.$N$1]*[.D124]" office:value-type="float" office:value="-0.265171046151024" calcext:value-type="float">
            <text:p>-0.265171046151024</text:p>
          </table:table-cell>
          <table:table-cell table:number-columns-repeated="9"/>
        </table:table-row>
        <table:table-row table:style-name="ro1">
          <table:table-cell office:value-type="time" office:time-value="PT15H45M26.58S" calcext:value-type="time">
            <text:p>15:45:26.5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249622" calcext:value-type="float">
            <text:p>-5.25E-10</text:p>
          </table:table-cell>
          <table:table-cell table:formula="of:=[.C125]*10^9" office:value-type="float" office:value="-0.5249622" calcext:value-type="float">
            <text:p>-0.5249622</text:p>
          </table:table-cell>
          <table:table-cell table:formula="of:=[.$N$1]*[.D125]" office:value-type="float" office:value="-0.39045903382023" calcext:value-type="float">
            <text:p>-0.39045903382023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02991176902338" calcext:value-type="float">
            <text:p>-0.30299117690233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631497674643443" calcext:value-type="float">
            <text:p>0.063149767464344</text:p>
          </table:table-cell>
          <table:table-cell/>
          <table:table-cell table:formula="of:=(MAX([.E124:.E128])-MIN([.E124:.E128]))/2" office:value-type="float" office:value="0.0848631588777531" calcext:value-type="float">
            <text:p>0.084863158877753</text:p>
          </table:table-cell>
          <table:table-cell table:number-columns-repeated="2"/>
        </table:table-row>
        <table:table-row table:style-name="ro1">
          <table:table-cell office:value-type="time" office:time-value="PT15H45M26.963S" calcext:value-type="time">
            <text:p>15:45:26.9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905207" calcext:value-type="float">
            <text:p>-4.91E-10</text:p>
          </table:table-cell>
          <table:table-cell table:formula="of:=[.C126]*10^9" office:value-type="float" office:value="-0.4905207" calcext:value-type="float">
            <text:p>-0.4905207</text:p>
          </table:table-cell>
          <table:table-cell table:formula="of:=[.$N$1]*[.D126]" office:value-type="float" office:value="-0.364841961175153" calcext:value-type="float">
            <text:p>-0.364841961175153</text:p>
          </table:table-cell>
          <table:table-cell table:number-columns-repeated="9"/>
        </table:table-row>
        <table:table-row table:style-name="ro1">
          <table:table-cell office:value-type="time" office:time-value="PT15H45M27.348S" calcext:value-type="time">
            <text:p>15:45:27.3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967695" calcext:value-type="float">
            <text:p>-2.97E-10</text:p>
          </table:table-cell>
          <table:table-cell table:formula="of:=[.C127]*10^9" office:value-type="float" office:value="-0.2967695" calcext:value-type="float">
            <text:p>-0.2967695</text:p>
          </table:table-cell>
          <table:table-cell table:formula="of:=[.$N$1]*[.D127]" office:value-type="float" office:value="-0.220732716064724" calcext:value-type="float">
            <text:p>-0.220732716064724</text:p>
          </table:table-cell>
          <table:table-cell table:number-columns-repeated="9"/>
        </table:table-row>
        <table:table-row table:style-name="ro1">
          <table:table-cell office:value-type="time" office:time-value="PT15H45M27.732S" calcext:value-type="time">
            <text:p>15:45:27.7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680514" calcext:value-type="float">
            <text:p>-3.68E-10</text:p>
          </table:table-cell>
          <table:table-cell table:formula="of:=[.C128]*10^9" office:value-type="float" office:value="-0.3680514" calcext:value-type="float">
            <text:p>-0.3680514</text:p>
          </table:table-cell>
          <table:table-cell table:formula="of:=[.$N$1]*[.D128]" office:value-type="float" office:value="-0.273751127300562" calcext:value-type="float">
            <text:p>-0.273751127300562</text:p>
          </table:table-cell>
          <table:table-cell table:number-columns-repeated="9"/>
        </table:table-row>
        <table:table-row table:style-name="ro1">
          <table:table-cell office:value-type="time" office:time-value="PT15H45M28.116S" calcext:value-type="time">
            <text:p>15:45:28.1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950272" calcext:value-type="float">
            <text:p>-4.95E-10</text:p>
          </table:table-cell>
          <table:table-cell table:formula="of:=[.C129]*10^9" office:value-type="float" office:value="-0.4950272" calcext:value-type="float">
            <text:p>-0.4950272</text:p>
          </table:table-cell>
          <table:table-cell table:formula="of:=[.$N$1]*[.D129]" office:value-type="float" office:value="-0.368193828482763" calcext:value-type="float">
            <text:p>-0.368193828482763</text:p>
          </table:table-cell>
          <table:table-cell table:number-columns-repeated="9"/>
        </table:table-row>
        <table:table-row table:style-name="ro1">
          <table:table-cell office:value-type="time" office:time-value="PT15H45M28.499S" calcext:value-type="time">
            <text:p>15:45:28.5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43202" calcext:value-type="float">
            <text:p>-3.43E-10</text:p>
          </table:table-cell>
          <table:table-cell table:formula="of:=[.C130]*10^9" office:value-type="float" office:value="-0.343202" calcext:value-type="float">
            <text:p>-0.343202</text:p>
          </table:table-cell>
          <table:table-cell table:formula="of:=[.$N$1]*[.D130]" office:value-type="float" office:value="-0.255268515190561" calcext:value-type="float">
            <text:p>-0.255268515190561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29611139551385" calcext:value-type="float">
            <text:p>-0.329611139551385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644583695395321" calcext:value-type="float">
            <text:p>0.064458369539532</text:p>
          </table:table-cell>
          <table:table-cell/>
          <table:table-cell table:formula="of:=(MAX([.E129:.E133])-MIN([.E129:.E133]))/2" office:value-type="float" office:value="0.0866161486622732" calcext:value-type="float">
            <text:p>0.086616148662273</text:p>
          </table:table-cell>
          <table:table-cell table:number-columns-repeated="2"/>
        </table:table-row>
        <table:table-row table:style-name="ro1">
          <table:table-cell office:value-type="time" office:time-value="PT15H45M28.883S" calcext:value-type="time">
            <text:p>15:45:28.8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993096" calcext:value-type="float">
            <text:p>-3.99E-10</text:p>
          </table:table-cell>
          <table:table-cell table:formula="of:=[.C131]*10^9" office:value-type="float" office:value="-0.3993096" calcext:value-type="float">
            <text:p>-0.3993096</text:p>
          </table:table-cell>
          <table:table-cell table:formula="of:=[.$N$1]*[.D131]" office:value-type="float" office:value="-0.297000509010253" calcext:value-type="float">
            <text:p>-0.297000509010253</text:p>
          </table:table-cell>
          <table:table-cell table:number-columns-repeated="9"/>
        </table:table-row>
        <table:table-row table:style-name="ro1">
          <table:table-cell office:value-type="time" office:time-value="PT15H45M29.266S" calcext:value-type="time">
            <text:p>15:45:29.2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761084" calcext:value-type="float">
            <text:p>-5.76E-10</text:p>
          </table:table-cell>
          <table:table-cell table:formula="of:=[.C132]*10^9" office:value-type="float" office:value="-0.5761084" calcext:value-type="float">
            <text:p>-0.5761084</text:p>
          </table:table-cell>
          <table:table-cell table:formula="of:=[.$N$1]*[.D132]" office:value-type="float" office:value="-0.428500812515108" calcext:value-type="float">
            <text:p>-0.428500812515108</text:p>
          </table:table-cell>
          <table:table-cell table:number-columns-repeated="9"/>
        </table:table-row>
        <table:table-row table:style-name="ro1">
          <table:table-cell office:value-type="time" office:time-value="PT15H45M29.65S" calcext:value-type="time">
            <text:p>15:45:29.6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021216" calcext:value-type="float">
            <text:p>-4.02E-10</text:p>
          </table:table-cell>
          <table:table-cell table:formula="of:=[.C133]*10^9" office:value-type="float" office:value="-0.4021216" calcext:value-type="float">
            <text:p>-0.4021216</text:p>
          </table:table-cell>
          <table:table-cell table:formula="of:=[.$N$1]*[.D133]" office:value-type="float" office:value="-0.299092032558239" calcext:value-type="float">
            <text:p>-0.299092032558239</text:p>
          </table:table-cell>
          <table:table-cell table:number-columns-repeated="9"/>
        </table:table-row>
        <table:table-row table:style-name="ro1">
          <table:table-cell office:value-type="time" office:time-value="PT15H45M30.035S" calcext:value-type="time">
            <text:p>15:45:30.0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684652" calcext:value-type="float">
            <text:p>-3.68E-10</text:p>
          </table:table-cell>
          <table:table-cell table:formula="of:=[.C134]*10^9" office:value-type="float" office:value="-0.3684652" calcext:value-type="float">
            <text:p>-0.3684652</text:p>
          </table:table-cell>
          <table:table-cell table:formula="of:=[.$N$1]*[.D134]" office:value-type="float" office:value="-0.274058905552396" calcext:value-type="float">
            <text:p>-0.274058905552396</text:p>
          </table:table-cell>
          <table:table-cell table:number-columns-repeated="9"/>
        </table:table-row>
        <table:table-row table:style-name="ro1">
          <table:table-cell office:value-type="time" office:time-value="PT15H45M30.41S" calcext:value-type="time">
            <text:p>15:45:30.4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017432" calcext:value-type="float">
            <text:p>-6.02E-10</text:p>
          </table:table-cell>
          <table:table-cell table:formula="of:=[.C135]*10^9" office:value-type="float" office:value="-0.6017432" calcext:value-type="float">
            <text:p>-0.6017432</text:p>
          </table:table-cell>
          <table:table-cell table:formula="of:=[.$N$1]*[.D135]" office:value-type="float" office:value="-0.447567593399855" calcext:value-type="float">
            <text:p>-0.44756759339985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372942286094633" calcext:value-type="float">
            <text:p>-0.372942286094633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6738241760635" calcext:value-type="float">
            <text:p>0.06738241760635</text:p>
          </table:table-cell>
          <table:table-cell/>
          <table:table-cell table:formula="of:=(MAX([.E134:.E138])-MIN([.E134:.E138]))/2" office:value-type="float" office:value="0.0905370115297013" calcext:value-type="float">
            <text:p>0.090537011529701</text:p>
          </table:table-cell>
          <table:table-cell table:number-columns-repeated="2"/>
        </table:table-row>
        <table:table-row table:style-name="ro1">
          <table:table-cell office:value-type="time" office:time-value="PT15H45M30.787S" calcext:value-type="time">
            <text:p>15:45:30.7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119146" calcext:value-type="float">
            <text:p>-6.12E-10</text:p>
          </table:table-cell>
          <table:table-cell table:formula="of:=[.C136]*10^9" office:value-type="float" office:value="-0.6119146" calcext:value-type="float">
            <text:p>-0.6119146</text:p>
          </table:table-cell>
          <table:table-cell table:formula="of:=[.$N$1]*[.D136]" office:value-type="float" office:value="-0.455132928611798" calcext:value-type="float">
            <text:p>-0.455132928611798</text:p>
          </table:table-cell>
          <table:table-cell table:number-columns-repeated="9"/>
        </table:table-row>
        <table:table-row table:style-name="ro1">
          <table:table-cell office:value-type="time" office:time-value="PT15H45M31.17S" calcext:value-type="time">
            <text:p>15:45:31.1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858898" calcext:value-type="float">
            <text:p>-4.86E-10</text:p>
          </table:table-cell>
          <table:table-cell table:formula="of:=[.C137]*10^9" office:value-type="float" office:value="-0.4858898" calcext:value-type="float">
            <text:p>-0.4858898</text:p>
          </table:table-cell>
          <table:table-cell table:formula="of:=[.$N$1]*[.D137]" office:value-type="float" office:value="-0.361397567007881" calcext:value-type="float">
            <text:p>-0.361397567007881</text:p>
          </table:table-cell>
          <table:table-cell table:number-columns-repeated="9"/>
        </table:table-row>
        <table:table-row table:style-name="ro1">
          <table:table-cell office:value-type="time" office:time-value="PT15H45M31.553S" calcext:value-type="time">
            <text:p>15:45:31.5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390441" calcext:value-type="float">
            <text:p>-4.39E-10</text:p>
          </table:table-cell>
          <table:table-cell table:formula="of:=[.C138]*10^9" office:value-type="float" office:value="-0.4390441" calcext:value-type="float">
            <text:p>-0.4390441</text:p>
          </table:table-cell>
          <table:table-cell table:formula="of:=[.$N$1]*[.D138]" office:value-type="float" office:value="-0.326554435901237" calcext:value-type="float">
            <text:p>-0.326554435901237</text:p>
          </table:table-cell>
          <table:table-cell table:number-columns-repeated="9"/>
        </table:table-row>
        <table:table-row table:style-name="ro1">
          <table:table-cell office:value-type="time" office:time-value="PT15H45M31.938S" calcext:value-type="time">
            <text:p>15:45:31.9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766045" calcext:value-type="float">
            <text:p>-5.77E-10</text:p>
          </table:table-cell>
          <table:table-cell table:formula="of:=[.C139]*10^9" office:value-type="float" office:value="-0.5766045" calcext:value-type="float">
            <text:p>-0.5766045</text:p>
          </table:table-cell>
          <table:table-cell table:formula="of:=[.$N$1]*[.D139]" office:value-type="float" office:value="-0.428869804276187" calcext:value-type="float">
            <text:p>-0.428869804276187</text:p>
          </table:table-cell>
          <table:table-cell table:number-columns-repeated="9"/>
        </table:table-row>
        <table:table-row table:style-name="ro1">
          <table:table-cell office:value-type="time" office:time-value="PT15H45M32.314S" calcext:value-type="time">
            <text:p>15:45:32.3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79336" calcext:value-type="float">
            <text:p>-5.18E-10</text:p>
          </table:table-cell>
          <table:table-cell table:formula="of:=[.C140]*10^9" office:value-type="float" office:value="-0.5179336" calcext:value-type="float">
            <text:p>-0.5179336</text:p>
          </table:table-cell>
          <table:table-cell table:formula="of:=[.$N$1]*[.D140]" office:value-type="float" office:value="-0.385231266249329" calcext:value-type="float">
            <text:p>-0.385231266249329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350191121359829" calcext:value-type="float">
            <text:p>-0.350191121359829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659487090629112" calcext:value-type="float">
            <text:p>0.065948709062911</text:p>
          </table:table-cell>
          <table:table-cell/>
          <table:table-cell table:formula="of:=(MAX([.E139:.E143])-MIN([.E139:.E143]))/2" office:value-type="float" office:value="0.0886150709720926" calcext:value-type="float">
            <text:p>0.088615070972093</text:p>
          </table:table-cell>
          <table:table-cell table:number-columns-repeated="2"/>
        </table:table-row>
        <table:table-row table:style-name="ro1">
          <table:table-cell office:value-type="time" office:time-value="PT15H45M32.69S" calcext:value-type="time">
            <text:p>15:45:32.6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975731" calcext:value-type="float">
            <text:p>-3.98E-10</text:p>
          </table:table-cell>
          <table:table-cell table:formula="of:=[.C141]*10^9" office:value-type="float" office:value="-0.3975731" calcext:value-type="float">
            <text:p>-0.3975731</text:p>
          </table:table-cell>
          <table:table-cell table:formula="of:=[.$N$1]*[.D141]" office:value-type="float" office:value="-0.295708926278718" calcext:value-type="float">
            <text:p>-0.295708926278718</text:p>
          </table:table-cell>
          <table:table-cell table:number-columns-repeated="9"/>
        </table:table-row>
        <table:table-row table:style-name="ro1">
          <table:table-cell office:value-type="time" office:time-value="PT15H45M33.074S" calcext:value-type="time">
            <text:p>15:45:33.0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383231" calcext:value-type="float">
            <text:p>-3.38E-10</text:p>
          </table:table-cell>
          <table:table-cell table:formula="of:=[.C142]*10^9" office:value-type="float" office:value="-0.3383231" calcext:value-type="float">
            <text:p>-0.3383231</text:p>
          </table:table-cell>
          <table:table-cell table:formula="of:=[.$N$1]*[.D142]" office:value-type="float" office:value="-0.251639662332002" calcext:value-type="float">
            <text:p>-0.251639662332002</text:p>
          </table:table-cell>
          <table:table-cell table:number-columns-repeated="9"/>
        </table:table-row>
        <table:table-row table:style-name="ro1">
          <table:table-cell office:value-type="time" office:time-value="PT15H45M33.458S" calcext:value-type="time">
            <text:p>15:45:33.4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236808" calcext:value-type="float">
            <text:p>-5.24E-10</text:p>
          </table:table-cell>
          <table:table-cell table:formula="of:=[.C143]*10^9" office:value-type="float" office:value="-0.5236808" calcext:value-type="float">
            <text:p>-0.5236808</text:p>
          </table:table-cell>
          <table:table-cell table:formula="of:=[.$N$1]*[.D143]" office:value-type="float" office:value="-0.389505947662908" calcext:value-type="float">
            <text:p>-0.389505947662908</text:p>
          </table:table-cell>
          <table:table-cell table:number-columns-repeated="9"/>
        </table:table-row>
        <table:table-row table:style-name="ro1">
          <table:table-cell office:value-type="time" office:time-value="PT15H45M33.842S" calcext:value-type="time">
            <text:p>15:45:33.8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505738" calcext:value-type="float">
            <text:p>-6.51E-10</text:p>
          </table:table-cell>
          <table:table-cell table:formula="of:=[.C144]*10^9" office:value-type="float" office:value="-0.6505738" calcext:value-type="float">
            <text:p>-0.6505738</text:p>
          </table:table-cell>
          <table:table-cell table:formula="of:=[.$N$1]*[.D144]" office:value-type="float" office:value="-0.48388706344334" calcext:value-type="float">
            <text:p>-0.48388706344334</text:p>
          </table:table-cell>
          <table:table-cell table:number-columns-repeated="9"/>
        </table:table-row>
        <table:table-row table:style-name="ro1">
          <table:table-cell office:value-type="time" office:time-value="PT15H45M34.225S" calcext:value-type="time">
            <text:p>15:45:34.2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957952" calcext:value-type="float">
            <text:p>-3.96E-10</text:p>
          </table:table-cell>
          <table:table-cell table:formula="of:=[.C145]*10^9" office:value-type="float" office:value="-0.3957952" calcext:value-type="float">
            <text:p>-0.3957952</text:p>
          </table:table-cell>
          <table:table-cell table:formula="of:=[.$N$1]*[.D145]" office:value-type="float" office:value="-0.294386550846298" calcext:value-type="float">
            <text:p>-0.294386550846298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398196555270209" calcext:value-type="float">
            <text:p>-0.398196555270209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705199477010175" calcext:value-type="float">
            <text:p>0.070519947701018</text:p>
          </table:table-cell>
          <table:table-cell/>
          <table:table-cell table:formula="of:=(MAX([.E144:.E148])-MIN([.E144:.E148]))/2" office:value-type="float" office:value="0.0947502562985209" calcext:value-type="float">
            <text:p>0.094750256298521</text:p>
          </table:table-cell>
          <table:table-cell table:number-columns-repeated="2"/>
        </table:table-row>
        <table:table-row table:style-name="ro1">
          <table:table-cell office:value-type="time" office:time-value="PT15H45M34.61S" calcext:value-type="time">
            <text:p>15:45:34.6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404081" calcext:value-type="float">
            <text:p>-4.40E-10</text:p>
          </table:table-cell>
          <table:table-cell table:formula="of:=[.C146]*10^9" office:value-type="float" office:value="-0.4404081" calcext:value-type="float">
            <text:p>-0.4404081</text:p>
          </table:table-cell>
          <table:table-cell table:formula="of:=[.$N$1]*[.D146]" office:value-type="float" office:value="-0.327568958703318" calcext:value-type="float">
            <text:p>-0.327568958703318</text:p>
          </table:table-cell>
          <table:table-cell table:number-columns-repeated="9"/>
        </table:table-row>
        <table:table-row table:style-name="ro1">
          <table:table-cell office:value-type="time" office:time-value="PT15H45M34.994S" calcext:value-type="time">
            <text:p>15:45:34.9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891323" calcext:value-type="float">
            <text:p>-5.89E-10</text:p>
          </table:table-cell>
          <table:table-cell table:formula="of:=[.C147]*10^9" office:value-type="float" office:value="-0.5891323" calcext:value-type="float">
            <text:p>-0.5891323</text:p>
          </table:table-cell>
          <table:table-cell table:formula="of:=[.$N$1]*[.D147]" office:value-type="float" office:value="-0.43818779456938" calcext:value-type="float">
            <text:p>-0.43818779456938</text:p>
          </table:table-cell>
          <table:table-cell table:number-columns-repeated="9"/>
        </table:table-row>
        <table:table-row table:style-name="ro1">
          <table:table-cell office:value-type="time" office:time-value="PT15H45M35.378S" calcext:value-type="time">
            <text:p>15:45:35.3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009161" calcext:value-type="float">
            <text:p>-6.01E-10</text:p>
          </table:table-cell>
          <table:table-cell table:formula="of:=[.C148]*10^9" office:value-type="float" office:value="-0.6009161" calcext:value-type="float">
            <text:p>-0.6009161</text:p>
          </table:table-cell>
          <table:table-cell table:formula="of:=[.$N$1]*[.D148]" office:value-type="float" office:value="-0.44695240878871" calcext:value-type="float">
            <text:p>-0.44695240878871</text:p>
          </table:table-cell>
          <table:table-cell table:number-columns-repeated="9"/>
        </table:table-row>
        <table:table-row table:style-name="ro1">
          <table:table-cell office:value-type="time" office:time-value="PT15H45M35.762S" calcext:value-type="time">
            <text:p>15:45:35.7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533264" calcext:value-type="float">
            <text:p>-5.53E-10</text:p>
          </table:table-cell>
          <table:table-cell table:formula="of:=[.C149]*10^9" office:value-type="float" office:value="-0.5533264" calcext:value-type="float">
            <text:p>-0.5533264</text:p>
          </table:table-cell>
          <table:table-cell table:formula="of:=[.$N$1]*[.D149]" office:value-type="float" office:value="-0.411555901608203" calcext:value-type="float">
            <text:p>-0.411555901608203</text:p>
          </table:table-cell>
          <table:table-cell table:number-columns-repeated="9"/>
        </table:table-row>
        <table:table-row table:style-name="ro1">
          <table:table-cell office:value-type="time" office:time-value="PT15H45M36.145S" calcext:value-type="time">
            <text:p>15:45:36.1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355703" calcext:value-type="float">
            <text:p>-4.36E-10</text:p>
          </table:table-cell>
          <table:table-cell table:formula="of:=[.C150]*10^9" office:value-type="float" office:value="-0.4355703" calcext:value-type="float">
            <text:p>-0.4355703</text:p>
          </table:table-cell>
          <table:table-cell table:formula="of:=[.$N$1]*[.D150]" office:value-type="float" office:value="-0.32397067541013" calcext:value-type="float">
            <text:p>-0.32397067541013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373544900738509" calcext:value-type="float">
            <text:p>-0.373544900738509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873186743169625" calcext:value-type="float">
            <text:p>0.087318674316963</text:p>
          </table:table-cell>
          <table:table-cell/>
          <table:table-cell table:formula="of:=(MAX([.E149:.E153])-MIN([.E149:.E153]))/2" office:value-type="float" office:value="0.117353660696184" calcext:value-type="float">
            <text:p>0.117353660696184</text:p>
          </table:table-cell>
          <table:table-cell table:number-columns-repeated="2"/>
        </table:table-row>
        <table:table-row table:style-name="ro1">
          <table:table-cell office:value-type="time" office:time-value="PT15H45M36.528S" calcext:value-type="time">
            <text:p>15:45:36.5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886952" calcext:value-type="float">
            <text:p>-6.89E-10</text:p>
          </table:table-cell>
          <table:table-cell table:formula="of:=[.C151]*10^9" office:value-type="float" office:value="-0.6886952" calcext:value-type="float">
            <text:p>-0.6886952</text:p>
          </table:table-cell>
          <table:table-cell table:formula="of:=[.$N$1]*[.D151]" office:value-type="float" office:value="-0.512241190677405" calcext:value-type="float">
            <text:p>-0.512241190677405</text:p>
          </table:table-cell>
          <table:table-cell table:number-columns-repeated="9"/>
        </table:table-row>
        <table:table-row table:style-name="ro1">
          <table:table-cell office:value-type="time" office:time-value="PT15H45M36.912S" calcext:value-type="time">
            <text:p>15:45:36.9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603788" calcext:value-type="float">
            <text:p>-4.60E-10</text:p>
          </table:table-cell>
          <table:table-cell table:formula="of:=[.C152]*10^9" office:value-type="float" office:value="-0.4603788" calcext:value-type="float">
            <text:p>-0.4603788</text:p>
          </table:table-cell>
          <table:table-cell table:formula="of:=[.$N$1]*[.D152]" office:value-type="float" office:value="-0.342422866711769" calcext:value-type="float">
            <text:p>-0.342422866711769</text:p>
          </table:table-cell>
          <table:table-cell table:number-columns-repeated="9"/>
        </table:table-row>
        <table:table-row table:style-name="ro1">
          <table:table-cell office:value-type="time" office:time-value="PT15H45M37.297S" calcext:value-type="time">
            <text:p>15:45:37.3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731372" calcext:value-type="float">
            <text:p>-3.73E-10</text:p>
          </table:table-cell>
          <table:table-cell table:formula="of:=[.C153]*10^9" office:value-type="float" office:value="-0.3731372" calcext:value-type="float">
            <text:p>-0.3731372</text:p>
          </table:table-cell>
          <table:table-cell table:formula="of:=[.$N$1]*[.D153]" office:value-type="float" office:value="-0.277533869285038" calcext:value-type="float">
            <text:p>-0.277533869285038</text:p>
          </table:table-cell>
          <table:table-cell table:number-columns-repeated="9"/>
        </table:table-row>
        <table:table-row table:style-name="ro1">
          <table:table-cell office:value-type="time" office:time-value="PT15H45M37.681S" calcext:value-type="time">
            <text:p>15:45:37.6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384238" calcext:value-type="float">
            <text:p>-4.38E-10</text:p>
          </table:table-cell>
          <table:table-cell table:formula="of:=[.C154]*10^9" office:value-type="float" office:value="-0.4384238" calcext:value-type="float">
            <text:p>-0.4384238</text:p>
          </table:table-cell>
          <table:table-cell table:formula="of:=[.$N$1]*[.D154]" office:value-type="float" office:value="-0.326093066037505" calcext:value-type="float">
            <text:p>-0.326093066037505</text:p>
          </table:table-cell>
          <table:table-cell table:number-columns-repeated="9"/>
        </table:table-row>
        <table:table-row table:style-name="ro1">
          <table:table-cell office:value-type="time" office:time-value="PT15H45M38.065S" calcext:value-type="time">
            <text:p>15:45:38.0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617376" calcext:value-type="float">
            <text:p>-6.62E-10</text:p>
          </table:table-cell>
          <table:table-cell table:formula="of:=[.C155]*10^9" office:value-type="float" office:value="-0.6617376" calcext:value-type="float">
            <text:p>-0.6617376</text:p>
          </table:table-cell>
          <table:table-cell table:formula="of:=[.$N$1]*[.D155]" office:value-type="float" office:value="-0.492190530934452" calcext:value-type="float">
            <text:p>-0.492190530934452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410510214212715" calcext:value-type="float">
            <text:p>-0.410510214212715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716315039867044" calcext:value-type="float">
            <text:p>0.071631503986704</text:p>
          </table:table-cell>
          <table:table-cell/>
          <table:table-cell table:formula="of:=(MAX([.E154:.E158])-MIN([.E154:.E158]))/2" office:value-type="float" office:value="0.0962418428287951" calcext:value-type="float">
            <text:p>0.096241842828795</text:p>
          </table:table-cell>
          <table:table-cell table:number-columns-repeated="2"/>
        </table:table-row>
        <table:table-row table:style-name="ro1">
          <table:table-cell office:value-type="time" office:time-value="PT15H45M38.448S" calcext:value-type="time">
            <text:p>15:45:38.4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332495" calcext:value-type="float">
            <text:p>-6.33E-10</text:p>
          </table:table-cell>
          <table:table-cell table:formula="of:=[.C156]*10^9" office:value-type="float" office:value="-0.6332495" calcext:value-type="float">
            <text:p>-0.6332495</text:p>
          </table:table-cell>
          <table:table-cell table:formula="of:=[.$N$1]*[.D156]" office:value-type="float" office:value="-0.471001508179339" calcext:value-type="float">
            <text:p>-0.471001508179339</text:p>
          </table:table-cell>
          <table:table-cell table:number-columns-repeated="9"/>
        </table:table-row>
        <table:table-row table:style-name="ro1">
          <table:table-cell office:value-type="time" office:time-value="PT15H45M38.832S" calcext:value-type="time">
            <text:p>15:45:38.8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029482" calcext:value-type="float">
            <text:p>-4.03E-10</text:p>
          </table:table-cell>
          <table:table-cell table:formula="of:=[.C157]*10^9" office:value-type="float" office:value="-0.4029482" calcext:value-type="float">
            <text:p>-0.4029482</text:p>
          </table:table-cell>
          <table:table-cell table:formula="of:=[.$N$1]*[.D157]" office:value-type="float" office:value="-0.299706845276861" calcext:value-type="float">
            <text:p>-0.299706845276861</text:p>
          </table:table-cell>
          <table:table-cell table:number-columns-repeated="9"/>
        </table:table-row>
        <table:table-row table:style-name="ro1">
          <table:table-cell office:value-type="time" office:time-value="PT15H45M39.216S" calcext:value-type="time">
            <text:p>15:45:39.2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232434" calcext:value-type="float">
            <text:p>-6.23E-10</text:p>
          </table:table-cell>
          <table:table-cell table:formula="of:=[.C158]*10^9" office:value-type="float" office:value="-0.6232434" calcext:value-type="float">
            <text:p>-0.6232434</text:p>
          </table:table-cell>
          <table:table-cell table:formula="of:=[.$N$1]*[.D158]" office:value-type="float" office:value="-0.463559120635419" calcext:value-type="float">
            <text:p>-0.463559120635419</text:p>
          </table:table-cell>
          <table:table-cell table:number-columns-repeated="9"/>
        </table:table-row>
        <table:table-row table:style-name="ro1">
          <table:table-cell office:value-type="time" office:time-value="PT15H45M39.6S" calcext:value-type="time">
            <text:p>15:45:39.6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096997" calcext:value-type="float">
            <text:p>-7.10E-10</text:p>
          </table:table-cell>
          <table:table-cell table:formula="of:=[.C159]*10^9" office:value-type="float" office:value="-0.7096997" calcext:value-type="float">
            <text:p>-0.7096997</text:p>
          </table:table-cell>
          <table:table-cell table:formula="of:=[.$N$1]*[.D159]" office:value-type="float" office:value="-0.527864023665908" calcext:value-type="float">
            <text:p>-0.527864023665908</text:p>
          </table:table-cell>
          <table:table-cell table:number-columns-repeated="9"/>
        </table:table-row>
        <table:table-row table:style-name="ro1">
          <table:table-cell office:value-type="time" office:time-value="PT15H45M39.984S" calcext:value-type="time">
            <text:p>15:45:39.9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20432" calcext:value-type="float">
            <text:p>-6.20E-10</text:p>
          </table:table-cell>
          <table:table-cell table:formula="of:=[.C160]*10^9" office:value-type="float" office:value="-0.620432" calcext:value-type="float">
            <text:p>-0.620432</text:p>
          </table:table-cell>
          <table:table-cell table:formula="of:=[.$N$1]*[.D160]" office:value-type="float" office:value="-0.461468043358461" calcext:value-type="float">
            <text:p>-0.46146804335846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46355308110085" calcext:value-type="float">
            <text:p>-0.4635530811008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778843255492733" calcext:value-type="float">
            <text:p>0.077884325549273</text:p>
          </table:table-cell>
          <table:table-cell/>
          <table:table-cell table:formula="of:=(MAX([.E159:.E163])-MIN([.E159:.E163]))/2" office:value-type="float" office:value="0.104637390908541" calcext:value-type="float">
            <text:p>0.104637390908541</text:p>
          </table:table-cell>
          <table:table-cell table:number-columns-repeated="2"/>
        </table:table-row>
        <table:table-row table:style-name="ro1">
          <table:table-cell office:value-type="time" office:time-value="PT15H45M40.367S" calcext:value-type="time">
            <text:p>15:45:40.3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283351" calcext:value-type="float">
            <text:p>-4.28E-10</text:p>
          </table:table-cell>
          <table:table-cell table:formula="of:=[.C161]*10^9" office:value-type="float" office:value="-0.4283351" calcext:value-type="float">
            <text:p>-0.4283351</text:p>
          </table:table-cell>
          <table:table-cell table:formula="of:=[.$N$1]*[.D161]" office:value-type="float" office:value="-0.318589241848826" calcext:value-type="float">
            <text:p>-0.318589241848826</text:p>
          </table:table-cell>
          <table:table-cell table:number-columns-repeated="9"/>
        </table:table-row>
        <table:table-row table:style-name="ro1">
          <table:table-cell office:value-type="time" office:time-value="PT15H45M40.75S" calcext:value-type="time">
            <text:p>15:45:40.7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879924" calcext:value-type="float">
            <text:p>-6.88E-10</text:p>
          </table:table-cell>
          <table:table-cell table:formula="of:=[.C162]*10^9" office:value-type="float" office:value="-0.6879924" calcext:value-type="float">
            <text:p>-0.6879924</text:p>
          </table:table-cell>
          <table:table-cell table:formula="of:=[.$N$1]*[.D162]" office:value-type="float" office:value="-0.511718458547418" calcext:value-type="float">
            <text:p>-0.511718458547418</text:p>
          </table:table-cell>
          <table:table-cell table:number-columns-repeated="9"/>
        </table:table-row>
        <table:table-row table:style-name="ro1">
          <table:table-cell office:value-type="time" office:time-value="PT15H45M41.134S" calcext:value-type="time">
            <text:p>15:45:41.1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697172" calcext:value-type="float">
            <text:p>-6.70E-10</text:p>
          </table:table-cell>
          <table:table-cell table:formula="of:=[.C163]*10^9" office:value-type="float" office:value="-0.6697172" calcext:value-type="float">
            <text:p>-0.6697172</text:p>
          </table:table-cell>
          <table:table-cell table:formula="of:=[.$N$1]*[.D163]" office:value-type="float" office:value="-0.498125638083637" calcext:value-type="float">
            <text:p>-0.498125638083637</text:p>
          </table:table-cell>
          <table:table-cell table:number-columns-repeated="9"/>
        </table:table-row>
        <table:table-row table:style-name="ro1">
          <table:table-cell office:value-type="time" office:time-value="PT15H45M41.518S" calcext:value-type="time">
            <text:p>15:45:41.5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961613" calcext:value-type="float">
            <text:p>-5.96E-10</text:p>
          </table:table-cell>
          <table:table-cell table:formula="of:=[.C164]*10^9" office:value-type="float" office:value="-0.5961613" calcext:value-type="float">
            <text:p>-0.5961613</text:p>
          </table:table-cell>
          <table:table-cell table:formula="of:=[.$N$1]*[.D164]" office:value-type="float" office:value="-0.443415859654299" calcext:value-type="float">
            <text:p>-0.443415859654299</text:p>
          </table:table-cell>
          <table:table-cell table:number-columns-repeated="9"/>
        </table:table-row>
        <table:table-row table:style-name="ro1">
          <table:table-cell office:value-type="time" office:time-value="PT15H45M41.902S" calcext:value-type="time">
            <text:p>15:45:41.9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182229" calcext:value-type="float">
            <text:p>-5.18E-10</text:p>
          </table:table-cell>
          <table:table-cell table:formula="of:=[.C165]*10^9" office:value-type="float" office:value="-0.5182229" calcext:value-type="float">
            <text:p>-0.5182229</text:p>
          </table:table-cell>
          <table:table-cell table:formula="of:=[.$N$1]*[.D165]" office:value-type="float" office:value="-0.385446443262996" calcext:value-type="float">
            <text:p>-0.385446443262996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0.451196431382713" calcext:value-type="float">
            <text:p>-0.45119643138271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788299672912113" calcext:value-type="float">
            <text:p>0.078829967291211</text:p>
          </table:table-cell>
          <table:table-cell/>
          <table:table-cell table:formula="of:=(MAX([.E164:.E168])-MIN([.E164:.E168]))/2" office:value-type="float" office:value="0.105913651668139" calcext:value-type="float">
            <text:p>0.105913651668139</text:p>
          </table:table-cell>
          <table:table-cell table:number-columns-repeated="2"/>
        </table:table-row>
        <table:table-row table:style-name="ro1">
          <table:table-cell office:value-type="time" office:time-value="PT15H45M42.286S" calcext:value-type="time">
            <text:p>15:45:42.2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473249" calcext:value-type="float">
            <text:p>-7.47E-10</text:p>
          </table:table-cell>
          <table:table-cell table:formula="of:=[.C166]*10^9" office:value-type="float" office:value="-0.7473249" calcext:value-type="float">
            <text:p>-0.7473249</text:p>
          </table:table-cell>
          <table:table-cell table:formula="of:=[.$N$1]*[.D166]" office:value-type="float" office:value="-0.555849084760388" calcext:value-type="float">
            <text:p>-0.555849084760388</text:p>
          </table:table-cell>
          <table:table-cell table:number-columns-repeated="9"/>
        </table:table-row>
        <table:table-row table:style-name="ro1">
          <table:table-cell office:value-type="time" office:time-value="PT15H45M42.67S" calcext:value-type="time">
            <text:p>15:45:42.6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088728" calcext:value-type="float">
            <text:p>-7.09E-10</text:p>
          </table:table-cell>
          <table:table-cell table:formula="of:=[.C167]*10^9" office:value-type="float" office:value="-0.7088728" calcext:value-type="float">
            <text:p>-0.7088728</text:p>
          </table:table-cell>
          <table:table-cell table:formula="of:=[.$N$1]*[.D167]" office:value-type="float" office:value="-0.527248987811772" calcext:value-type="float">
            <text:p>-0.527248987811772</text:p>
          </table:table-cell>
          <table:table-cell table:number-columns-repeated="9"/>
        </table:table-row>
        <table:table-row table:style-name="ro1">
          <table:table-cell office:value-type="time" office:time-value="PT15H45M43.053S" calcext:value-type="time">
            <text:p>15:45:43.0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625285" calcext:value-type="float">
            <text:p>-4.63E-10</text:p>
          </table:table-cell>
          <table:table-cell table:formula="of:=[.C168]*10^9" office:value-type="float" office:value="-0.4625285" calcext:value-type="float">
            <text:p>-0.4625285</text:p>
          </table:table-cell>
          <table:table-cell table:formula="of:=[.$N$1]*[.D168]" office:value-type="float" office:value="-0.344021781424111" calcext:value-type="float">
            <text:p>-0.344021781424111</text:p>
          </table:table-cell>
          <table:table-cell table:number-columns-repeated="9"/>
        </table:table-row>
        <table:table-row table:style-name="ro1">
          <table:table-cell office:value-type="time" office:time-value="PT15H45M43.438S" calcext:value-type="time">
            <text:p>15:45:43.4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6213415" calcext:value-type="float">
            <text:p>-6.21E-10</text:p>
          </table:table-cell>
          <table:table-cell table:formula="of:=[.C169]*10^9" office:value-type="float" office:value="-0.6213415" calcext:value-type="float">
            <text:p>-0.6213415</text:p>
          </table:table-cell>
          <table:table-cell table:formula="of:=[.$N$1]*[.D169]" office:value-type="float" office:value="-0.462144515857356" calcext:value-type="float">
            <text:p>-0.462144515857356</text:p>
          </table:table-cell>
          <table:table-cell table:number-columns-repeated="9"/>
        </table:table-row>
        <table:table-row table:style-name="ro1">
          <table:table-cell office:value-type="time" office:time-value="PT15H45M43.821S" calcext:value-type="time">
            <text:p>15:45:43.8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142244" calcext:value-type="float">
            <text:p>-8.14E-10</text:p>
          </table:table-cell>
          <table:table-cell table:formula="of:=[.C170]*10^9" office:value-type="float" office:value="-0.8142244" calcext:value-type="float">
            <text:p>-0.8142244</text:p>
          </table:table-cell>
          <table:table-cell table:formula="of:=[.$N$1]*[.D170]" office:value-type="float" office:value="-0.605607932412765" calcext:value-type="float">
            <text:p>-0.605607932412765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0.509319781527036" calcext:value-type="float">
            <text:p>-0.509319781527036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728115943368825" calcext:value-type="float">
            <text:p>0.072811594336883</text:p>
          </table:table-cell>
          <table:table-cell/>
          <table:table-cell table:formula="of:=(MAX([.E169:.E173])-MIN([.E169:.E173]))/2" office:value-type="float" office:value="0.0977950519500901" calcext:value-type="float">
            <text:p>0.09779505195009</text:p>
          </table:table-cell>
          <table:table-cell table:number-columns-repeated="2"/>
        </table:table-row>
        <table:table-row table:style-name="ro1">
          <table:table-cell office:value-type="time" office:time-value="PT15H45M44.205S" calcext:value-type="time">
            <text:p>15:45:44.2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204499" calcext:value-type="float">
            <text:p>-7.20E-10</text:p>
          </table:table-cell>
          <table:table-cell table:formula="of:=[.C171]*10^9" office:value-type="float" office:value="-0.7204499" calcext:value-type="float">
            <text:p>-0.7204499</text:p>
          </table:table-cell>
          <table:table-cell table:formula="of:=[.$N$1]*[.D171]" office:value-type="float" office:value="-0.535859861662194" calcext:value-type="float">
            <text:p>-0.535859861662194</text:p>
          </table:table-cell>
          <table:table-cell table:number-columns-repeated="9"/>
        </table:table-row>
        <table:table-row table:style-name="ro1">
          <table:table-cell office:value-type="time" office:time-value="PT15H45M44.588S" calcext:value-type="time">
            <text:p>15:45:44.5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512585" calcext:value-type="float">
            <text:p>-5.51E-10</text:p>
          </table:table-cell>
          <table:table-cell table:formula="of:=[.C172]*10^9" office:value-type="float" office:value="-0.5512585" calcext:value-type="float">
            <text:p>-0.5512585</text:p>
          </table:table-cell>
          <table:table-cell table:formula="of:=[.$N$1]*[.D172]" office:value-type="float" office:value="-0.410017828512585" calcext:value-type="float">
            <text:p>-0.410017828512585</text:p>
          </table:table-cell>
          <table:table-cell table:number-columns-repeated="9"/>
        </table:table-row>
        <table:table-row table:style-name="ro1">
          <table:table-cell office:value-type="time" office:time-value="PT15H45M44.972S" calcext:value-type="time">
            <text:p>15:45:44.9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165629" calcext:value-type="float">
            <text:p>-7.17E-10</text:p>
          </table:table-cell>
          <table:table-cell table:formula="of:=[.C173]*10^9" office:value-type="float" office:value="-0.7165629" calcext:value-type="float">
            <text:p>-0.7165629</text:p>
          </table:table-cell>
          <table:table-cell table:formula="of:=[.$N$1]*[.D173]" office:value-type="float" office:value="-0.532968769190281" calcext:value-type="float">
            <text:p>-0.532968769190281</text:p>
          </table:table-cell>
          <table:table-cell table:number-columns-repeated="9"/>
        </table:table-row>
        <table:table-row table:style-name="ro1">
          <table:table-cell office:value-type="time" office:time-value="PT15H45M45.356S" calcext:value-type="time">
            <text:p>15:45:45.3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13728" calcext:value-type="float">
            <text:p>-8.14E-10</text:p>
          </table:table-cell>
          <table:table-cell table:formula="of:=[.C174]*10^9" office:value-type="float" office:value="-0.813728" calcext:value-type="float">
            <text:p>-0.813728</text:p>
          </table:table-cell>
          <table:table-cell table:formula="of:=[.$N$1]*[.D174]" office:value-type="float" office:value="-0.605238717516172" calcext:value-type="float">
            <text:p>-0.605238717516172</text:p>
          </table:table-cell>
          <table:table-cell table:number-columns-repeated="9"/>
        </table:table-row>
        <table:table-row table:style-name="ro1">
          <table:table-cell office:value-type="time" office:time-value="PT15H45M45.738S" calcext:value-type="time">
            <text:p>15:45:45.7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472661" calcext:value-type="float">
            <text:p>-6.47E-10</text:p>
          </table:table-cell>
          <table:table-cell table:formula="of:=[.C175]*10^9" office:value-type="float" office:value="-0.6472661" calcext:value-type="float">
            <text:p>-0.6472661</text:p>
          </table:table-cell>
          <table:table-cell table:formula="of:=[.$N$1]*[.D175]" office:value-type="float" office:value="-0.481426845648293" calcext:value-type="float">
            <text:p>-0.48142684564829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0.578612700456855" calcext:value-type="float">
            <text:p>-0.578612700456855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0732895232689702" calcext:value-type="float">
            <text:p>0.07328952326897</text:p>
          </table:table-cell>
          <table:table-cell/>
          <table:table-cell table:formula="of:=(MAX([.E174:.E178])-MIN([.E174:.E178]))/2" office:value-type="float" office:value="0.0984098646687121" calcext:value-type="float">
            <text:p>0.098409864668712</text:p>
          </table:table-cell>
          <table:table-cell table:number-columns-repeated="2"/>
        </table:table-row>
        <table:table-row table:style-name="ro1">
          <table:table-cell office:value-type="time" office:time-value="PT15H45M46.122S" calcext:value-type="time">
            <text:p>15:45:46.1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427358" calcext:value-type="float">
            <text:p>-7.43E-10</text:p>
          </table:table-cell>
          <table:table-cell table:formula="of:=[.C176]*10^9" office:value-type="float" office:value="-0.7427358" calcext:value-type="float">
            <text:p>-0.7427358</text:p>
          </table:table-cell>
          <table:table-cell table:formula="of:=[.$N$1]*[.D176]" office:value-type="float" office:value="-0.552435780808019" calcext:value-type="float">
            <text:p>-0.552435780808019</text:p>
          </table:table-cell>
          <table:table-cell table:number-columns-repeated="9"/>
        </table:table-row>
        <table:table-row table:style-name="ro1">
          <table:table-cell office:value-type="time" office:time-value="PT15H45M46.506S" calcext:value-type="time">
            <text:p>15:45:46.5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9118852" calcext:value-type="float">
            <text:p>-9.12E-10</text:p>
          </table:table-cell>
          <table:table-cell table:formula="of:=[.C177]*10^9" office:value-type="float" office:value="-0.9118852" calcext:value-type="float">
            <text:p>-0.9118852</text:p>
          </table:table-cell>
          <table:table-cell table:formula="of:=[.$N$1]*[.D177]" office:value-type="float" office:value="-0.678246574985717" calcext:value-type="float">
            <text:p>-0.678246574985717</text:p>
          </table:table-cell>
          <table:table-cell table:number-columns-repeated="9"/>
        </table:table-row>
        <table:table-row table:style-name="ro1">
          <table:table-cell office:value-type="time" office:time-value="PT15H45M46.89S" calcext:value-type="time">
            <text:p>15:45:46.8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740349" calcext:value-type="float">
            <text:p>-7.74E-10</text:p>
          </table:table-cell>
          <table:table-cell table:formula="of:=[.C178]*10^9" office:value-type="float" office:value="-0.7740349" calcext:value-type="float">
            <text:p>-0.7740349</text:p>
          </table:table-cell>
          <table:table-cell table:formula="of:=[.$N$1]*[.D178]" office:value-type="float" office:value="-0.575715583326072" calcext:value-type="float">
            <text:p>-0.575715583326072</text:p>
          </table:table-cell>
          <table:table-cell table:number-columns-repeated="9"/>
        </table:table-row>
        <table:table-row table:style-name="ro1">
          <table:table-cell office:value-type="time" office:time-value="PT15H45M47.273S" calcext:value-type="time">
            <text:p>15:45:47.2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505673" calcext:value-type="float">
            <text:p>-8.51E-10</text:p>
          </table:table-cell>
          <table:table-cell table:formula="of:=[.C179]*10^9" office:value-type="float" office:value="-0.8505673" calcext:value-type="float">
            <text:p>-0.8505673</text:p>
          </table:table-cell>
          <table:table-cell table:formula="of:=[.$N$1]*[.D179]" office:value-type="float" office:value="-0.632639237943383" calcext:value-type="float">
            <text:p>-0.632639237943383</text:p>
          </table:table-cell>
          <table:table-cell table:number-columns-repeated="9"/>
        </table:table-row>
        <table:table-row table:style-name="ro1">
          <table:table-cell office:value-type="time" office:time-value="PT15H45M47.657S" calcext:value-type="time">
            <text:p>15:45:47.6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44773" calcext:value-type="float">
            <text:p>-1.04E-09</text:p>
          </table:table-cell>
          <table:table-cell table:formula="of:=[.C180]*10^9" office:value-type="float" office:value="-1.044773" calcext:value-type="float">
            <text:p>-1.044773</text:p>
          </table:table-cell>
          <table:table-cell table:formula="of:=[.$N$1]*[.D180]" office:value-type="float" office:value="-0.777086533356998" calcext:value-type="float">
            <text:p>-0.777086533356998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0.704964449498155" calcext:value-type="float">
            <text:p>-0.704964449498155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0804932862589238" calcext:value-type="float">
            <text:p>0.080493286258924</text:p>
          </table:table-cell>
          <table:table-cell/>
          <table:table-cell table:formula="of:=(MAX([.E179:.E183])-MIN([.E179:.E183]))/2" office:value-type="float" office:value="0.108050806428667" calcext:value-type="float">
            <text:p>0.108050806428667</text:p>
          </table:table-cell>
          <table:table-cell table:number-columns-repeated="2"/>
        </table:table-row>
        <table:table-row table:style-name="ro1">
          <table:table-cell office:value-type="time" office:time-value="PT15H45M48.041S" calcext:value-type="time">
            <text:p>15:45:48.0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9687" calcext:value-type="float">
            <text:p>-1.10E-09</text:p>
          </table:table-cell>
          <table:table-cell table:formula="of:=[.C181]*10^9" office:value-type="float" office:value="-1.09687" calcext:value-type="float">
            <text:p>-1.09687</text:p>
          </table:table-cell>
          <table:table-cell table:formula="of:=[.$N$1]*[.D181]" office:value-type="float" office:value="-0.815835502873151" calcext:value-type="float">
            <text:p>-0.815835502873151</text:p>
          </table:table-cell>
          <table:table-cell table:number-columns-repeated="9"/>
        </table:table-row>
        <table:table-row table:style-name="ro1">
          <table:table-cell office:value-type="time" office:time-value="PT15H45M48.425S" calcext:value-type="time">
            <text:p>15:45:48.4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404963" calcext:value-type="float">
            <text:p>-9.40E-10</text:p>
          </table:table-cell>
          <table:table-cell table:formula="of:=[.C182]*10^9" office:value-type="float" office:value="-0.9404963" calcext:value-type="float">
            <text:p>-0.9404963</text:p>
          </table:table-cell>
          <table:table-cell table:formula="of:=[.$N$1]*[.D182]" office:value-type="float" office:value="-0.699527083301428" calcext:value-type="float">
            <text:p>-0.699527083301428</text:p>
          </table:table-cell>
          <table:table-cell table:number-columns-repeated="9"/>
        </table:table-row>
        <table:table-row table:style-name="ro1">
          <table:table-cell office:value-type="time" office:time-value="PT15H45M48.809S" calcext:value-type="time">
            <text:p>15:45:48.8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063269" calcext:value-type="float">
            <text:p>-8.06E-10</text:p>
          </table:table-cell>
          <table:table-cell table:formula="of:=[.C183]*10^9" office:value-type="float" office:value="-0.8063269" calcext:value-type="float">
            <text:p>-0.8063269</text:p>
          </table:table-cell>
          <table:table-cell table:formula="of:=[.$N$1]*[.D183]" office:value-type="float" office:value="-0.599733890015817" calcext:value-type="float">
            <text:p>-0.599733890015817</text:p>
          </table:table-cell>
          <table:table-cell table:number-columns-repeated="9"/>
        </table:table-row>
        <table:table-row table:style-name="ro1">
          <table:table-cell office:value-type="time" office:time-value="PT15H45M49.192S" calcext:value-type="time">
            <text:p>15:45:49.1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51133" calcext:value-type="float">
            <text:p>-1.51E-09</text:p>
          </table:table-cell>
          <table:table-cell table:formula="of:=[.C184]*10^9" office:value-type="float" office:value="-1.51133" calcext:value-type="float">
            <text:p>-1.51133</text:p>
          </table:table-cell>
          <table:table-cell table:formula="of:=[.$N$1]*[.D184]" office:value-type="float" office:value="-1.12410465283696" calcext:value-type="float">
            <text:p>-1.12410465283696</text:p>
          </table:table-cell>
          <table:table-cell table:number-columns-repeated="9"/>
        </table:table-row>
        <table:table-row table:style-name="ro1">
          <table:table-cell office:value-type="time" office:time-value="PT15H45M49.575S" calcext:value-type="time">
            <text:p>15:45:49.5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517118" calcext:value-type="float">
            <text:p>-1.52E-09</text:p>
          </table:table-cell>
          <table:table-cell table:formula="of:=[.C185]*10^9" office:value-type="float" office:value="-1.517118" calcext:value-type="float">
            <text:p>-1.517118</text:p>
          </table:table-cell>
          <table:table-cell table:formula="of:=[.$N$1]*[.D185]" office:value-type="float" office:value="-1.1284096806804" calcext:value-type="float">
            <text:p>-1.128409680680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1.06537836078334" calcext:value-type="float">
            <text:p>-1.06537836078334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057146893883035" calcext:value-type="float">
            <text:p>0.057146893883035</text:p>
          </table:table-cell>
          <table:table-cell/>
          <table:table-cell table:formula="of:=(MAX([.E184:.E188])-MIN([.E184:.E188]))/2" office:value-type="float" office:value="0.0762829661604582" calcext:value-type="float">
            <text:p>0.076282966160458</text:p>
          </table:table-cell>
          <table:table-cell table:number-columns-repeated="2"/>
        </table:table-row>
        <table:table-row table:style-name="ro1">
          <table:table-cell office:value-type="time" office:time-value="PT15H45M49.959S" calcext:value-type="time">
            <text:p>15:45:49.9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311997" calcext:value-type="float">
            <text:p>-1.31E-09</text:p>
          </table:table-cell>
          <table:table-cell table:formula="of:=[.C186]*10^9" office:value-type="float" office:value="-1.311997" calcext:value-type="float">
            <text:p>-1.311997</text:p>
          </table:table-cell>
          <table:table-cell table:formula="of:=[.$N$1]*[.D186]" office:value-type="float" office:value="-0.975843748359482" calcext:value-type="float">
            <text:p>-0.975843748359482</text:p>
          </table:table-cell>
          <table:table-cell table:number-columns-repeated="9"/>
        </table:table-row>
        <table:table-row table:style-name="ro1">
          <table:table-cell office:value-type="time" office:time-value="PT15H45M50.344S" calcext:value-type="time">
            <text:p>15:45:50.3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388984" calcext:value-type="float">
            <text:p>-1.39E-09</text:p>
          </table:table-cell>
          <table:table-cell table:formula="of:=[.C187]*10^9" office:value-type="float" office:value="-1.388984" calcext:value-type="float">
            <text:p>-1.388984</text:p>
          </table:table-cell>
          <table:table-cell table:formula="of:=[.$N$1]*[.D187]" office:value-type="float" office:value="-1.03310552765848" calcext:value-type="float">
            <text:p>-1.03310552765848</text:p>
          </table:table-cell>
          <table:table-cell table:number-columns-repeated="9"/>
        </table:table-row>
        <table:table-row table:style-name="ro1">
          <table:table-cell office:value-type="time" office:time-value="PT15H45M50.728S" calcext:value-type="time">
            <text:p>15:45:50.7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432441" calcext:value-type="float">
            <text:p>-1.43E-09</text:p>
          </table:table-cell>
          <table:table-cell table:formula="of:=[.C188]*10^9" office:value-type="float" office:value="-1.432441" calcext:value-type="float">
            <text:p>-1.432441</text:p>
          </table:table-cell>
          <table:table-cell table:formula="of:=[.$N$1]*[.D188]" office:value-type="float" office:value="-1.06542819438139" calcext:value-type="float">
            <text:p>-1.06542819438139</text:p>
          </table:table-cell>
          <table:table-cell table:number-columns-repeated="9"/>
        </table:table-row>
        <table:table-row table:style-name="ro1">
          <table:table-cell office:value-type="time" office:time-value="PT15H45M51.112S" calcext:value-type="time">
            <text:p>15:45:51.1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897437" calcext:value-type="float">
            <text:p>-2.90E-09</text:p>
          </table:table-cell>
          <table:table-cell table:formula="of:=[.C189]*10^9" office:value-type="float" office:value="-2.897437" calcext:value-type="float">
            <text:p>-2.897437</text:p>
          </table:table-cell>
          <table:table-cell table:formula="of:=[.$N$1]*[.D189]" office:value-type="float" office:value="-2.1550703109195" calcext:value-type="float">
            <text:p>-2.1550703109195</text:p>
          </table:table-cell>
          <table:table-cell table:number-columns-repeated="9"/>
        </table:table-row>
        <table:table-row table:style-name="ro1">
          <table:table-cell office:value-type="time" office:time-value="PT15H45M51.495S" calcext:value-type="time">
            <text:p>15:45:51.5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640013" calcext:value-type="float">
            <text:p>-2.64E-09</text:p>
          </table:table-cell>
          <table:table-cell table:formula="of:=[.C190]*10^9" office:value-type="float" office:value="-2.640013" calcext:value-type="float">
            <text:p>-2.640013</text:p>
          </table:table-cell>
          <table:table-cell table:formula="of:=[.$N$1]*[.D190]" office:value-type="float" office:value="-1.96360218936306" calcext:value-type="float">
            <text:p>-1.96360218936306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2.06958962450771" calcext:value-type="float">
            <text:p>-2.06958962450771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724286084074627" calcext:value-type="float">
            <text:p>0.072428608407463</text:p>
          </table:table-cell>
          <table:table-cell/>
          <table:table-cell table:formula="of:=(MAX([.E189:.E193])-MIN([.E189:.E193]))/2" office:value-type="float" office:value="0.0957340607782226" calcext:value-type="float">
            <text:p>0.095734060778223</text:p>
          </table:table-cell>
          <table:table-cell table:number-columns-repeated="2"/>
        </table:table-row>
        <table:table-row table:style-name="ro1">
          <table:table-cell office:value-type="time" office:time-value="PT15H45M51.879S" calcext:value-type="time">
            <text:p>15:45:51.8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780178" calcext:value-type="float">
            <text:p>-2.78E-09</text:p>
          </table:table-cell>
          <table:table-cell table:formula="of:=[.C191]*10^9" office:value-type="float" office:value="-2.780178" calcext:value-type="float">
            <text:p>-2.780178</text:p>
          </table:table-cell>
          <table:table-cell table:formula="of:=[.$N$1]*[.D191]" office:value-type="float" office:value="-2.06785482026755" calcext:value-type="float">
            <text:p>-2.06785482026755</text:p>
          </table:table-cell>
          <table:table-cell table:number-columns-repeated="9"/>
        </table:table-row>
        <table:table-row table:style-name="ro1">
          <table:table-cell office:value-type="time" office:time-value="PT15H45M52.263S" calcext:value-type="time">
            <text:p>15:45:52.2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895454" calcext:value-type="float">
            <text:p>-2.90E-09</text:p>
          </table:table-cell>
          <table:table-cell table:formula="of:=[.C192]*10^9" office:value-type="float" office:value="-2.895454" calcext:value-type="float">
            <text:p>-2.895454</text:p>
          </table:table-cell>
          <table:table-cell table:formula="of:=[.$N$1]*[.D192]" office:value-type="float" office:value="-2.15359538517425" calcext:value-type="float">
            <text:p>-2.15359538517425</text:p>
          </table:table-cell>
          <table:table-cell table:number-columns-repeated="9"/>
        </table:table-row>
        <table:table-row table:style-name="ro1">
          <table:table-cell office:value-type="time" office:time-value="PT15H45M52.647S" calcext:value-type="time">
            <text:p>15:45:52.6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269947" calcext:value-type="float">
            <text:p>-2.70E-09</text:p>
          </table:table-cell>
          <table:table-cell table:formula="of:=[.C193]*10^9" office:value-type="float" office:value="-2.69947" calcext:value-type="float">
            <text:p>-2.69947</text:p>
          </table:table-cell>
          <table:table-cell table:formula="of:=[.$N$1]*[.D193]" office:value-type="float" office:value="-2.00782541681419" calcext:value-type="float">
            <text:p>-2.00782541681419</text:p>
          </table:table-cell>
          <table:table-cell table:number-columns-repeated="9"/>
        </table:table-row>
        <table:table-row table:style-name="ro1">
          <table:table-cell office:value-type="time" office:time-value="PT15H45M53.031S" calcext:value-type="time">
            <text:p>15:45:53.0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331365" calcext:value-type="float">
            <text:p>-6.33E-09</text:p>
          </table:table-cell>
          <table:table-cell table:formula="of:=[.C194]*10^9" office:value-type="float" office:value="-6.331365" calcext:value-type="float">
            <text:p>-6.331365</text:p>
          </table:table-cell>
          <table:table-cell table:formula="of:=[.$N$1]*[.D194]" office:value-type="float" office:value="-4.70917460469196" calcext:value-type="float">
            <text:p>-4.70917460469196</text:p>
          </table:table-cell>
          <table:table-cell table:number-columns-repeated="9"/>
        </table:table-row>
        <table:table-row table:style-name="ro1">
          <table:table-cell office:value-type="time" office:time-value="PT15H45M53.414S" calcext:value-type="time">
            <text:p>15:45:53.4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368822" calcext:value-type="float">
            <text:p>-6.37E-09</text:p>
          </table:table-cell>
          <table:table-cell table:formula="of:=[.C195]*10^9" office:value-type="float" office:value="-6.368822" calcext:value-type="float">
            <text:p>-6.368822</text:p>
          </table:table-cell>
          <table:table-cell table:formula="of:=[.$N$1]*[.D195]" office:value-type="float" office:value="-4.73703456114178" calcext:value-type="float">
            <text:p>-4.73703456114178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4.73178358747746" calcext:value-type="float">
            <text:p>-4.73178358747746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07292744513584" calcext:value-type="float">
            <text:p>0.07292744513584</text:p>
          </table:table-cell>
          <table:table-cell/>
          <table:table-cell table:formula="of:=(MAX([.E194:.E198])-MIN([.E194:.E198]))/2" office:value-type="float" office:value="0.0891835458823786" calcext:value-type="float">
            <text:p>0.089183545882379</text:p>
          </table:table-cell>
          <table:table-cell table:number-columns-repeated="2"/>
        </table:table-row>
        <table:table-row table:style-name="ro1">
          <table:table-cell office:value-type="time" office:time-value="PT15H45M53.798S" calcext:value-type="time">
            <text:p>15:45:53.8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510148" calcext:value-type="float">
            <text:p>-6.51E-09</text:p>
          </table:table-cell>
          <table:table-cell table:formula="of:=[.C196]*10^9" office:value-type="float" office:value="-6.510148" calcext:value-type="float">
            <text:p>-6.510148</text:p>
          </table:table-cell>
          <table:table-cell table:formula="of:=[.$N$1]*[.D196]" office:value-type="float" office:value="-4.84215072648412" calcext:value-type="float">
            <text:p>-4.84215072648412</text:p>
          </table:table-cell>
          <table:table-cell table:number-columns-repeated="9"/>
        </table:table-row>
        <table:table-row table:style-name="ro1">
          <table:table-cell office:value-type="time" office:time-value="PT15H45M54.182S" calcext:value-type="time">
            <text:p>15:45:54.1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328138" calcext:value-type="float">
            <text:p>-6.33E-09</text:p>
          </table:table-cell>
          <table:table-cell table:formula="of:=[.C197]*10^9" office:value-type="float" office:value="-6.328138" calcext:value-type="float">
            <text:p>-6.328138</text:p>
          </table:table-cell>
          <table:table-cell table:formula="of:=[.$N$1]*[.D197]" office:value-type="float" office:value="-4.70677441035008" calcext:value-type="float">
            <text:p>-4.70677441035008</text:p>
          </table:table-cell>
          <table:table-cell table:number-columns-repeated="9"/>
        </table:table-row>
        <table:table-row table:style-name="ro1">
          <table:table-cell office:value-type="time" office:time-value="PT15H45M54.566S" calcext:value-type="time">
            <text:p>15:45:54.5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270338" calcext:value-type="float">
            <text:p>-6.27E-09</text:p>
          </table:table-cell>
          <table:table-cell table:formula="of:=[.C198]*10^9" office:value-type="float" office:value="-6.270338" calcext:value-type="float">
            <text:p>-6.270338</text:p>
          </table:table-cell>
          <table:table-cell table:formula="of:=[.$N$1]*[.D198]" office:value-type="float" office:value="-4.66378363471936" calcext:value-type="float">
            <text:p>-4.66378363471936</text:p>
          </table:table-cell>
          <table:table-cell table:number-columns-repeated="9"/>
        </table:table-row>
        <table:table-row table:style-name="ro1">
          <table:table-cell office:value-type="time" office:time-value="PT15H45M54.95S" calcext:value-type="time">
            <text:p>15:45:54.9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15433" calcext:value-type="float">
            <text:p>-1.62E-08</text:p>
          </table:table-cell>
          <table:table-cell table:formula="of:=[.C199]*10^9" office:value-type="float" office:value="-16.15433" calcext:value-type="float">
            <text:p>-16.15433</text:p>
          </table:table-cell>
          <table:table-cell table:formula="of:=[.$N$1]*[.D199]" office:value-type="float" office:value="-12.0153490743013" calcext:value-type="float">
            <text:p>-12.0153490743013</text:p>
          </table:table-cell>
          <table:table-cell table:number-columns-repeated="9"/>
        </table:table-row>
        <table:table-row table:style-name="ro1">
          <table:table-cell office:value-type="time" office:time-value="PT15H45M55.333S" calcext:value-type="time">
            <text:p>15:45:55.3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36324" calcext:value-type="float">
            <text:p>-1.64E-08</text:p>
          </table:table-cell>
          <table:table-cell table:formula="of:=[.C200]*10^9" office:value-type="float" office:value="-16.36324" calcext:value-type="float">
            <text:p>-16.36324</text:p>
          </table:table-cell>
          <table:table-cell table:formula="of:=[.$N$1]*[.D200]" office:value-type="float" office:value="-12.1707332081596" calcext:value-type="float">
            <text:p>-12.1707332081596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12.0468691969601" calcext:value-type="float">
            <text:p>-12.046869196960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04039316600238" calcext:value-type="float">
            <text:p>0.104039316600238</text:p>
          </table:table-cell>
          <table:table-cell/>
          <table:table-cell table:formula="of:=(MAX([.E199:.E203])-MIN([.E199:.E203]))/2" office:value-type="float" office:value="0.093843359192527" calcext:value-type="float">
            <text:p>0.093843359192527</text:p>
          </table:table-cell>
          <table:table-cell table:number-columns-repeated="2"/>
        </table:table-row>
        <table:table-row table:style-name="ro1">
          <table:table-cell office:value-type="time" office:time-value="PT15H45M55.717S" calcext:value-type="time">
            <text:p>15:45:55.7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24267" calcext:value-type="float">
            <text:p>-1.62E-08</text:p>
          </table:table-cell>
          <table:table-cell table:formula="of:=[.C201]*10^9" office:value-type="float" office:value="-16.24267" calcext:value-type="float">
            <text:p>-16.24267</text:p>
          </table:table-cell>
          <table:table-cell table:formula="of:=[.$N$1]*[.D201]" office:value-type="float" office:value="-12.081055045222" calcext:value-type="float">
            <text:p>-12.081055045222</text:p>
          </table:table-cell>
          <table:table-cell table:number-columns-repeated="9"/>
        </table:table-row>
        <table:table-row table:style-name="ro1">
          <table:table-cell office:value-type="time" office:time-value="PT15H45M56.101S" calcext:value-type="time">
            <text:p>15:45:56.1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1109" calcext:value-type="float">
            <text:p>-1.61E-08</text:p>
          </table:table-cell>
          <table:table-cell table:formula="of:=[.C202]*10^9" office:value-type="float" office:value="-16.1109" calcext:value-type="float">
            <text:p>-16.1109</text:p>
          </table:table-cell>
          <table:table-cell table:formula="of:=[.$N$1]*[.D202]" office:value-type="float" office:value="-11.9830464897746" calcext:value-type="float">
            <text:p>-11.9830464897746</text:p>
          </table:table-cell>
          <table:table-cell table:number-columns-repeated="9"/>
        </table:table-row>
        <table:table-row table:style-name="ro1">
          <table:table-cell office:value-type="time" office:time-value="PT15H45M56.485S" calcext:value-type="time">
            <text:p>15:45:56.4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61124" calcext:value-type="float">
            <text:p>-1.61E-08</text:p>
          </table:table-cell>
          <table:table-cell table:formula="of:=[.C203]*10^9" office:value-type="float" office:value="-16.1124" calcext:value-type="float">
            <text:p>-16.1124</text:p>
          </table:table-cell>
          <table:table-cell table:formula="of:=[.$N$1]*[.D203]" office:value-type="float" office:value="-11.9841621673429" calcext:value-type="float">
            <text:p>-11.9841621673429</text:p>
          </table:table-cell>
          <table:table-cell table:number-columns-repeated="9"/>
        </table:table-row>
        <table:table-row table:style-name="ro1">
          <table:table-cell office:value-type="time" office:time-value="PT15H45M56.868S" calcext:value-type="time">
            <text:p>15:45:56.8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99855" calcext:value-type="float">
            <text:p>-4.00E-08</text:p>
          </table:table-cell>
          <table:table-cell table:formula="of:=[.C204]*10^9" office:value-type="float" office:value="-39.99855" calcext:value-type="float">
            <text:p>-39.99855</text:p>
          </table:table-cell>
          <table:table-cell table:formula="of:=[.$N$1]*[.D204]" office:value-type="float" office:value="-29.7503233322516" calcext:value-type="float">
            <text:p>-29.7503233322516</text:p>
          </table:table-cell>
          <table:table-cell table:number-columns-repeated="9"/>
        </table:table-row>
        <table:table-row table:style-name="ro1">
          <table:table-cell office:value-type="time" office:time-value="PT15H45M57.251S" calcext:value-type="time">
            <text:p>15:45:57.2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79341" calcext:value-type="float">
            <text:p>-3.98E-08</text:p>
          </table:table-cell>
          <table:table-cell table:formula="of:=[.C205]*10^9" office:value-type="float" office:value="-39.79341" calcext:value-type="float">
            <text:p>-39.79341</text:p>
          </table:table-cell>
          <table:table-cell table:formula="of:=[.$N$1]*[.D205]" office:value-type="float" office:value="-29.5977432680149" calcext:value-type="float">
            <text:p>-29.5977432680149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29.6204882147067" calcext:value-type="float">
            <text:p>-29.6204882147067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204712225005254" calcext:value-type="float">
            <text:p>0.204712225005254</text:p>
          </table:table-cell>
          <table:table-cell/>
          <table:table-cell table:formula="of:=(MAX([.E204:.E208])-MIN([.E204:.E208]))/2" office:value-type="float" office:value="0.103467937681481" calcext:value-type="float">
            <text:p>0.103467937681481</text:p>
          </table:table-cell>
          <table:table-cell table:number-columns-repeated="2"/>
        </table:table-row>
        <table:table-row table:style-name="ro1">
          <table:table-cell office:value-type="time" office:time-value="PT15H45M57.635S" calcext:value-type="time">
            <text:p>15:45:57.6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72033" calcext:value-type="float">
            <text:p>-3.97E-08</text:p>
          </table:table-cell>
          <table:table-cell table:formula="of:=[.C206]*10^9" office:value-type="float" office:value="-39.72033" calcext:value-type="float">
            <text:p>-39.72033</text:p>
          </table:table-cell>
          <table:table-cell table:formula="of:=[.$N$1]*[.D206]" office:value-type="float" office:value="-29.5433874568887" calcext:value-type="float">
            <text:p>-29.5433874568887</text:p>
          </table:table-cell>
          <table:table-cell table:number-columns-repeated="9"/>
        </table:table-row>
        <table:table-row table:style-name="ro1">
          <table:table-cell office:value-type="time" office:time-value="PT15H45M58.018S" calcext:value-type="time">
            <text:p>15:45:58.0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86793" calcext:value-type="float">
            <text:p>-3.99E-08</text:p>
          </table:table-cell>
          <table:table-cell table:formula="of:=[.C207]*10^9" office:value-type="float" office:value="-39.86793" calcext:value-type="float">
            <text:p>-39.86793</text:p>
          </table:table-cell>
          <table:table-cell table:formula="of:=[.$N$1]*[.D207]" office:value-type="float" office:value="-29.6531701296066" calcext:value-type="float">
            <text:p>-29.6531701296066</text:p>
          </table:table-cell>
          <table:table-cell table:number-columns-repeated="9"/>
        </table:table-row>
        <table:table-row table:style-name="ro1">
          <table:table-cell office:value-type="time" office:time-value="PT15H45M58.402S" calcext:value-type="time">
            <text:p>15:45:58.4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3973973" calcext:value-type="float">
            <text:p>-3.97E-08</text:p>
          </table:table-cell>
          <table:table-cell table:formula="of:=[.C208]*10^9" office:value-type="float" office:value="-39.73973" calcext:value-type="float">
            <text:p>-39.73973</text:p>
          </table:table-cell>
          <table:table-cell table:formula="of:=[.$N$1]*[.D208]" office:value-type="float" office:value="-29.5578168867717" calcext:value-type="float">
            <text:p>-29.5578168867717</text:p>
          </table:table-cell>
          <table:table-cell table:number-columns-repeated="9"/>
        </table:table-row>
        <table:table-row table:style-name="ro1">
          <table:table-cell office:value-type="time" office:time-value="PT15H45M58.786S" calcext:value-type="time">
            <text:p>15:45:58.7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39455" calcext:value-type="float">
            <text:p>-8.54E-08</text:p>
          </table:table-cell>
          <table:table-cell table:formula="of:=[.C209]*10^9" office:value-type="float" office:value="-85.39455" calcext:value-type="float">
            <text:p>-85.39455</text:p>
          </table:table-cell>
          <table:table-cell table:formula="of:=[.$N$1]*[.D209]" office:value-type="float" office:value="-63.5151892584139" calcext:value-type="float">
            <text:p>-63.5151892584139</text:p>
          </table:table-cell>
          <table:table-cell table:number-columns-repeated="9"/>
        </table:table-row>
        <table:table-row table:style-name="ro1">
          <table:table-cell office:value-type="time" office:time-value="PT15H45M59.17S" calcext:value-type="time">
            <text:p>15:45:59.1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42624" calcext:value-type="float">
            <text:p>-8.54E-08</text:p>
          </table:table-cell>
          <table:table-cell table:formula="of:=[.C210]*10^9" office:value-type="float" office:value="-85.42624" calcext:value-type="float">
            <text:p>-85.42624</text:p>
          </table:table-cell>
          <table:table-cell table:formula="of:=[.$N$1]*[.D210]" office:value-type="float" office:value="-63.5387598065062" calcext:value-type="float">
            <text:p>-63.5387598065062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63.4882166375233" calcext:value-type="float">
            <text:p>-63.4882166375233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413151766632325" calcext:value-type="float">
            <text:p>0.413151766632325</text:p>
          </table:table-cell>
          <table:table-cell/>
          <table:table-cell table:formula="of:=(MAX([.E209:.E213])-MIN([.E209:.E213]))/2" office:value-type="float" office:value="0.0985887077829091" calcext:value-type="float">
            <text:p>0.098588707782909</text:p>
          </table:table-cell>
          <table:table-cell table:number-columns-repeated="2"/>
        </table:table-row>
        <table:table-row table:style-name="ro1">
          <table:table-cell office:value-type="time" office:time-value="PT15H45M59.554S" calcext:value-type="time">
            <text:p>15:45:59.5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48223" calcext:value-type="float">
            <text:p>-8.55E-08</text:p>
          </table:table-cell>
          <table:table-cell table:formula="of:=[.C211]*10^9" office:value-type="float" office:value="-85.48223" calcext:value-type="float">
            <text:p>-85.48223</text:p>
          </table:table-cell>
          <table:table-cell table:formula="of:=[.$N$1]*[.D211]" office:value-type="float" office:value="-63.5804043312046" calcext:value-type="float">
            <text:p>-63.5804043312046</text:p>
          </table:table-cell>
          <table:table-cell table:number-columns-repeated="9"/>
        </table:table-row>
        <table:table-row table:style-name="ro1">
          <table:table-cell office:value-type="time" office:time-value="PT15H45M59.937S" calcext:value-type="time">
            <text:p>15:45:59.9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21713" calcext:value-type="float">
            <text:p>-8.52E-08</text:p>
          </table:table-cell>
          <table:table-cell table:formula="of:=[.C212]*10^9" office:value-type="float" office:value="-85.21713" calcext:value-type="float">
            <text:p>-85.21713</text:p>
          </table:table-cell>
          <table:table-cell table:formula="of:=[.$N$1]*[.D212]" office:value-type="float" office:value="-63.3832269156387" calcext:value-type="float">
            <text:p>-63.3832269156387</text:p>
          </table:table-cell>
          <table:table-cell table:number-columns-repeated="9"/>
        </table:table-row>
        <table:table-row table:style-name="ro1">
          <table:table-cell office:value-type="time" office:time-value="PT15H46M00.321S" calcext:value-type="time">
            <text:p>15:46:00.3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8527128" calcext:value-type="float">
            <text:p>-8.53E-08</text:p>
          </table:table-cell>
          <table:table-cell table:formula="of:=[.C213]*10^9" office:value-type="float" office:value="-85.27128" calcext:value-type="float">
            <text:p>-85.27128</text:p>
          </table:table-cell>
          <table:table-cell table:formula="of:=[.$N$1]*[.D213]" office:value-type="float" office:value="-63.4235028758534" calcext:value-type="float">
            <text:p>-63.4235028758534</text:p>
          </table:table-cell>
          <table:table-cell table:number-columns-repeated="9"/>
        </table:table-row>
        <table:table-row table:style-name="ro1">
          <table:table-cell office:value-type="time" office:time-value="PT15H46M00.705S" calcext:value-type="time">
            <text:p>15:46:00.7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9438" calcext:value-type="float">
            <text:p>-1.56E-07</text:p>
          </table:table-cell>
          <table:table-cell table:formula="of:=[.C214]*10^9" office:value-type="float" office:value="-155.9438" calcext:value-type="float">
            <text:p>-155.9438</text:p>
          </table:table-cell>
          <table:table-cell table:formula="of:=[.$N$1]*[.D214]" office:value-type="float" office:value="-115.988666380656" calcext:value-type="float">
            <text:p>-115.988666380656</text:p>
          </table:table-cell>
          <table:table-cell table:number-columns-repeated="9"/>
        </table:table-row>
        <table:table-row table:style-name="ro1">
          <table:table-cell office:value-type="time" office:time-value="PT15H46M01.089S" calcext:value-type="time">
            <text:p>15:46:01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5966" calcext:value-type="float">
            <text:p>-1.56E-07</text:p>
          </table:table-cell>
          <table:table-cell table:formula="of:=[.C215]*10^9" office:value-type="float" office:value="-155.5966" calcext:value-type="float">
            <text:p>-155.5966</text:p>
          </table:table-cell>
          <table:table-cell table:formula="of:=[.$N$1]*[.D215]" office:value-type="float" office:value="-115.730424212853" calcext:value-type="float">
            <text:p>-115.73042421285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115.755936039915" calcext:value-type="float">
            <text:p>-115.755936039915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75271100425443" calcext:value-type="float">
            <text:p>0.75271100425443</text:p>
          </table:table-cell>
          <table:table-cell/>
          <table:table-cell table:formula="of:=(MAX([.E214:.E218])-MIN([.E214:.E218]))/2" office:value-type="float" office:value="0.175347324479972" calcext:value-type="float">
            <text:p>0.175347324479972</text:p>
          </table:table-cell>
          <table:table-cell table:number-columns-repeated="2"/>
        </table:table-row>
        <table:table-row table:style-name="ro1">
          <table:table-cell office:value-type="time" office:time-value="PT15H46M01.472S" calcext:value-type="time">
            <text:p>15:46:01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482" calcext:value-type="float">
            <text:p>-1.55E-07</text:p>
          </table:table-cell>
          <table:table-cell table:formula="of:=[.C216]*10^9" office:value-type="float" office:value="-155.482" calcext:value-type="float">
            <text:p>-155.482</text:p>
          </table:table-cell>
          <table:table-cell table:formula="of:=[.$N$1]*[.D216]" office:value-type="float" office:value="-115.645186446637" calcext:value-type="float">
            <text:p>-115.645186446637</text:p>
          </table:table-cell>
          <table:table-cell table:number-columns-repeated="9"/>
        </table:table-row>
        <table:table-row table:style-name="ro1">
          <table:table-cell office:value-type="time" office:time-value="PT15H46M01.856S" calcext:value-type="time">
            <text:p>15:46:01.8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6598" calcext:value-type="float">
            <text:p>-1.56E-07</text:p>
          </table:table-cell>
          <table:table-cell table:formula="of:=[.C217]*10^9" office:value-type="float" office:value="-155.6598" calcext:value-type="float">
            <text:p>-155.6598</text:p>
          </table:table-cell>
          <table:table-cell table:formula="of:=[.$N$1]*[.D217]" office:value-type="float" office:value="-115.77743142773" calcext:value-type="float">
            <text:p>-115.77743142773</text:p>
          </table:table-cell>
          <table:table-cell table:number-columns-repeated="9"/>
        </table:table-row>
        <table:table-row table:style-name="ro1">
          <table:table-cell office:value-type="time" office:time-value="PT15H46M02.239S" calcext:value-type="time">
            <text:p>15:46:02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554723" calcext:value-type="float">
            <text:p>-1.55E-07</text:p>
          </table:table-cell>
          <table:table-cell table:formula="of:=[.C218]*10^9" office:value-type="float" office:value="-155.4723" calcext:value-type="float">
            <text:p>-155.4723</text:p>
          </table:table-cell>
          <table:table-cell table:formula="of:=[.$N$1]*[.D218]" office:value-type="float" office:value="-115.637971731696" calcext:value-type="float">
            <text:p>-115.637971731696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Diode 25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49191334312533" calcext:value-type="float">
            <text:p>-0.024919133431253</text:p>
          </table:table-cell>
          <table:table-cell office:value-type="float" office:value="0.05" calcext:value-type="float">
            <text:p>0.05</text:p>
          </table:table-cell>
          <table:table-cell office:value-type="float" office:value="0.162166580868161" calcext:value-type="float">
            <text:p>0.1621665808681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78063751369679" calcext:value-type="float">
            <text:p>-0.1780637513696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9900466269739" calcext:value-type="float">
            <text:p>0.1099004662697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8592501978932" calcext:value-type="float">
            <text:p>-0.18592501978932</text:p>
          </table:table-cell>
          <table:table-cell office:value-type="float" office:value="0.05" calcext:value-type="float">
            <text:p>0.05</text:p>
          </table:table-cell>
          <table:table-cell office:value-type="float" office:value="0.126887835906806" calcext:value-type="float">
            <text:p>0.126887835906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302077276196015" calcext:value-type="float">
            <text:p>-0.302077276196015</text:p>
          </table:table-cell>
          <table:table-cell office:value-type="float" office:value="0.05" calcext:value-type="float">
            <text:p>0.05</text:p>
          </table:table-cell>
          <table:table-cell office:value-type="float" office:value="0.152650274885019" calcext:value-type="float">
            <text:p>0.1526502748850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8816718874618" calcext:value-type="float">
            <text:p>-0.288167188746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120871314216" calcext:value-type="float">
            <text:p>0.1101208713142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368802949686352" calcext:value-type="float">
            <text:p>-0.368802949686352</text:p>
          </table:table-cell>
          <table:table-cell office:value-type="float" office:value="0.05" calcext:value-type="float">
            <text:p>0.05</text:p>
          </table:table-cell>
          <table:table-cell office:value-type="float" office:value="0.11932608357064" calcext:value-type="float">
            <text:p>0.119326083570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349448224624545" calcext:value-type="float">
            <text:p>-0.3494482246245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23296070705363" calcext:value-type="float">
            <text:p>0.082329607070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434524228155997" calcext:value-type="float">
            <text:p>-0.434524228155997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40150688537" calcext:value-type="float">
            <text:p>0.137940150688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397634919094001" calcext:value-type="float">
            <text:p>-0.397634919094001</text:p>
          </table:table-cell>
          <table:table-cell office:value-type="float" office:value="0.05" calcext:value-type="float">
            <text:p>0.05</text:p>
          </table:table-cell>
          <table:table-cell office:value-type="float" office:value="0.12106224134576" calcext:value-type="float">
            <text:p>0.12106224134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491066385725342" calcext:value-type="float">
            <text:p>-0.4910663857253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285891127574" calcext:value-type="float">
            <text:p>0.0922858911275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510593765490543" calcext:value-type="float">
            <text:p>-0.5105937654905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26953175322" calcext:value-type="float">
            <text:p>0.1050269531753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546651239370021" calcext:value-type="float">
            <text:p>-0.546651239370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559868794008" calcext:value-type="float">
            <text:p>0.0916559868794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543850381647035" calcext:value-type="float">
            <text:p>-0.543850381647035</text:p>
          </table:table-cell>
          <table:table-cell office:value-type="float" office:value="0.05" calcext:value-type="float">
            <text:p>0.05</text:p>
          </table:table-cell>
          <table:table-cell office:value-type="float" office:value="0.109127690056178" calcext:value-type="float">
            <text:p>0.1091276900561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546306024828454" calcext:value-type="float">
            <text:p>-0.546306024828454</text:p>
          </table:table-cell>
          <table:table-cell office:value-type="float" office:value="0.05" calcext:value-type="float">
            <text:p>0.05</text:p>
          </table:table-cell>
          <table:table-cell office:value-type="float" office:value="0.121641024503228" calcext:value-type="float">
            <text:p>0.1216410245032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556402966748172" calcext:value-type="float">
            <text:p>-0.556402966748172</text:p>
          </table:table-cell>
          <table:table-cell office:value-type="float" office:value="0.05" calcext:value-type="float">
            <text:p>0.05</text:p>
          </table:table-cell>
          <table:table-cell office:value-type="float" office:value="0.122276798526608" calcext:value-type="float">
            <text:p>0.122276798526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610065964840585" calcext:value-type="float">
            <text:p>-0.6100659648405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80020152644" calcext:value-type="float">
            <text:p>0.1045800201526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596524751318595" calcext:value-type="float">
            <text:p>-0.5965247513185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66935390346" calcext:value-type="float">
            <text:p>0.093666935390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6078770257433" calcext:value-type="float">
            <text:p>-0.607877025743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036122693209" calcext:value-type="float">
            <text:p>0.090903612269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648280825644629" calcext:value-type="float">
            <text:p>-0.648280825644629</text:p>
          </table:table-cell>
          <table:table-cell office:value-type="float" office:value="0.05" calcext:value-type="float">
            <text:p>0.05</text:p>
          </table:table-cell>
          <table:table-cell office:value-type="float" office:value="0.133294318323797" calcext:value-type="float">
            <text:p>0.133294318323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67830564932229" calcext:value-type="float">
            <text:p>-0.678305649322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60355755370751" calcext:value-type="float">
            <text:p>0.086035575537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660245189452433" calcext:value-type="float">
            <text:p>-0.660245189452433</text:p>
          </table:table-cell>
          <table:table-cell office:value-type="float" office:value="0.05" calcext:value-type="float">
            <text:p>0.05</text:p>
          </table:table-cell>
          <table:table-cell office:value-type="float" office:value="0.130621713452067" calcext:value-type="float">
            <text:p>0.130621713452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698868046601729" calcext:value-type="float">
            <text:p>-0.698868046601729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22744444858" calcext:value-type="float">
            <text:p>0.1035227444448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685507077000865" calcext:value-type="float">
            <text:p>-0.685507077000865</text:p>
          </table:table-cell>
          <table:table-cell office:value-type="float" office:value="0.05" calcext:value-type="float">
            <text:p>0.05</text:p>
          </table:table-cell>
          <table:table-cell office:value-type="float" office:value="0.124737806699485" calcext:value-type="float">
            <text:p>0.124737806699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67647708422899" calcext:value-type="float">
            <text:p>-0.67647708422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861462028682379" calcext:value-type="float">
            <text:p>0.0861462028682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681011584904498" calcext:value-type="float">
            <text:p>-0.681011584904498</text:p>
          </table:table-cell>
          <table:table-cell office:value-type="float" office:value="0.05" calcext:value-type="float">
            <text:p>0.05</text:p>
          </table:table-cell>
          <table:table-cell office:value-type="float" office:value="0.120052751067173" calcext:value-type="float">
            <text:p>0.1200527510671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733293554073244" calcext:value-type="float">
            <text:p>-0.733293554073244</text:p>
          </table:table-cell>
          <table:table-cell office:value-type="float" office:value="0.05" calcext:value-type="float">
            <text:p>0.05</text:p>
          </table:table-cell>
          <table:table-cell office:value-type="float" office:value="0.117156219565739" calcext:value-type="float">
            <text:p>0.1171562195657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758587525039636" calcext:value-type="float">
            <text:p>-0.75858752503963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947429646521" calcext:value-type="float">
            <text:p>0.1179474296465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778530319610422" calcext:value-type="float">
            <text:p>-0.7785303196104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0081432274" calcext:value-type="float">
            <text:p>0.110600814322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79495886999145" calcext:value-type="float">
            <text:p>-0.794958869991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48703865431" calcext:value-type="float">
            <text:p>0.1077487038654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803274603536513" calcext:value-type="float">
            <text:p>-0.8032746035365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203401471809" calcext:value-type="float">
            <text:p>0.0996203401471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79560146802983" calcext:value-type="float">
            <text:p>-0.79560146802983</text:p>
          </table:table-cell>
          <table:table-cell office:value-type="float" office:value="0.05" calcext:value-type="float">
            <text:p>0.05</text:p>
          </table:table-cell>
          <table:table-cell office:value-type="float" office:value="0.125025036216663" calcext:value-type="float">
            <text:p>0.1250250362166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22205508734098" calcext:value-type="float">
            <text:p>-0.822205508734098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96378587479" calcext:value-type="float">
            <text:p>0.1192963785874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892562869558589" calcext:value-type="float">
            <text:p>-0.8925628695585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09854496976" calcext:value-type="float">
            <text:p>0.108209854496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911878548095166" calcext:value-type="float">
            <text:p>-0.911878548095166</text:p>
          </table:table-cell>
          <table:table-cell office:value-type="float" office:value="0.05" calcext:value-type="float">
            <text:p>0.05</text:p>
          </table:table-cell>
          <table:table-cell office:value-type="float" office:value="0.139159969621782" calcext:value-type="float">
            <text:p>0.139159969621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.03531836980169" calcext:value-type="float">
            <text:p>-1.035318369801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05185683242" calcext:value-type="float">
            <text:p>0.1182051856832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.15685955896221" calcext:value-type="float">
            <text:p>-1.15685955896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998909927233" calcext:value-type="float">
            <text:p>0.119989099272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68568953163223" calcext:value-type="float">
            <text:p>-1.68568953163223</text:p>
          </table:table-cell>
          <table:table-cell office:value-type="float" office:value="0.05" calcext:value-type="float">
            <text:p>0.05</text:p>
          </table:table-cell>
          <table:table-cell office:value-type="float" office:value="0.129092648037163" calcext:value-type="float">
            <text:p>0.1290926480371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.1189791367117" calcext:value-type="float">
            <text:p>-3.1189791367117</text:p>
          </table:table-cell>
          <table:table-cell office:value-type="float" office:value="0.05" calcext:value-type="float">
            <text:p>0.05</text:p>
          </table:table-cell>
          <table:table-cell office:value-type="float" office:value="0.123203919502191" calcext:value-type="float">
            <text:p>0.1232039195021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7.03376383449107" calcext:value-type="float">
            <text:p>-7.033763834491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244279889753" calcext:value-type="float">
            <text:p>0.110244279889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6.8246297571363" calcext:value-type="float">
            <text:p>-16.8246297571363</text:p>
          </table:table-cell>
          <table:table-cell office:value-type="float" office:value="0.05" calcext:value-type="float">
            <text:p>0.05</text:p>
          </table:table-cell>
          <table:table-cell office:value-type="float" office:value="0.145977307109832" calcext:value-type="float">
            <text:p>0.1459773071098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8.2281191674214" calcext:value-type="float">
            <text:p>-38.2281191674214</text:p>
          </table:table-cell>
          <table:table-cell office:value-type="float" office:value="0.05" calcext:value-type="float">
            <text:p>0.05</text:p>
          </table:table-cell>
          <table:table-cell office:value-type="float" office:value="0.338405566286516" calcext:value-type="float">
            <text:p>0.3384055662865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76.4157859070288" calcext:value-type="float">
            <text:p>-76.4157859070288</text:p>
          </table:table-cell>
          <table:table-cell office:value-type="float" office:value="0.05" calcext:value-type="float">
            <text:p>0.05</text:p>
          </table:table-cell>
          <table:table-cell office:value-type="float" office:value="0.661537323602289" calcext:value-type="float">
            <text:p>0.661537323602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32.893160016512" calcext:value-type="float">
            <text:p>-132.893160016512</text:p>
          </table:table-cell>
          <table:table-cell office:value-type="float" office:value="0.05" calcext:value-type="float">
            <text:p>0.05</text:p>
          </table:table-cell>
          <table:table-cell office:value-type="float" office:value="1.11443616734635" calcext:value-type="float">
            <text:p>1.11443616734635</text:p>
          </table:table-cell>
        </table:table-row>
      </table:table>
      <table:table table:name="Diode 26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39128683222205" calcext:value-type="float">
            <text:p>-0.043912868322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716795854317" calcext:value-type="float">
            <text:p>0.1137167958543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52953064426811" calcext:value-type="float">
            <text:p>-0.15295306442681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922829039806" calcext:value-type="float">
            <text:p>0.087922829039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79396784898158" calcext:value-type="float">
            <text:p>-0.17939678489815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369242274596" calcext:value-type="float">
            <text:p>0.098936924227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68831658931992" calcext:value-type="float">
            <text:p>-0.1688316589319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516081080393" calcext:value-type="float">
            <text:p>0.087351608108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72844352620837" calcext:value-type="float">
            <text:p>-0.1728443526208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00814173443822" calcext:value-type="float">
            <text:p>0.0500814173443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8790364944398" calcext:value-type="float">
            <text:p>-0.18790364944398</text:p>
          </table:table-cell>
          <table:table-cell office:value-type="float" office:value="0.05" calcext:value-type="float">
            <text:p>0.05</text:p>
          </table:table-cell>
          <table:table-cell office:value-type="float" office:value="0.0780746798253611" calcext:value-type="float">
            <text:p>0.0780746798253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87724827670208" calcext:value-type="float">
            <text:p>-0.1877248276702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073269481474" calcext:value-type="float">
            <text:p>0.0981073269481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1160122142985" calcext:value-type="float">
            <text:p>-0.211601221429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9015783905656" calcext:value-type="float">
            <text:p>0.075901578390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44342501133948" calcext:value-type="float">
            <text:p>-0.2443425011339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52559920389789" calcext:value-type="float">
            <text:p>0.0852559920389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01758783113609" calcext:value-type="float">
            <text:p>-0.2017587831136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7726594204905" calcext:value-type="float">
            <text:p>0.088772659420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54012958945059" calcext:value-type="float">
            <text:p>-0.2540129589450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85850537178" calcext:value-type="float">
            <text:p>0.0978858505371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5711500020848" calcext:value-type="float">
            <text:p>-0.2357115000208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512486412553" calcext:value-type="float">
            <text:p>0.0962512486412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06721249628651" calcext:value-type="float">
            <text:p>-0.2067212496286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65084759932945" calcext:value-type="float">
            <text:p>0.066508475993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93602498368534" calcext:value-type="float">
            <text:p>-0.2936024983685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31311035203491" calcext:value-type="float">
            <text:p>0.083131103520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27844423927342" calcext:value-type="float">
            <text:p>-0.2278444239273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3939102390346" calcext:value-type="float">
            <text:p>0.090393910239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2882185978117" calcext:value-type="float">
            <text:p>-0.228821859781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62260613677537" calcext:value-type="float">
            <text:p>0.0662260613677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6816646223556" calcext:value-type="float">
            <text:p>-0.2968166462235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6669747393907" calcext:value-type="float">
            <text:p>0.0726669747393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4425698841033" calcext:value-type="float">
            <text:p>-0.254425698841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974386443585" calcext:value-type="float">
            <text:p>0.0902974386443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0867876833431" calcext:value-type="float">
            <text:p>-0.26086787683343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8753049728546" calcext:value-type="float">
            <text:p>0.0798753049728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1744036947921" calcext:value-type="float">
            <text:p>-0.291744036947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596692541619892" calcext:value-type="float">
            <text:p>0.0596692541619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02357091743595" calcext:value-type="float">
            <text:p>-0.3023570917435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246414151809" calcext:value-type="float">
            <text:p>0.0993246414151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92893336788921" calcext:value-type="float">
            <text:p>-0.292893336788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85281092737525" calcext:value-type="float">
            <text:p>0.088528109273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80029487964629" calcext:value-type="float">
            <text:p>-0.28002948796462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9366645855" calcext:value-type="float">
            <text:p>0.099693666458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08000971918965" calcext:value-type="float">
            <text:p>-0.308000971918965</text:p>
          </table:table-cell>
          <table:table-cell office:value-type="float" office:value="0.05" calcext:value-type="float">
            <text:p>0.05</text:p>
          </table:table-cell>
          <table:table-cell office:value-type="float" office:value="0.0531481508041203" calcext:value-type="float">
            <text:p>0.053148150804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44658686498212" calcext:value-type="float">
            <text:p>-0.344658686498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492418751463" calcext:value-type="float">
            <text:p>0.0871492418751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1697616707824" calcext:value-type="float">
            <text:p>-0.316976167078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218059924341" calcext:value-type="float">
            <text:p>0.0902218059924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40219269093961" calcext:value-type="float">
            <text:p>-0.34021926909396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294619911789" calcext:value-type="float">
            <text:p>0.0918294619911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95880013864377" calcext:value-type="float">
            <text:p>-0.39588001386437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145523754271" calcext:value-type="float">
            <text:p>0.0999145523754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96829851607722" calcext:value-type="float">
            <text:p>-0.3968298516077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9718967319" calcext:value-type="float">
            <text:p>0.105297189673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405529515088578" calcext:value-type="float">
            <text:p>-0.4055295150885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837023216775" calcext:value-type="float">
            <text:p>0.095837023216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01661701492513" calcext:value-type="float">
            <text:p>-0.4016617014925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456375819985" calcext:value-type="float">
            <text:p>0.093545637581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16308158547147" calcext:value-type="float">
            <text:p>-0.416308158547147</text:p>
          </table:table-cell>
          <table:table-cell office:value-type="float" office:value="0.05" calcext:value-type="float">
            <text:p>0.05</text:p>
          </table:table-cell>
          <table:table-cell office:value-type="float" office:value="0.078321134696388" calcext:value-type="float">
            <text:p>0.0783211346963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74082106283908" calcext:value-type="float">
            <text:p>-0.4740821062839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252615271431" calcext:value-type="float">
            <text:p>0.1032526152714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45683306607633" calcext:value-type="float">
            <text:p>-0.5456833066076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46437506578" calcext:value-type="float">
            <text:p>0.1134464375065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91088823229566" calcext:value-type="float">
            <text:p>-0.5910888232295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71686008901" calcext:value-type="float">
            <text:p>0.1044716860089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866888309850246" calcext:value-type="float">
            <text:p>-0.8668883098502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1836771548487" calcext:value-type="float">
            <text:p>0.0681836771548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38975062571099" calcext:value-type="float">
            <text:p>-1.389750625710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1486410385" calcext:value-type="float">
            <text:p>0.10251486410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.8451657785888" calcext:value-type="float">
            <text:p>-2.8451657785888</text:p>
          </table:table-cell>
          <table:table-cell office:value-type="float" office:value="0.05" calcext:value-type="float">
            <text:p>0.05</text:p>
          </table:table-cell>
          <table:table-cell office:value-type="float" office:value="0.0408654464754567" calcext:value-type="float">
            <text:p>0.0408654464754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6.94213757184194" calcext:value-type="float">
            <text:p>-6.942137571841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646077920378" calcext:value-type="float">
            <text:p>0.1096460779203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7.9330707564514" calcext:value-type="float">
            <text:p>-17.9330707564514</text:p>
          </table:table-cell>
          <table:table-cell office:value-type="float" office:value="0.05" calcext:value-type="float">
            <text:p>0.05</text:p>
          </table:table-cell>
          <table:table-cell office:value-type="float" office:value="0.161295641278171" calcext:value-type="float">
            <text:p>0.161295641278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2.6038889433081" calcext:value-type="float">
            <text:p>-42.6038889433081</text:p>
          </table:table-cell>
          <table:table-cell office:value-type="float" office:value="0.05" calcext:value-type="float">
            <text:p>0.05</text:p>
          </table:table-cell>
          <table:table-cell office:value-type="float" office:value="0.318133021706367" calcext:value-type="float">
            <text:p>0.3181330217063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6.2559967350248" calcext:value-type="float">
            <text:p>-86.2559967350248</text:p>
          </table:table-cell>
          <table:table-cell office:value-type="float" office:value="0.05" calcext:value-type="float">
            <text:p>0.05</text:p>
          </table:table-cell>
          <table:table-cell office:value-type="float" office:value="0.637959825369444" calcext:value-type="float">
            <text:p>0.6379598253694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48.325145935613" calcext:value-type="float">
            <text:p>-148.325145935613</text:p>
          </table:table-cell>
          <table:table-cell office:value-type="float" office:value="0.05" calcext:value-type="float">
            <text:p>0.05</text:p>
          </table:table-cell>
          <table:table-cell office:value-type="float" office:value="1.07677307441774" calcext:value-type="float">
            <text:p>1.07677307441774</text:p>
          </table:table-cell>
        </table:table-row>
      </table:table>
      <table:table table:name="Diode 27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15767094019741" calcext:value-type="float">
            <text:p>-0.061576709401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533500225240481" calcext:value-type="float">
            <text:p>0.0533500225240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43901334193223" calcext:value-type="float">
            <text:p>-0.1439013341932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039250843224" calcext:value-type="float">
            <text:p>0.0860392508432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65194939133951" calcext:value-type="float">
            <text:p>-0.16519493913395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90395437938" calcext:value-type="float">
            <text:p>0.1111903954379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78436371716825" calcext:value-type="float">
            <text:p>-0.1784363717168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04041074378" calcext:value-type="float">
            <text:p>0.1023040410743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67092309984944" calcext:value-type="float">
            <text:p>-0.1670923099849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509485003238" calcext:value-type="float">
            <text:p>0.0754509485003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9181472173218" calcext:value-type="float">
            <text:p>-0.191814721732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006322494308" calcext:value-type="float">
            <text:p>0.1120063224943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28764952862148" calcext:value-type="float">
            <text:p>-0.228764952862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76862816506517" calcext:value-type="float">
            <text:p>0.097686281650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25242467445624" calcext:value-type="float">
            <text:p>-0.22524246744562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8762980795827" calcext:value-type="float">
            <text:p>0.088876298079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5135397962948" calcext:value-type="float">
            <text:p>-0.2051353979629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999851890839" calcext:value-type="float">
            <text:p>0.093699985189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01059446578546" calcext:value-type="float">
            <text:p>-0.20105944657854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310967885571" calcext:value-type="float">
            <text:p>0.092731096788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41403036017171" calcext:value-type="float">
            <text:p>-0.241403036017171</text:p>
          </table:table-cell>
          <table:table-cell office:value-type="float" office:value="0.05" calcext:value-type="float">
            <text:p>0.05</text:p>
          </table:table-cell>
          <table:table-cell office:value-type="float" office:value="0.121180918111442" calcext:value-type="float">
            <text:p>0.121180918111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41431495649825" calcext:value-type="float">
            <text:p>-0.2414314956498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454349624858" calcext:value-type="float">
            <text:p>0.0943454349624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26536241998403" calcext:value-type="float">
            <text:p>-0.2265362419984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19342581375" calcext:value-type="float">
            <text:p>0.111119342581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3099725221006" calcext:value-type="float">
            <text:p>-0.233099725221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7572364208096" calcext:value-type="float">
            <text:p>0.07675723642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64715977937718" calcext:value-type="float">
            <text:p>-0.2647159779377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83713121372" calcext:value-type="float">
            <text:p>0.1104837131213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44199207964424" calcext:value-type="float">
            <text:p>-0.244199207964424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40266477273" calcext:value-type="float">
            <text:p>0.121540266477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54191494516488" calcext:value-type="float">
            <text:p>-0.25419149451648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31270035131" calcext:value-type="float">
            <text:p>0.103312700351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87475547770666" calcext:value-type="float">
            <text:p>-0.2874755477706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6625604342344" calcext:value-type="float">
            <text:p>0.1166256043423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36284196432366" calcext:value-type="float">
            <text:p>-0.2362841964323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2732303697682" calcext:value-type="float">
            <text:p>0.1027323036976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03003328492875" calcext:value-type="float">
            <text:p>-0.3030033284928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9470515844547" calcext:value-type="float">
            <text:p>0.1194705158445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43738864278985" calcext:value-type="float">
            <text:p>-0.2437388642789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091285915988" calcext:value-type="float">
            <text:p>0.1070912859159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5599124391504" calcext:value-type="float">
            <text:p>-0.2855991243915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68699011880613" calcext:value-type="float">
            <text:p>0.0468699011880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08811718725195" calcext:value-type="float">
            <text:p>-0.3088117187251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197662118741" calcext:value-type="float">
            <text:p>0.1001976621187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78906277621813" calcext:value-type="float">
            <text:p>-0.2789062776218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614050795649" calcext:value-type="float">
            <text:p>0.1016140507956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28451351345814" calcext:value-type="float">
            <text:p>-0.328451351345814</text:p>
          </table:table-cell>
          <table:table-cell office:value-type="float" office:value="0.05" calcext:value-type="float">
            <text:p>0.05</text:p>
          </table:table-cell>
          <table:table-cell office:value-type="float" office:value="0.130641789725782" calcext:value-type="float">
            <text:p>0.130641789725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12125623024592" calcext:value-type="float">
            <text:p>-0.31212562302459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73661731871" calcext:value-type="float">
            <text:p>0.1062736617318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00982972738179" calcext:value-type="float">
            <text:p>-0.300982972738179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28871340482" calcext:value-type="float">
            <text:p>0.112128871340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294477121575594" calcext:value-type="float">
            <text:p>-0.294477121575594</text:p>
          </table:table-cell>
          <table:table-cell office:value-type="float" office:value="0.05" calcext:value-type="float">
            <text:p>0.05</text:p>
          </table:table-cell>
          <table:table-cell office:value-type="float" office:value="0.144055001411198" calcext:value-type="float">
            <text:p>0.1440550014111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11438440585633" calcext:value-type="float">
            <text:p>-0.411438440585633</text:p>
          </table:table-cell>
          <table:table-cell office:value-type="float" office:value="0.05" calcext:value-type="float">
            <text:p>0.05</text:p>
          </table:table-cell>
          <table:table-cell office:value-type="float" office:value="0.165094843760537" calcext:value-type="float">
            <text:p>0.165094843760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86816772808652" calcext:value-type="float">
            <text:p>-0.3868167728086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0389108292887" calcext:value-type="float">
            <text:p>0.081038910829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78549692845995" calcext:value-type="float">
            <text:p>-0.3785496928459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26325467098" calcext:value-type="float">
            <text:p>0.101226325467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03336363905521" calcext:value-type="float">
            <text:p>-0.4033363639055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763131410325" calcext:value-type="float">
            <text:p>0.100763131410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386162375109961" calcext:value-type="float">
            <text:p>-0.38616237510996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5774925240695" calcext:value-type="float">
            <text:p>0.072577492524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21150146800852" calcext:value-type="float">
            <text:p>-0.421150146800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702970864252" calcext:value-type="float">
            <text:p>0.0687029708642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10326849745716" calcext:value-type="float">
            <text:p>-0.5103268497457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32323959639297" calcext:value-type="float">
            <text:p>0.063232395963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60487307000492" calcext:value-type="float">
            <text:p>-0.604873070004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5674651134253" calcext:value-type="float">
            <text:p>0.081567465113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669155052643497" calcext:value-type="float">
            <text:p>-0.669155052643497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165290058775" calcext:value-type="float">
            <text:p>0.0871165290058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07158861858681" calcext:value-type="float">
            <text:p>-1.07158861858681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649499655428" calcext:value-type="float">
            <text:p>0.0950649499655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9476334829805" calcext:value-type="float">
            <text:p>-1.947633482980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293075216215" calcext:value-type="float">
            <text:p>0.0962293075216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.42147079629546" calcext:value-type="float">
            <text:p>-4.42147079629546</text:p>
          </table:table-cell>
          <table:table-cell office:value-type="float" office:value="0.05" calcext:value-type="float">
            <text:p>0.05</text:p>
          </table:table-cell>
          <table:table-cell office:value-type="float" office:value="0.0415691953102808" calcext:value-type="float">
            <text:p>0.0415691953102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1.3935522855024" calcext:value-type="float">
            <text:p>-11.3935522855024</text:p>
          </table:table-cell>
          <table:table-cell office:value-type="float" office:value="0.05" calcext:value-type="float">
            <text:p>0.05</text:p>
          </table:table-cell>
          <table:table-cell office:value-type="float" office:value="0.129509584836093" calcext:value-type="float">
            <text:p>0.1295095848360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8.4659017711111" calcext:value-type="float">
            <text:p>-28.46590177111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3057960405795" calcext:value-type="float">
            <text:p>0.233057960405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3.3274270878726" calcext:value-type="float">
            <text:p>-63.3274270878726</text:p>
          </table:table-cell>
          <table:table-cell office:value-type="float" office:value="0.05" calcext:value-type="float">
            <text:p>0.05</text:p>
          </table:table-cell>
          <table:table-cell office:value-type="float" office:value="0.489121614981574" calcext:value-type="float">
            <text:p>0.489121614981574</text:p>
          </table:table-cell>
        </table:table-row>
      </table:table>
      <table:table table:name="Diode 28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07264456393052" calcext:value-type="float">
            <text:p>-0.05072644563930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942340592576" calcext:value-type="float">
            <text:p>0.106942340592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260693932168447" calcext:value-type="float">
            <text:p>-0.260693932168447</text:p>
          </table:table-cell>
          <table:table-cell office:value-type="float" office:value="0.05" calcext:value-type="float">
            <text:p>0.05</text:p>
          </table:table-cell>
          <table:table-cell office:value-type="float" office:value="0.0430318362277985" calcext:value-type="float">
            <text:p>0.0430318362277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83275728194205" calcext:value-type="float">
            <text:p>-0.2832757281942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505829135768" calcext:value-type="float">
            <text:p>0.0869505829135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86242425198543" calcext:value-type="float">
            <text:p>-0.28624242519854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1470890141816" calcext:value-type="float">
            <text:p>0.0851470890141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32363620036014" calcext:value-type="float">
            <text:p>-0.32363620036014</text:p>
          </table:table-cell>
          <table:table-cell office:value-type="float" office:value="0.05" calcext:value-type="float">
            <text:p>0.05</text:p>
          </table:table-cell>
          <table:table-cell office:value-type="float" office:value="0.10883402095201" calcext:value-type="float">
            <text:p>0.108834020952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306167511922927" calcext:value-type="float">
            <text:p>-0.3061675119229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770239163284" calcext:value-type="float">
            <text:p>0.0906770239163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373177671688973" calcext:value-type="float">
            <text:p>-0.3731776716889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743219527524" calcext:value-type="float">
            <text:p>0.0969743219527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399662519670199" calcext:value-type="float">
            <text:p>-0.3996625196701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80390922704689" calcext:value-type="float">
            <text:p>0.0980390922704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381602086463593" calcext:value-type="float">
            <text:p>-0.381602086463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519714235392265" calcext:value-type="float">
            <text:p>0.0519714235392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408898881508286" calcext:value-type="float">
            <text:p>-0.40889888150828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02521631394" calcext:value-type="float">
            <text:p>0.100002521631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476686648831209" calcext:value-type="float">
            <text:p>-0.476686648831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757983403363" calcext:value-type="float">
            <text:p>0.0926757983403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42543818942639" calcext:value-type="float">
            <text:p>-0.42543818942639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120779967586" calcext:value-type="float">
            <text:p>0.0959120779967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487547836939888" calcext:value-type="float">
            <text:p>-0.48754783693988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599860061411" calcext:value-type="float">
            <text:p>0.1115998600614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50051457112057" calcext:value-type="float">
            <text:p>-0.50051457112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825952830132726" calcext:value-type="float">
            <text:p>0.082595283013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477698340964513" calcext:value-type="float">
            <text:p>-0.47769834096451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402768286598" calcext:value-type="float">
            <text:p>0.114402768286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09413680053658" calcext:value-type="float">
            <text:p>-0.509413680053658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012211052896" calcext:value-type="float">
            <text:p>0.074201221105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501766789608803" calcext:value-type="float">
            <text:p>-0.501766789608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461955396938" calcext:value-type="float">
            <text:p>0.0674619553969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559953344078158" calcext:value-type="float">
            <text:p>-0.5599533440781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75982658331" calcext:value-type="float">
            <text:p>0.1044759826583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563332431424599" calcext:value-type="float">
            <text:p>-0.5633324314245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833756961669" calcext:value-type="float">
            <text:p>0.090283375696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584263251221037" calcext:value-type="float">
            <text:p>-0.584263251221037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138290506293" calcext:value-type="float">
            <text:p>0.0966138290506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600155068849841" calcext:value-type="float">
            <text:p>-0.60015506884984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231043971341" calcext:value-type="float">
            <text:p>0.0754231043971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551941619263245" calcext:value-type="float">
            <text:p>-0.5519416192632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175247873631" calcext:value-type="float">
            <text:p>0.0964175247873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89837819857173" calcext:value-type="float">
            <text:p>-0.58983781985717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8998773753538" calcext:value-type="float">
            <text:p>0.068899877375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566663296982096" calcext:value-type="float">
            <text:p>-0.56666329698209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2847018098217" calcext:value-type="float">
            <text:p>0.0792847018098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621924451740302" calcext:value-type="float">
            <text:p>-0.6219244517403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82389276151" calcext:value-type="float">
            <text:p>0.1060823892761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631223583466585" calcext:value-type="float">
            <text:p>-0.6312235834665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751102540972" calcext:value-type="float">
            <text:p>0.087375110254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614236630201552" calcext:value-type="float">
            <text:p>-0.6142366302015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507325826955" calcext:value-type="float">
            <text:p>0.083507325826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619928765456711" calcext:value-type="float">
            <text:p>-0.6199287654567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18480188596" calcext:value-type="float">
            <text:p>0.1019184801885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653171921294198" calcext:value-type="float">
            <text:p>-0.653171921294198</text:p>
          </table:table-cell>
          <table:table-cell office:value-type="float" office:value="0.05" calcext:value-type="float">
            <text:p>0.05</text:p>
          </table:table-cell>
          <table:table-cell office:value-type="float" office:value="0.0769607390482043" calcext:value-type="float">
            <text:p>0.0769607390482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89360850839958" calcext:value-type="float">
            <text:p>-0.6893608508399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071466997206" calcext:value-type="float">
            <text:p>0.103071466997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66056676769133" calcext:value-type="float">
            <text:p>-0.6660566767691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39999696935021" calcext:value-type="float">
            <text:p>0.0839999696935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679752696845213" calcext:value-type="float">
            <text:p>-0.6797526968452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75144198949" calcext:value-type="float">
            <text:p>0.1077751441989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735529643310007" calcext:value-type="float">
            <text:p>-0.73552964331000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02292839125" calcext:value-type="float">
            <text:p>0.102902292839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756742702890126" calcext:value-type="float">
            <text:p>-0.7567427028901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31049380776" calcext:value-type="float">
            <text:p>0.1084310493807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785415375266704" calcext:value-type="float">
            <text:p>-0.7854153752667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37248160318573" calcext:value-type="float">
            <text:p>0.083724816031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850526026000285" calcext:value-type="float">
            <text:p>-0.8505260260002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48590541819" calcext:value-type="float">
            <text:p>0.102448590541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11664529629656" calcext:value-type="float">
            <text:p>-0.911664529629656</text:p>
          </table:table-cell>
          <table:table-cell office:value-type="float" office:value="0.05" calcext:value-type="float">
            <text:p>0.05</text:p>
          </table:table-cell>
          <table:table-cell office:value-type="float" office:value="0.0858624624063415" calcext:value-type="float">
            <text:p>0.0858624624063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28856676440878" calcext:value-type="float">
            <text:p>-1.28856676440878</text:p>
          </table:table-cell>
          <table:table-cell office:value-type="float" office:value="0.05" calcext:value-type="float">
            <text:p>0.05</text:p>
          </table:table-cell>
          <table:table-cell office:value-type="float" office:value="0.0653108414302817" calcext:value-type="float">
            <text:p>0.0653108414302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.2050174522385" calcext:value-type="float">
            <text:p>-2.20501745223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01202202339949" calcext:value-type="float">
            <text:p>0.080120220233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.74037463260799" calcext:value-type="float">
            <text:p>-4.7403746326079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179580282602" calcext:value-type="float">
            <text:p>0.1201795802826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1.5661001119318" calcext:value-type="float">
            <text:p>-11.5661001119318</text:p>
          </table:table-cell>
          <table:table-cell office:value-type="float" office:value="0.05" calcext:value-type="float">
            <text:p>0.05</text:p>
          </table:table-cell>
          <table:table-cell office:value-type="float" office:value="0.134262870099628" calcext:value-type="float">
            <text:p>0.134262870099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7.7650707282512" calcext:value-type="float">
            <text:p>-27.76507072825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3115074278231" calcext:value-type="float">
            <text:p>0.2231150742782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0.1321130631284" calcext:value-type="float">
            <text:p>-60.1321130631284</text:p>
          </table:table-cell>
          <table:table-cell office:value-type="float" office:value="0.05" calcext:value-type="float">
            <text:p>0.05</text:p>
          </table:table-cell>
          <table:table-cell office:value-type="float" office:value="0.459817258346121" calcext:value-type="float">
            <text:p>0.459817258346121</text:p>
          </table:table-cell>
        </table:table-row>
      </table:table>
      <table:table table:name="Diode 29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5672902503226" calcext:value-type="float">
            <text:p>0.455672902503226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83961236998" calcext:value-type="float">
            <text:p>0.137983961236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07029945691232" calcext:value-type="float">
            <text:p>-0.107029945691232</text:p>
          </table:table-cell>
          <table:table-cell office:value-type="float" office:value="0.05" calcext:value-type="float">
            <text:p>0.05</text:p>
          </table:table-cell>
          <table:table-cell office:value-type="float" office:value="0.12135377057309" calcext:value-type="float">
            <text:p>0.121353770573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77816534571325" calcext:value-type="float">
            <text:p>-0.1778165345713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708920260631" calcext:value-type="float">
            <text:p>0.0943708920260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65597201469845" calcext:value-type="float">
            <text:p>-0.1655972014698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43017653726" calcext:value-type="float">
            <text:p>0.1034430176537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9819750190831" calcext:value-type="float">
            <text:p>-0.159819750190831</text:p>
          </table:table-cell>
          <table:table-cell office:value-type="float" office:value="0.05" calcext:value-type="float">
            <text:p>0.05</text:p>
          </table:table-cell>
          <table:table-cell office:value-type="float" office:value="0.142295331588896" calcext:value-type="float">
            <text:p>0.1422953315888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0284404980691" calcext:value-type="float">
            <text:p>-0.202844049806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741902533995" calcext:value-type="float">
            <text:p>0.105741902533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05128896787246" calcext:value-type="float">
            <text:p>-0.20512889678724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30305142697" calcext:value-type="float">
            <text:p>0.1055303051426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59529174330808" calcext:value-type="float">
            <text:p>-0.15952917433080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445963371878" calcext:value-type="float">
            <text:p>0.1154459633718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57083703934316" calcext:value-type="float">
            <text:p>-0.157083703934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53044943768347" calcext:value-type="float">
            <text:p>0.075304494376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4030906518768" calcext:value-type="float">
            <text:p>-0.2340309065187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44120880235" calcext:value-type="float">
            <text:p>0.121544120880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2686763263441" calcext:value-type="float">
            <text:p>-0.2126867632634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8767227092857" calcext:value-type="float">
            <text:p>0.0988767227092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90181089071423" calcext:value-type="float">
            <text:p>-0.1901810890714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86864596535" calcext:value-type="float">
            <text:p>0.104486864596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1109668835068" calcext:value-type="float">
            <text:p>-0.271109668835068</text:p>
          </table:table-cell>
          <table:table-cell office:value-type="float" office:value="0.05" calcext:value-type="float">
            <text:p>0.05</text:p>
          </table:table-cell>
          <table:table-cell office:value-type="float" office:value="0.145449115515235" calcext:value-type="float">
            <text:p>0.145449115515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7217442383266" calcext:value-type="float">
            <text:p>-0.2372174423832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32053423114" calcext:value-type="float">
            <text:p>0.1192320534231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7055939551256" calcext:value-type="float">
            <text:p>-0.257055939551256</text:p>
          </table:table-cell>
          <table:table-cell office:value-type="float" office:value="0.05" calcext:value-type="float">
            <text:p>0.05</text:p>
          </table:table-cell>
          <table:table-cell office:value-type="float" office:value="0.12144100873041" calcext:value-type="float">
            <text:p>0.12144100873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13232128023256" calcext:value-type="float">
            <text:p>-0.313232128023256</text:p>
          </table:table-cell>
          <table:table-cell office:value-type="float" office:value="0.05" calcext:value-type="float">
            <text:p>0.05</text:p>
          </table:table-cell>
          <table:table-cell office:value-type="float" office:value="0.135781882690859" calcext:value-type="float">
            <text:p>0.1357818826908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19992353784994" calcext:value-type="float">
            <text:p>-0.2199923537849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31483585819" calcext:value-type="float">
            <text:p>0.103431483585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70169425008518" calcext:value-type="float">
            <text:p>-0.2701694250085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5288405127" calcext:value-type="float">
            <text:p>0.113252884051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03732942023398" calcext:value-type="float">
            <text:p>-0.3037329420233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623931397144" calcext:value-type="float">
            <text:p>0.0962623931397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5548527239831" calcext:value-type="float">
            <text:p>-0.295548527239831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56747952996" calcext:value-type="float">
            <text:p>0.110556747952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76451152830769" calcext:value-type="float">
            <text:p>-0.2764511528307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037261300728" calcext:value-type="float">
            <text:p>0.1180372613007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42879892300952" calcext:value-type="float">
            <text:p>-0.2428798923009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0020131040096" calcext:value-type="float">
            <text:p>0.081002013104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97810317396217" calcext:value-type="float">
            <text:p>-0.2978103173962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38079686908822" calcext:value-type="float">
            <text:p>0.093807968690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6217080976613" calcext:value-type="float">
            <text:p>-0.362170809766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4531688253748" calcext:value-type="float">
            <text:p>0.087453168825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03900915310414" calcext:value-type="float">
            <text:p>-0.303900915310414</text:p>
          </table:table-cell>
          <table:table-cell office:value-type="float" office:value="0.05" calcext:value-type="float">
            <text:p>0.05</text:p>
          </table:table-cell>
          <table:table-cell office:value-type="float" office:value="0.125878202522423" calcext:value-type="float">
            <text:p>0.1258782025224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06086471578701" calcext:value-type="float">
            <text:p>-0.3060864715787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092902155108" calcext:value-type="float">
            <text:p>0.110929021551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55865925322838" calcext:value-type="float">
            <text:p>-0.35586592532283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915450897255" calcext:value-type="float">
            <text:p>0.1159154508972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57524386628096" calcext:value-type="float">
            <text:p>-0.3575243866280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09554193583" calcext:value-type="float">
            <text:p>0.108909554193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62247062135172" calcext:value-type="float">
            <text:p>-0.362247062135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5171548779231" calcext:value-type="float">
            <text:p>0.0925171548779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18198844376965" calcext:value-type="float">
            <text:p>-0.318198844376965</text:p>
          </table:table-cell>
          <table:table-cell office:value-type="float" office:value="0.05" calcext:value-type="float">
            <text:p>0.05</text:p>
          </table:table-cell>
          <table:table-cell office:value-type="float" office:value="0.0725852198321804" calcext:value-type="float">
            <text:p>0.07258521983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65861638806715" calcext:value-type="float">
            <text:p>-0.365861638806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764507918424" calcext:value-type="float">
            <text:p>0.0974764507918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358701049760563" calcext:value-type="float">
            <text:p>-0.3587010497605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6963900711904" calcext:value-type="float">
            <text:p>0.1269639007119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27310366270066" calcext:value-type="float">
            <text:p>-0.427310366270066</text:p>
          </table:table-cell>
          <table:table-cell office:value-type="float" office:value="0.05" calcext:value-type="float">
            <text:p>0.05</text:p>
          </table:table-cell>
          <table:table-cell office:value-type="float" office:value="0.152726893346152" calcext:value-type="float">
            <text:p>0.152726893346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8832384905496" calcext:value-type="float">
            <text:p>-0.488323849054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03966577084" calcext:value-type="float">
            <text:p>0.101003966577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62970335073691" calcext:value-type="float">
            <text:p>-0.5629703350736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23046835035" calcext:value-type="float">
            <text:p>0.102123046835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695420127191081" calcext:value-type="float">
            <text:p>-0.6954201271910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2383308338039" calcext:value-type="float">
            <text:p>0.112383308338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00441446419746" calcext:value-type="float">
            <text:p>-1.00441446419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497804293171243" calcext:value-type="float">
            <text:p>0.049780429317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69995397827754" calcext:value-type="float">
            <text:p>-1.69995397827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216529759651" calcext:value-type="float">
            <text:p>0.096421652975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.9655068545714" calcext:value-type="float">
            <text:p>-3.96550685457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05463000581" calcext:value-type="float">
            <text:p>0.113105463000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0.2409666803414" calcext:value-type="float">
            <text:p>-10.2409666803414</text:p>
          </table:table-cell>
          <table:table-cell office:value-type="float" office:value="0.05" calcext:value-type="float">
            <text:p>0.05</text:p>
          </table:table-cell>
          <table:table-cell office:value-type="float" office:value="0.172035921955926" calcext:value-type="float">
            <text:p>0.1720359219559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5.9899103198999" calcext:value-type="float">
            <text:p>-25.9899103198999</text:p>
          </table:table-cell>
          <table:table-cell office:value-type="float" office:value="0.05" calcext:value-type="float">
            <text:p>0.05</text:p>
          </table:table-cell>
          <table:table-cell office:value-type="float" office:value="0.241293066079381" calcext:value-type="float">
            <text:p>0.2412930660793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8.1635163021909" calcext:value-type="float">
            <text:p>-58.1635163021909</text:p>
          </table:table-cell>
          <table:table-cell office:value-type="float" office:value="0.05" calcext:value-type="float">
            <text:p>0.05</text:p>
          </table:table-cell>
          <table:table-cell office:value-type="float" office:value="0.486009814989044" calcext:value-type="float">
            <text:p>0.4860098149890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10.570037880699" calcext:value-type="float">
            <text:p>-110.570037880699</text:p>
          </table:table-cell>
          <table:table-cell office:value-type="float" office:value="0.05" calcext:value-type="float">
            <text:p>0.05</text:p>
          </table:table-cell>
          <table:table-cell office:value-type="float" office:value="0.896175911702026" calcext:value-type="float">
            <text:p>0.896175911702026</text:p>
          </table:table-cell>
        </table:table-row>
      </table:table>
      <table:table table:name="Diode 30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06598715446444" calcext:value-type="float">
            <text:p>-0.050659871544644</text:p>
          </table:table-cell>
          <table:table-cell office:value-type="float" office:value="0.05" calcext:value-type="float">
            <text:p>0.05</text:p>
          </table:table-cell>
          <table:table-cell office:value-type="float" office:value="0.130534765135413" calcext:value-type="float">
            <text:p>0.130534765135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6380360501289" calcext:value-type="float">
            <text:p>-0.16380360501289</text:p>
          </table:table-cell>
          <table:table-cell office:value-type="float" office:value="0.05" calcext:value-type="float">
            <text:p>0.05</text:p>
          </table:table-cell>
          <table:table-cell office:value-type="float" office:value="0.130544454212297" calcext:value-type="float">
            <text:p>0.130544454212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01842814471526" calcext:value-type="float">
            <text:p>-0.2018428144715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3506421154471" calcext:value-type="float">
            <text:p>0.0643506421154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68798283184206" calcext:value-type="float">
            <text:p>-0.1687982831842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6093465390964" calcext:value-type="float">
            <text:p>0.1360934653909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11162867284931" calcext:value-type="float">
            <text:p>-0.211162867284931</text:p>
          </table:table-cell>
          <table:table-cell office:value-type="float" office:value="0.05" calcext:value-type="float">
            <text:p>0.05</text:p>
          </table:table-cell>
          <table:table-cell office:value-type="float" office:value="0.0835745819873887" calcext:value-type="float">
            <text:p>0.083574581987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88294264718386" calcext:value-type="float">
            <text:p>-0.188294264718386</text:p>
          </table:table-cell>
          <table:table-cell office:value-type="float" office:value="0.05" calcext:value-type="float">
            <text:p>0.05</text:p>
          </table:table-cell>
          <table:table-cell office:value-type="float" office:value="0.126136134898197" calcext:value-type="float">
            <text:p>0.126136134898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07761003749887" calcext:value-type="float">
            <text:p>-0.2077610037498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04295079389" calcext:value-type="float">
            <text:p>0.118204295079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04861025865485" calcext:value-type="float">
            <text:p>-0.204861025865485</text:p>
          </table:table-cell>
          <table:table-cell office:value-type="float" office:value="0.05" calcext:value-type="float">
            <text:p>0.05</text:p>
          </table:table-cell>
          <table:table-cell office:value-type="float" office:value="0.137725884337723" calcext:value-type="float">
            <text:p>0.1377258843377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6019409805898" calcext:value-type="float">
            <text:p>-0.206019409805898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013024099027" calcext:value-type="float">
            <text:p>0.070901302409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80612300666926" calcext:value-type="float">
            <text:p>-0.1806123006669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70339690988569" calcext:value-type="float">
            <text:p>0.097033969098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35492358255724" calcext:value-type="float">
            <text:p>-0.23549235825572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818161260451" calcext:value-type="float">
            <text:p>0.1028181612604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53933409278053" calcext:value-type="float">
            <text:p>-0.253933409278053</text:p>
          </table:table-cell>
          <table:table-cell office:value-type="float" office:value="0.05" calcext:value-type="float">
            <text:p>0.05</text:p>
          </table:table-cell>
          <table:table-cell office:value-type="float" office:value="0.126422984738044" calcext:value-type="float">
            <text:p>0.1264229847380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37425761316527" calcext:value-type="float">
            <text:p>-0.237425761316527</text:p>
          </table:table-cell>
          <table:table-cell office:value-type="float" office:value="0.05" calcext:value-type="float">
            <text:p>0.05</text:p>
          </table:table-cell>
          <table:table-cell office:value-type="float" office:value="0.0746755803972404" calcext:value-type="float">
            <text:p>0.074675580397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8644337342322" calcext:value-type="float">
            <text:p>-0.22864433734232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973106800829" calcext:value-type="float">
            <text:p>0.0990973106800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3672990889033" calcext:value-type="float">
            <text:p>-0.273672990889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8603281336309" calcext:value-type="float">
            <text:p>0.0868603281336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101518005271" calcext:value-type="float">
            <text:p>-0.2101518005271</text:p>
          </table:table-cell>
          <table:table-cell office:value-type="float" office:value="0.05" calcext:value-type="float">
            <text:p>0.05</text:p>
          </table:table-cell>
          <table:table-cell office:value-type="float" office:value="0.0268820747734283" calcext:value-type="float">
            <text:p>0.0268820747734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703583386751" calcext:value-type="float">
            <text:p>-0.29703583386751</text:p>
          </table:table-cell>
          <table:table-cell office:value-type="float" office:value="0.05" calcext:value-type="float">
            <text:p>0.05</text:p>
          </table:table-cell>
          <table:table-cell office:value-type="float" office:value="0.133061540558654" calcext:value-type="float">
            <text:p>0.1330615405586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3627444261889" calcext:value-type="float">
            <text:p>-0.23627444261889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51361182205" calcext:value-type="float">
            <text:p>0.110751361182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90837087171449" calcext:value-type="float">
            <text:p>-0.2908370871714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42295565638" calcext:value-type="float">
            <text:p>0.106842295565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8364220862231" calcext:value-type="float">
            <text:p>-0.298364220862231</text:p>
          </table:table-cell>
          <table:table-cell office:value-type="float" office:value="0.05" calcext:value-type="float">
            <text:p>0.05</text:p>
          </table:table-cell>
          <table:table-cell office:value-type="float" office:value="0.0666271751894952" calcext:value-type="float">
            <text:p>0.066627175189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9865916217909" calcext:value-type="float">
            <text:p>-0.29865916217909</text:p>
          </table:table-cell>
          <table:table-cell office:value-type="float" office:value="0.05" calcext:value-type="float">
            <text:p>0.05</text:p>
          </table:table-cell>
          <table:table-cell office:value-type="float" office:value="0.140352838689806" calcext:value-type="float">
            <text:p>0.140352838689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79642648114258" calcext:value-type="float">
            <text:p>-0.2796426481142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8864771305027" calcext:value-type="float">
            <text:p>0.1088647713050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99729120831737" calcext:value-type="float">
            <text:p>-0.2997291208317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15112094632017" calcext:value-type="float">
            <text:p>0.0515112094632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803952151459" calcext:value-type="float">
            <text:p>-0.28039521514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07615987311353" calcext:value-type="float">
            <text:p>0.090761598731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724033530209" calcext:value-type="float">
            <text:p>-0.2724033530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26057992202233" calcext:value-type="float">
            <text:p>0.062605799220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17682778963357" calcext:value-type="float">
            <text:p>-0.3176827789633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538255835068" calcext:value-type="float">
            <text:p>0.098453825583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96297561504882" calcext:value-type="float">
            <text:p>-0.29629756150488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3814840261842" calcext:value-type="float">
            <text:p>0.0803814840261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67751258100253" calcext:value-type="float">
            <text:p>-0.367751258100253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57857341187" calcext:value-type="float">
            <text:p>0.1158578573411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29799518631464" calcext:value-type="float">
            <text:p>-0.329799518631464</text:p>
          </table:table-cell>
          <table:table-cell office:value-type="float" office:value="0.05" calcext:value-type="float">
            <text:p>0.05</text:p>
          </table:table-cell>
          <table:table-cell office:value-type="float" office:value="0.134761341954709" calcext:value-type="float">
            <text:p>0.134761341954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70378247067738" calcext:value-type="float">
            <text:p>-0.370378247067738</text:p>
          </table:table-cell>
          <table:table-cell office:value-type="float" office:value="0.05" calcext:value-type="float">
            <text:p>0.05</text:p>
          </table:table-cell>
          <table:table-cell office:value-type="float" office:value="0.143523037681425" calcext:value-type="float">
            <text:p>0.143523037681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49878549554962" calcext:value-type="float">
            <text:p>-0.349878549554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546730663526" calcext:value-type="float">
            <text:p>0.0644546730663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396397756959484" calcext:value-type="float">
            <text:p>-0.396397756959484</text:p>
          </table:table-cell>
          <table:table-cell office:value-type="float" office:value="0.05" calcext:value-type="float">
            <text:p>0.05</text:p>
          </table:table-cell>
          <table:table-cell office:value-type="float" office:value="0.128452999529328" calcext:value-type="float">
            <text:p>0.128452999529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378827556447235" calcext:value-type="float">
            <text:p>-0.378827556447235</text:p>
          </table:table-cell>
          <table:table-cell office:value-type="float" office:value="0.05" calcext:value-type="float">
            <text:p>0.05</text:p>
          </table:table-cell>
          <table:table-cell office:value-type="float" office:value="0.129288879627294" calcext:value-type="float">
            <text:p>0.1292888796272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40016752696628" calcext:value-type="float">
            <text:p>-0.440016752696628</text:p>
          </table:table-cell>
          <table:table-cell office:value-type="float" office:value="0.05" calcext:value-type="float">
            <text:p>0.05</text:p>
          </table:table-cell>
          <table:table-cell office:value-type="float" office:value="0.146991148855199" calcext:value-type="float">
            <text:p>0.146991148855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414196261717305" calcext:value-type="float">
            <text:p>-0.41419626171730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5131741522007" calcext:value-type="float">
            <text:p>0.0595131741522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485731425433838" calcext:value-type="float">
            <text:p>-0.4857314254338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69734739772083" calcext:value-type="float">
            <text:p>0.0669734739772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461652760396878" calcext:value-type="float">
            <text:p>-0.4616527603968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5927221522266" calcext:value-type="float">
            <text:p>0.0905927221522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0.542101694236696" calcext:value-type="float">
            <text:p>-0.5421016942366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652718444888" calcext:value-type="float">
            <text:p>0.1156527184448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0.608242396080076" calcext:value-type="float">
            <text:p>-0.608242396080076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88721117062" calcext:value-type="float">
            <text:p>0.109488721117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0.71087347963744" calcext:value-type="float">
            <text:p>-0.71087347963744</text:p>
          </table:table-cell>
          <table:table-cell office:value-type="float" office:value="0.05" calcext:value-type="float">
            <text:p>0.05</text:p>
          </table:table-cell>
          <table:table-cell office:value-type="float" office:value="0.141116875213728" calcext:value-type="float">
            <text:p>0.1411168752137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0.992954680501799" calcext:value-type="float">
            <text:p>-0.992954680501799</text:p>
          </table:table-cell>
          <table:table-cell office:value-type="float" office:value="0.05" calcext:value-type="float">
            <text:p>0.05</text:p>
          </table:table-cell>
          <table:table-cell office:value-type="float" office:value="0.148863881875702" calcext:value-type="float">
            <text:p>0.1488638818757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.53556118535325" calcext:value-type="float">
            <text:p>-1.53556118535325</text:p>
          </table:table-cell>
          <table:table-cell office:value-type="float" office:value="0.05" calcext:value-type="float">
            <text:p>0.05</text:p>
          </table:table-cell>
          <table:table-cell office:value-type="float" office:value="0.0390465102134351" calcext:value-type="float">
            <text:p>0.0390465102134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.19974655203308" calcext:value-type="float">
            <text:p>-3.19974655203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882874713831" calcext:value-type="float">
            <text:p>0.099088287471383</text:p>
          </table:table-cell>
        </table:table-row>
      </table:table>
      <table:table table:name="Diode 3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8186711830797" calcext:value-type="float">
            <text:p>-0.07881867118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057886361047" calcext:value-type="float">
            <text:p>0.074305788636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93319817422598" calcext:value-type="float">
            <text:p>-0.1933198174225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398990142722" calcext:value-type="float">
            <text:p>0.0946398990142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98611206208996" calcext:value-type="float">
            <text:p>-0.1986112062089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44572950593687" calcext:value-type="float">
            <text:p>0.044457295059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91765367277304" calcext:value-type="float">
            <text:p>-0.191765367277304</text:p>
          </table:table-cell>
          <table:table-cell office:value-type="float" office:value="0.05" calcext:value-type="float">
            <text:p>0.05</text:p>
          </table:table-cell>
          <table:table-cell office:value-type="float" office:value="0.119486261147382" calcext:value-type="float">
            <text:p>0.1194862611473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94619562072153" calcext:value-type="float">
            <text:p>-0.194619562072153</text:p>
          </table:table-cell>
          <table:table-cell office:value-type="float" office:value="0.05" calcext:value-type="float">
            <text:p>0.05</text:p>
          </table:table-cell>
          <table:table-cell office:value-type="float" office:value="0.110887257507133" calcext:value-type="float">
            <text:p>0.110887257507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17791548313375" calcext:value-type="float">
            <text:p>-0.2177915483133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8377223418243" calcext:value-type="float">
            <text:p>0.0678377223418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33255833253499" calcext:value-type="float">
            <text:p>-0.233255833253499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11507536234" calcext:value-type="float">
            <text:p>0.1153115075362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09914352020258" calcext:value-type="float">
            <text:p>-0.2099143520202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18317723215" calcext:value-type="float">
            <text:p>0.105518317723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34040146102837" calcext:value-type="float">
            <text:p>-0.2340401461028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1233762038174" calcext:value-type="float">
            <text:p>0.059123376203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5848609795078" calcext:value-type="float">
            <text:p>-0.2358486097950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592177558766" calcext:value-type="float">
            <text:p>0.096259217755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60588649382272" calcext:value-type="float">
            <text:p>-0.2605886493822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94539106819" calcext:value-type="float">
            <text:p>0.101994539106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78766336987852" calcext:value-type="float">
            <text:p>-0.178766336987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45454134797959" calcext:value-type="float">
            <text:p>0.0845454134797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79953485338201" calcext:value-type="float">
            <text:p>-0.1799534853382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7355845137305" calcext:value-type="float">
            <text:p>0.107355845137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73926603023657" calcext:value-type="float">
            <text:p>-0.27392660302365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68553441304" calcext:value-type="float">
            <text:p>0.1103685534413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22531050901954" calcext:value-type="float">
            <text:p>-0.322531050901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3847309009282" calcext:value-type="float">
            <text:p>0.0883847309009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05180926819769" calcext:value-type="float">
            <text:p>-0.2051809268197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2828514199" calcext:value-type="float">
            <text:p>0.1002828514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19557367457899" calcext:value-type="float">
            <text:p>-0.219557367457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987315952823" calcext:value-type="float">
            <text:p>0.0805987315952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54208586153668" calcext:value-type="float">
            <text:p>-0.3542085861536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396782982256" calcext:value-type="float">
            <text:p>0.0659396782982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27066925378511" calcext:value-type="float">
            <text:p>-0.2270669253785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20406055649" calcext:value-type="float">
            <text:p>0.1082204060556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83011446436494" calcext:value-type="float">
            <text:p>-0.2830114464364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442781539247" calcext:value-type="float">
            <text:p>0.086944278153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84466794138265" calcext:value-type="float">
            <text:p>-0.2844667941382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290913585133" calcext:value-type="float">
            <text:p>0.104290913585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5279626380024" calcext:value-type="float">
            <text:p>-0.252796263800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1210114482253" calcext:value-type="float">
            <text:p>0.097121011448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09878126563738" calcext:value-type="float">
            <text:p>-0.309878126563738</text:p>
          </table:table-cell>
          <table:table-cell office:value-type="float" office:value="0.05" calcext:value-type="float">
            <text:p>0.05</text:p>
          </table:table-cell>
          <table:table-cell office:value-type="float" office:value="0.0546047707564544" calcext:value-type="float">
            <text:p>0.0546047707564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15459129235256" calcext:value-type="float">
            <text:p>-0.315459129235256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036694149743" calcext:value-type="float">
            <text:p>0.098503669414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82354334277143" calcext:value-type="float">
            <text:p>-0.2823543342771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4939073421289" calcext:value-type="float">
            <text:p>0.104939073421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736979143152" calcext:value-type="float">
            <text:p>-0.347369791431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7718909785029" calcext:value-type="float">
            <text:p>0.068771890978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64360124154709" calcext:value-type="float">
            <text:p>-0.3643601241547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6575742093772" calcext:value-type="float">
            <text:p>0.066575742093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52526894314014" calcext:value-type="float">
            <text:p>-0.3525268943140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447081917591" calcext:value-type="float">
            <text:p>0.1124470819175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4597084182751" calcext:value-type="float">
            <text:p>-0.34597084182751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564660534571" calcext:value-type="float">
            <text:p>0.0961564660534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80417761162988" calcext:value-type="float">
            <text:p>-0.380417761162988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88608436193" calcext:value-type="float">
            <text:p>0.0895886084361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83003445656588" calcext:value-type="float">
            <text:p>-0.383003445656588</text:p>
          </table:table-cell>
          <table:table-cell office:value-type="float" office:value="0.05" calcext:value-type="float">
            <text:p>0.05</text:p>
          </table:table-cell>
          <table:table-cell office:value-type="float" office:value="0.0426266606911742" calcext:value-type="float">
            <text:p>0.0426266606911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57534890118688" calcext:value-type="float">
            <text:p>-0.457534890118688</text:p>
          </table:table-cell>
          <table:table-cell office:value-type="float" office:value="0.05" calcext:value-type="float">
            <text:p>0.05</text:p>
          </table:table-cell>
          <table:table-cell office:value-type="float" office:value="0.140414992066099" calcext:value-type="float">
            <text:p>0.1404149920660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88315232608279" calcext:value-type="float">
            <text:p>-0.4883152326082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6966889394" calcext:value-type="float">
            <text:p>0.10666966889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9169812260777" calcext:value-type="float">
            <text:p>-0.5916981226077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24040731774" calcext:value-type="float">
            <text:p>0.110724040731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651859892153252" calcext:value-type="float">
            <text:p>-0.6518598921532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90139708720904" calcext:value-type="float">
            <text:p>0.069013970872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.04610595091575" calcext:value-type="float">
            <text:p>-1.046105950915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88687100460377" calcext:value-type="float">
            <text:p>0.0788687100460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.03947019816298" calcext:value-type="float">
            <text:p>-2.0394701981629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32272773034" calcext:value-type="float">
            <text:p>0.1029322727730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.96190429938221" calcext:value-type="float">
            <text:p>-4.96190429938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48875848319" calcext:value-type="float">
            <text:p>0.1023488758483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3.235249647118" calcext:value-type="float">
            <text:p>-13.235249647118</text:p>
          </table:table-cell>
          <table:table-cell office:value-type="float" office:value="0.05" calcext:value-type="float">
            <text:p>0.05</text:p>
          </table:table-cell>
          <table:table-cell office:value-type="float" office:value="0.140701714881004" calcext:value-type="float">
            <text:p>0.140701714881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2.6424604036471" calcext:value-type="float">
            <text:p>-32.6424604036471</text:p>
          </table:table-cell>
          <table:table-cell office:value-type="float" office:value="0.05" calcext:value-type="float">
            <text:p>0.05</text:p>
          </table:table-cell>
          <table:table-cell office:value-type="float" office:value="0.252811824685937" calcext:value-type="float">
            <text:p>0.2528118246859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68.3082620569939" calcext:value-type="float">
            <text:p>-68.3082620569939</text:p>
          </table:table-cell>
          <table:table-cell office:value-type="float" office:value="0.05" calcext:value-type="float">
            <text:p>0.05</text:p>
          </table:table-cell>
          <table:table-cell office:value-type="float" office:value="0.51917496609928" calcext:value-type="float">
            <text:p>0.519174966099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18.964124536401" calcext:value-type="float">
            <text:p>-118.964124536401</text:p>
          </table:table-cell>
          <table:table-cell office:value-type="float" office:value="0.05" calcext:value-type="float">
            <text:p>0.05</text:p>
          </table:table-cell>
          <table:table-cell office:value-type="float" office:value="0.889934315116239" calcext:value-type="float">
            <text:p>0.8899343151162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79.579829573987" calcext:value-type="float">
            <text:p>-179.579829573987</text:p>
          </table:table-cell>
          <table:table-cell office:value-type="float" office:value="0.05" calcext:value-type="float">
            <text:p>0.05</text:p>
          </table:table-cell>
          <table:table-cell office:value-type="float" office:value="1.3385567824243" calcext:value-type="float">
            <text:p>1.3385567824243</text:p>
          </table:table-cell>
        </table:table-row>
      </table:table>
      <table:table table:name="Diode 3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5989480721914" calcext:value-type="float">
            <text:p>0.035598948072191</text:p>
          </table:table-cell>
          <table:table-cell office:value-type="float" office:value="0.05" calcext:value-type="float">
            <text:p>0.05</text:p>
          </table:table-cell>
          <table:table-cell office:value-type="float" office:value="0.0594027281894677" calcext:value-type="float">
            <text:p>0.0594027281894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75633640962523" calcext:value-type="float">
            <text:p>-0.17563364096252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17361303797" calcext:value-type="float">
            <text:p>0.116217361303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87676562408854" calcext:value-type="float">
            <text:p>-0.187676562408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950758088964" calcext:value-type="float">
            <text:p>0.0997950758088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1776010542755" calcext:value-type="float">
            <text:p>-0.21776010542755</text:p>
          </table:table-cell>
          <table:table-cell office:value-type="float" office:value="0.05" calcext:value-type="float">
            <text:p>0.05</text:p>
          </table:table-cell>
          <table:table-cell office:value-type="float" office:value="0.061327244725541" calcext:value-type="float">
            <text:p>0.0613272447255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4522676315768" calcext:value-type="float">
            <text:p>-0.1545226763157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51590929210881" calcext:value-type="float">
            <text:p>0.0651590929210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316046177574" calcext:value-type="float">
            <text:p>-0.23160461775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17241169978" calcext:value-type="float">
            <text:p>0.109172411699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00135729121134" calcext:value-type="float">
            <text:p>-0.200135729121134</text:p>
          </table:table-cell>
          <table:table-cell office:value-type="float" office:value="0.05" calcext:value-type="float">
            <text:p>0.05</text:p>
          </table:table-cell>
          <table:table-cell office:value-type="float" office:value="0.110970309798676" calcext:value-type="float">
            <text:p>0.110970309798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31338051547188" calcext:value-type="float">
            <text:p>-0.23133805154718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220780788304" calcext:value-type="float">
            <text:p>0.09832207807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8908202672913" calcext:value-type="float">
            <text:p>-0.189082026729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32612956774" calcext:value-type="float">
            <text:p>0.105832612956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43899782059328" calcext:value-type="float">
            <text:p>-0.243899782059328</text:p>
          </table:table-cell>
          <table:table-cell office:value-type="float" office:value="0.05" calcext:value-type="float">
            <text:p>0.05</text:p>
          </table:table-cell>
          <table:table-cell office:value-type="float" office:value="0.114450751785169" calcext:value-type="float">
            <text:p>0.114450751785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56843391687275" calcext:value-type="float">
            <text:p>-0.2568433916872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807243861299" calcext:value-type="float">
            <text:p>0.08718072438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10269009357553" calcext:value-type="float">
            <text:p>-0.310269009357553</text:p>
          </table:table-cell>
          <table:table-cell office:value-type="float" office:value="0.05" calcext:value-type="float">
            <text:p>0.05</text:p>
          </table:table-cell>
          <table:table-cell office:value-type="float" office:value="0.070208984369653" calcext:value-type="float">
            <text:p>0.070208984369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21846947936281" calcext:value-type="float">
            <text:p>-0.2218469479362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8794399174694" calcext:value-type="float">
            <text:p>0.0728794399174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14444795278011" calcext:value-type="float">
            <text:p>-0.3144447952780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557149330846" calcext:value-type="float">
            <text:p>0.1005571493308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99699858791516" calcext:value-type="float">
            <text:p>-0.29969985879151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8231647777812" calcext:value-type="float">
            <text:p>0.099823164777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5136213211178" calcext:value-type="float">
            <text:p>-0.275136213211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61222681186" calcext:value-type="float">
            <text:p>0.1017612226811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79121043072172" calcext:value-type="float">
            <text:p>-0.27912104307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30334735099" calcext:value-type="float">
            <text:p>0.1038303347350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8787935590421" calcext:value-type="float">
            <text:p>-0.2587879355904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010319028761" calcext:value-type="float">
            <text:p>0.096201031902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1517112199361" calcext:value-type="float">
            <text:p>-0.261517112199361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999730210884" calcext:value-type="float">
            <text:p>0.0943999730210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0406526384608" calcext:value-type="float">
            <text:p>-0.2904065263846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65354390604598" calcext:value-type="float">
            <text:p>0.076535439060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1026892684975" calcext:value-type="float">
            <text:p>-0.310268926849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9563157285381" calcext:value-type="float">
            <text:p>0.094956315728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32075904221159" calcext:value-type="float">
            <text:p>-0.33207590422115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27486877656" calcext:value-type="float">
            <text:p>0.106427486877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54496805653776" calcext:value-type="float">
            <text:p>-0.35449680565377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380981663403" calcext:value-type="float">
            <text:p>0.1003809816634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58242742421713" calcext:value-type="float">
            <text:p>-0.358242742421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2553661791964" calcext:value-type="float">
            <text:p>0.087255366179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33986058871979" calcext:value-type="float">
            <text:p>-0.33398605887197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469239943716" calcext:value-type="float">
            <text:p>0.0995469239943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8458340072394" calcext:value-type="float">
            <text:p>-0.3484583400723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8505477549345" calcext:value-type="float">
            <text:p>0.094850547754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87548358968851" calcext:value-type="float">
            <text:p>-0.387548358968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3016854517483" calcext:value-type="float">
            <text:p>0.0783016854517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53616463896402" calcext:value-type="float">
            <text:p>-0.3536164638964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1014227583286" calcext:value-type="float">
            <text:p>0.0641014227583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56339039881095" calcext:value-type="float">
            <text:p>-0.3563390398810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930133511533" calcext:value-type="float">
            <text:p>0.100930133511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71343083872403" calcext:value-type="float">
            <text:p>-0.3713430838724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55041497307" calcext:value-type="float">
            <text:p>0.068550414973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16499076451791" calcext:value-type="float">
            <text:p>-0.416499076451791</text:p>
          </table:table-cell>
          <table:table-cell office:value-type="float" office:value="0.05" calcext:value-type="float">
            <text:p>0.05</text:p>
          </table:table-cell>
          <table:table-cell office:value-type="float" office:value="0.126125624109271" calcext:value-type="float">
            <text:p>0.1261256241092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46016011984194" calcext:value-type="float">
            <text:p>-0.4460160119841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58064592137" calcext:value-type="float">
            <text:p>0.106758064592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512439644927774" calcext:value-type="float">
            <text:p>-0.5124396449277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36645811636085" calcext:value-type="float">
            <text:p>0.0636645811636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44849964098819" calcext:value-type="float">
            <text:p>-0.5448499640988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563855892103" calcext:value-type="float">
            <text:p>0.1015638558921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657985059728698" calcext:value-type="float">
            <text:p>-0.65798505972869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8225349177188" calcext:value-type="float">
            <text:p>0.087822534917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.02727033298588" calcext:value-type="float">
            <text:p>-1.02727033298588</text:p>
          </table:table-cell>
          <table:table-cell office:value-type="float" office:value="0.05" calcext:value-type="float">
            <text:p>0.05</text:p>
          </table:table-cell>
          <table:table-cell office:value-type="float" office:value="0.0471771478871963" calcext:value-type="float">
            <text:p>0.047177147887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90295155459473" calcext:value-type="float">
            <text:p>-1.902951554594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9769593719" calcext:value-type="float">
            <text:p>0.09779769593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.39946242942321" calcext:value-type="float">
            <text:p>-4.399462429423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35505170423" calcext:value-type="float">
            <text:p>0.1162355051704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1.3148131862766" calcext:value-type="float">
            <text:p>-11.3148131862766</text:p>
          </table:table-cell>
          <table:table-cell office:value-type="float" office:value="0.05" calcext:value-type="float">
            <text:p>0.05</text:p>
          </table:table-cell>
          <table:table-cell office:value-type="float" office:value="0.139626395432761" calcext:value-type="float">
            <text:p>0.1396263954327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7.8885301777193" calcext:value-type="float">
            <text:p>-27.8885301777193</text:p>
          </table:table-cell>
          <table:table-cell office:value-type="float" office:value="0.05" calcext:value-type="float">
            <text:p>0.05</text:p>
          </table:table-cell>
          <table:table-cell office:value-type="float" office:value="0.22151002568613" calcext:value-type="float">
            <text:p>0.22151002568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60.9780535837743" calcext:value-type="float">
            <text:p>-60.9780535837743</text:p>
          </table:table-cell>
          <table:table-cell office:value-type="float" office:value="0.05" calcext:value-type="float">
            <text:p>0.05</text:p>
          </table:table-cell>
          <table:table-cell office:value-type="float" office:value="0.459515564455156" calcext:value-type="float">
            <text:p>0.4595155644551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13.645257877924" calcext:value-type="float">
            <text:p>-113.645257877924</text:p>
          </table:table-cell>
          <table:table-cell office:value-type="float" office:value="0.05" calcext:value-type="float">
            <text:p>0.05</text:p>
          </table:table-cell>
          <table:table-cell office:value-type="float" office:value="0.820921139897537" calcext:value-type="float">
            <text:p>0.820921139897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83.401182969446" calcext:value-type="float">
            <text:p>-183.401182969446</text:p>
          </table:table-cell>
          <table:table-cell office:value-type="float" office:value="0.05" calcext:value-type="float">
            <text:p>0.05</text:p>
          </table:table-cell>
          <table:table-cell office:value-type="float" office:value="1.32193049216986" calcext:value-type="float">
            <text:p>1.32193049216986</text:p>
          </table:table-cell>
        </table:table-row>
      </table:table>
      <table:table table:name="Diode 3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76964352279486" calcext:value-type="float">
            <text:p>-0.0676964352279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45653443874008" calcext:value-type="float">
            <text:p>0.0945653443874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28997929303388" calcext:value-type="float">
            <text:p>-0.128997929303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375926494241899" calcext:value-type="float">
            <text:p>0.03759264942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50176655652944" calcext:value-type="float">
            <text:p>-0.1501766556529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590231356744" calcext:value-type="float">
            <text:p>0.0772590231356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80378678471529" calcext:value-type="float">
            <text:p>-0.1803786784715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9349021657967" calcext:value-type="float">
            <text:p>0.088934902165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88008818318897" calcext:value-type="float">
            <text:p>-0.188008818318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761705728036003" calcext:value-type="float">
            <text:p>0.07617057280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5042559253254" calcext:value-type="float">
            <text:p>-0.1450425592532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409881637896" calcext:value-type="float">
            <text:p>0.070840988163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95557727381802" calcext:value-type="float">
            <text:p>-0.1955577273818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0432659808691" calcext:value-type="float">
            <text:p>0.0640432659808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264299061489" calcext:value-type="float">
            <text:p>-0.16264299061489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7280143502" calcext:value-type="float">
            <text:p>0.0404472801435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8984568315356" calcext:value-type="float">
            <text:p>-0.208984568315356</text:p>
          </table:table-cell>
          <table:table-cell office:value-type="float" office:value="0.05" calcext:value-type="float">
            <text:p>0.05</text:p>
          </table:table-cell>
          <table:table-cell office:value-type="float" office:value="0.0627870356869333" calcext:value-type="float">
            <text:p>0.0627870356869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0491183978057" calcext:value-type="float">
            <text:p>-0.1904911839780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87951136491" calcext:value-type="float">
            <text:p>0.106887951136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7891294537425" calcext:value-type="float">
            <text:p>-0.1978912945374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32682726632" calcext:value-type="float">
            <text:p>0.107732682726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44990311881714" calcext:value-type="float">
            <text:p>-0.2449903118817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24735496259807" calcext:value-type="float">
            <text:p>0.0124735496259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17270517306402" calcext:value-type="float">
            <text:p>-0.2172705173064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474528673485" calcext:value-type="float">
            <text:p>0.093447452867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6863993867099" calcext:value-type="float">
            <text:p>-0.2468639938670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39277858373427" calcext:value-type="float">
            <text:p>0.0639277858373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21653920527984" calcext:value-type="float">
            <text:p>-0.2216539205279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18807741928" calcext:value-type="float">
            <text:p>0.1043188077419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29540872674191" calcext:value-type="float">
            <text:p>-0.229540872674191</text:p>
          </table:table-cell>
          <table:table-cell office:value-type="float" office:value="0.05" calcext:value-type="float">
            <text:p>0.05</text:p>
          </table:table-cell>
          <table:table-cell office:value-type="float" office:value="0.120653348307155" calcext:value-type="float">
            <text:p>0.1206533483071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38144955803883" calcext:value-type="float">
            <text:p>-0.2381449558038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3055776281306" calcext:value-type="float">
            <text:p>0.0883055776281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4703750199557" calcext:value-type="float">
            <text:p>-0.2547037501995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342382647291" calcext:value-type="float">
            <text:p>0.0996342382647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1976894063323" calcext:value-type="float">
            <text:p>-0.2819768940633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446145523069" calcext:value-type="float">
            <text:p>0.105446145523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84648569738385" calcext:value-type="float">
            <text:p>-0.2846485697383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48304892901806" calcext:value-type="float">
            <text:p>0.0748304892901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17089663387273" calcext:value-type="float">
            <text:p>-0.3170896633872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839263543936" calcext:value-type="float">
            <text:p>0.1088392635439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46803007387495" calcext:value-type="float">
            <text:p>-0.24680300738749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7493942547716" calcext:value-type="float">
            <text:p>0.088749394254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77965626152376" calcext:value-type="float">
            <text:p>-0.2779656261523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79634258232" calcext:value-type="float">
            <text:p>0.110479634258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88896536515587" calcext:value-type="float">
            <text:p>-0.2888965365155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60756408522916" calcext:value-type="float">
            <text:p>0.0760756408522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23211361226963" calcext:value-type="float">
            <text:p>-0.323211361226963</text:p>
          </table:table-cell>
          <table:table-cell office:value-type="float" office:value="0.05" calcext:value-type="float">
            <text:p>0.05</text:p>
          </table:table-cell>
          <table:table-cell office:value-type="float" office:value="0.0452332585779321" calcext:value-type="float">
            <text:p>0.0452332585779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24611400094325" calcext:value-type="float">
            <text:p>-0.3246114000943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667530444449" calcext:value-type="float">
            <text:p>0.1006675304444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8317393367494" calcext:value-type="float">
            <text:p>-0.283173933674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153019960769" calcext:value-type="float">
            <text:p>0.0895153019960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61976612123157" calcext:value-type="float">
            <text:p>-0.3619766121231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31519376475519" calcext:value-type="float">
            <text:p>0.0931519376475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62747760637664" calcext:value-type="float">
            <text:p>-0.3627477606376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081734846128" calcext:value-type="float">
            <text:p>0.090608173484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46135046865172" calcext:value-type="float">
            <text:p>-0.346135046865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564782354159" calcext:value-type="float">
            <text:p>0.080456478235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78454216631954" calcext:value-type="float">
            <text:p>-0.378454216631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079149041249" calcext:value-type="float">
            <text:p>0.099307914904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43762360462978" calcext:value-type="float">
            <text:p>-0.4437623604629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946001573248" calcext:value-type="float">
            <text:p>0.090294600157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37837118265341" calcext:value-type="float">
            <text:p>-0.43783711826534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9864442126459" calcext:value-type="float">
            <text:p>0.0789864442126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60841928354289" calcext:value-type="float">
            <text:p>-0.460841928354289</text:p>
          </table:table-cell>
          <table:table-cell office:value-type="float" office:value="0.05" calcext:value-type="float">
            <text:p>0.05</text:p>
          </table:table-cell>
          <table:table-cell office:value-type="float" office:value="0.0891376118724018" calcext:value-type="float">
            <text:p>0.0891376118724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38291714671792" calcext:value-type="float">
            <text:p>-0.538291714671792</text:p>
          </table:table-cell>
          <table:table-cell office:value-type="float" office:value="0.05" calcext:value-type="float">
            <text:p>0.05</text:p>
          </table:table-cell>
          <table:table-cell office:value-type="float" office:value="0.128638529445357" calcext:value-type="float">
            <text:p>0.128638529445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624711077661723" calcext:value-type="float">
            <text:p>-0.624711077661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9827701188524" calcext:value-type="float">
            <text:p>0.0809827701188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87234769235641" calcext:value-type="float">
            <text:p>-0.87234769235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43119379628901" calcext:value-type="float">
            <text:p>0.08431193796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51397757768008" calcext:value-type="float">
            <text:p>-1.513977577680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064324891731" calcext:value-type="float">
            <text:p>0.0731064324891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.2885813994396" calcext:value-type="float">
            <text:p>-3.2885813994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0505043772501" calcext:value-type="float">
            <text:p>0.094050504377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8.1483642782913" calcext:value-type="float">
            <text:p>-8.14836427829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8817103960019" calcext:value-type="float">
            <text:p>0.1288171039600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0.5526104889065" calcext:value-type="float">
            <text:p>-20.5526104889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59342236321838" calcext:value-type="float">
            <text:p>0.159342236321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7.0036310875089" calcext:value-type="float">
            <text:p>-47.0036310875089</text:p>
          </table:table-cell>
          <table:table-cell office:value-type="float" office:value="0.05" calcext:value-type="float">
            <text:p>0.05</text:p>
          </table:table-cell>
          <table:table-cell office:value-type="float" office:value="0.349794184619464" calcext:value-type="float">
            <text:p>0.349794184619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2.9222099681167" calcext:value-type="float">
            <text:p>-92.9222099681167</text:p>
          </table:table-cell>
          <table:table-cell office:value-type="float" office:value="0.05" calcext:value-type="float">
            <text:p>0.05</text:p>
          </table:table-cell>
          <table:table-cell office:value-type="float" office:value="0.66325962172078" calcext:value-type="float">
            <text:p>0.66325962172078</text:p>
          </table:table-cell>
        </table:table-row>
      </table:table>
      <table:table table:name="Diode 3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20798227167991" calcext:value-type="float">
            <text:p>-0.022079822716799</text:p>
          </table:table-cell>
          <table:table-cell office:value-type="float" office:value="0.05" calcext:value-type="float">
            <text:p>0.05</text:p>
          </table:table-cell>
          <table:table-cell office:value-type="float" office:value="0.0776114492289586" calcext:value-type="float">
            <text:p>0.0776114492289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36249042535243" calcext:value-type="float">
            <text:p>-0.136249042535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654667851981" calcext:value-type="float">
            <text:p>0.0981654667851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90472465820319" calcext:value-type="float">
            <text:p>-0.1904724658203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169577166786" calcext:value-type="float">
            <text:p>0.11169577166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57404665087366" calcext:value-type="float">
            <text:p>-0.157404665087366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976176870737" calcext:value-type="float">
            <text:p>0.0978976176870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96071935689339" calcext:value-type="float">
            <text:p>-0.1960719356893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68162126420002" calcext:value-type="float">
            <text:p>0.0468162126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475192450335" calcext:value-type="float">
            <text:p>-0.154751924503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588663476428" calcext:value-type="float">
            <text:p>0.099058866347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38241161709423" calcext:value-type="float">
            <text:p>-0.238241161709423</text:p>
          </table:table-cell>
          <table:table-cell office:value-type="float" office:value="0.05" calcext:value-type="float">
            <text:p>0.05</text:p>
          </table:table-cell>
          <table:table-cell office:value-type="float" office:value="0.0356833571446475" calcext:value-type="float">
            <text:p>0.035683357144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89727930787" calcext:value-type="float">
            <text:p>-0.17897279307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475460018444" calcext:value-type="float">
            <text:p>0.1114754600184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29427140421101" calcext:value-type="float">
            <text:p>-0.2294271404211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557513315591" calcext:value-type="float">
            <text:p>0.1135575133155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19201559355084" calcext:value-type="float">
            <text:p>-0.219201559355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28698424450462" calcext:value-type="float">
            <text:p>0.0628698424450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86055476989954" calcext:value-type="float">
            <text:p>-0.186055476989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7730073977743" calcext:value-type="float">
            <text:p>0.0777300739777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5582934663692" calcext:value-type="float">
            <text:p>-0.235582934663692</text:p>
          </table:table-cell>
          <table:table-cell office:value-type="float" office:value="0.05" calcext:value-type="float">
            <text:p>0.05</text:p>
          </table:table-cell>
          <table:table-cell office:value-type="float" office:value="0.156917136323843" calcext:value-type="float">
            <text:p>0.1569171363238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967213310716" calcext:value-type="float">
            <text:p>-0.279672133107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5453532665332" calcext:value-type="float">
            <text:p>0.064545353266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12341017095621" calcext:value-type="float">
            <text:p>-0.212341017095621</text:p>
          </table:table-cell>
          <table:table-cell office:value-type="float" office:value="0.05" calcext:value-type="float">
            <text:p>0.05</text:p>
          </table:table-cell>
          <table:table-cell office:value-type="float" office:value="0.0528698358030279" calcext:value-type="float">
            <text:p>0.0528698358030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0897095196136" calcext:value-type="float">
            <text:p>-0.2508970951961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42657221061" calcext:value-type="float">
            <text:p>0.1050426572210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55366301805126" calcext:value-type="float">
            <text:p>-0.255366301805126</text:p>
          </table:table-cell>
          <table:table-cell office:value-type="float" office:value="0.05" calcext:value-type="float">
            <text:p>0.05</text:p>
          </table:table-cell>
          <table:table-cell office:value-type="float" office:value="0.0456817421004809" calcext:value-type="float">
            <text:p>0.0456817421004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86872324007492" calcext:value-type="float">
            <text:p>-0.286872324007492</text:p>
          </table:table-cell>
          <table:table-cell office:value-type="float" office:value="0.05" calcext:value-type="float">
            <text:p>0.05</text:p>
          </table:table-cell>
          <table:table-cell office:value-type="float" office:value="0.125009420973891" calcext:value-type="float">
            <text:p>0.125009420973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903183342454" calcext:value-type="float">
            <text:p>-0.259031833424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20771669504" calcext:value-type="float">
            <text:p>0.1019207716695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0005160701201" calcext:value-type="float">
            <text:p>-0.28000516070120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5898116140852" calcext:value-type="float">
            <text:p>0.067589811614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0805620873929" calcext:value-type="float">
            <text:p>-0.29080562087392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421529821485" calcext:value-type="float">
            <text:p>0.101421529821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86976806970803" calcext:value-type="float">
            <text:p>-0.2869768069708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860916616929" calcext:value-type="float">
            <text:p>0.118609166169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95725659144033" calcext:value-type="float">
            <text:p>-0.295725659144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39139417796109" calcext:value-type="float">
            <text:p>0.0439139417796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1869206373415" calcext:value-type="float">
            <text:p>-0.318692063734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54408842792" calcext:value-type="float">
            <text:p>0.1079544088427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26957389864673" calcext:value-type="float">
            <text:p>-0.32695738986467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46101402048" calcext:value-type="float">
            <text:p>0.1168461014020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09413954469239" calcext:value-type="float">
            <text:p>-0.309413954469239</text:p>
          </table:table-cell>
          <table:table-cell office:value-type="float" office:value="0.05" calcext:value-type="float">
            <text:p>0.05</text:p>
          </table:table-cell>
          <table:table-cell office:value-type="float" office:value="0.0569030208779788" calcext:value-type="float">
            <text:p>0.0569030208779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326554966906" calcext:value-type="float">
            <text:p>-0.34326554966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66048883662866" calcext:value-type="float">
            <text:p>0.086604888366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62220152952067" calcext:value-type="float">
            <text:p>-0.3622201529520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292569077909" calcext:value-type="float">
            <text:p>0.0985292569077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13909139600867" calcext:value-type="float">
            <text:p>-0.313909139600867</text:p>
          </table:table-cell>
          <table:table-cell office:value-type="float" office:value="0.05" calcext:value-type="float">
            <text:p>0.05</text:p>
          </table:table-cell>
          <table:table-cell office:value-type="float" office:value="0.131335600153523" calcext:value-type="float">
            <text:p>0.131335600153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30615968594818" calcext:value-type="float">
            <text:p>-0.3306159685948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439829573505" calcext:value-type="float">
            <text:p>0.115439829573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57267357092286" calcext:value-type="float">
            <text:p>-0.357267357092286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18385592654" calcext:value-type="float">
            <text:p>0.1026183855926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53863254109446" calcext:value-type="float">
            <text:p>-0.353863254109446</text:p>
          </table:table-cell>
          <table:table-cell office:value-type="float" office:value="0.05" calcext:value-type="float">
            <text:p>0.05</text:p>
          </table:table-cell>
          <table:table-cell office:value-type="float" office:value="0.132695009594257" calcext:value-type="float">
            <text:p>0.1326950095942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16104444322364" calcext:value-type="float">
            <text:p>-0.4161044443223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881767151572" calcext:value-type="float">
            <text:p>0.0956881767151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15856068155193" calcext:value-type="float">
            <text:p>-0.41585606815519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41880728223" calcext:value-type="float">
            <text:p>0.101041880728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43912303731806" calcext:value-type="float">
            <text:p>-0.443912303731806</text:p>
          </table:table-cell>
          <table:table-cell office:value-type="float" office:value="0.05" calcext:value-type="float">
            <text:p>0.05</text:p>
          </table:table-cell>
          <table:table-cell office:value-type="float" office:value="0.0504374517363213" calcext:value-type="float">
            <text:p>0.050437451736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05447633465569" calcext:value-type="float">
            <text:p>-0.5054476334655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72154431885" calcext:value-type="float">
            <text:p>0.105872154431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589622850628089" calcext:value-type="float">
            <text:p>-0.5896228506280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5304942627" calcext:value-type="float">
            <text:p>0.10175304942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778332624701134" calcext:value-type="float">
            <text:p>-0.77833262470113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34358287521" calcext:value-type="float">
            <text:p>0.1021343582875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34794400127304" calcext:value-type="float">
            <text:p>-1.347944001273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76003100464" calcext:value-type="float">
            <text:p>0.107476003100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.78591132647815" calcext:value-type="float">
            <text:p>-2.7859113264781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9408725634364" calcext:value-type="float">
            <text:p>0.0739408725634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6.80921302848333" calcext:value-type="float">
            <text:p>-6.80921302848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5528035200172" calcext:value-type="float">
            <text:p>0.061552803520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7.0135288406866" calcext:value-type="float">
            <text:p>-17.0135288406866</text:p>
          </table:table-cell>
          <table:table-cell office:value-type="float" office:value="0.05" calcext:value-type="float">
            <text:p>0.05</text:p>
          </table:table-cell>
          <table:table-cell office:value-type="float" office:value="0.129728091325424" calcext:value-type="float">
            <text:p>0.1297280913254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9.0696042802224" calcext:value-type="float">
            <text:p>-39.0696042802224</text:p>
          </table:table-cell>
          <table:table-cell office:value-type="float" office:value="0.05" calcext:value-type="float">
            <text:p>0.05</text:p>
          </table:table-cell>
          <table:table-cell office:value-type="float" office:value="0.281180080199931" calcext:value-type="float">
            <text:p>0.281180080199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8.5509444412304" calcext:value-type="float">
            <text:p>-78.5509444412304</text:p>
          </table:table-cell>
          <table:table-cell office:value-type="float" office:value="0.05" calcext:value-type="float">
            <text:p>0.05</text:p>
          </table:table-cell>
          <table:table-cell office:value-type="float" office:value="0.545498955018818" calcext:value-type="float">
            <text:p>0.545498955018818</text:p>
          </table:table-cell>
        </table:table-row>
      </table:table>
      <table:table table:name="Diode 35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96934651150648" calcext:value-type="float">
            <text:p>0.0069693465115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1934566563974" calcext:value-type="float">
            <text:p>0.0791934566563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85591998491794" calcext:value-type="float">
            <text:p>-0.185591998491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93550891877416" calcext:value-type="float">
            <text:p>0.0693550891877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10054340913803" calcext:value-type="float">
            <text:p>-0.210054340913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654054853805" calcext:value-type="float">
            <text:p>0.0977654054853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8116830954918" calcext:value-type="float">
            <text:p>-0.2811683095491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703732526169" calcext:value-type="float">
            <text:p>0.0880703732526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93251776872581" calcext:value-type="float">
            <text:p>-0.293251776872581</text:p>
          </table:table-cell>
          <table:table-cell office:value-type="float" office:value="0.05" calcext:value-type="float">
            <text:p>0.05</text:p>
          </table:table-cell>
          <table:table-cell office:value-type="float" office:value="0.0449482221277851" calcext:value-type="float">
            <text:p>0.044948222127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92728768069803" calcext:value-type="float">
            <text:p>-0.292728768069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264988694229" calcext:value-type="float">
            <text:p>0.0881264988694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337945262280112" calcext:value-type="float">
            <text:p>-0.3379452622801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48998191878409" calcext:value-type="float">
            <text:p>0.0748998191878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397458065641324" calcext:value-type="float">
            <text:p>-0.39745806564132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27713910855" calcext:value-type="float">
            <text:p>0.1024277139108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385777011336104" calcext:value-type="float">
            <text:p>-0.3857770113361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860223936337" calcext:value-type="float">
            <text:p>0.0742860223936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385857386902062" calcext:value-type="float">
            <text:p>-0.3858573869020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32089001831" calcext:value-type="float">
            <text:p>0.1098320890018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389692984809006" calcext:value-type="float">
            <text:p>-0.389692984809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42381051926329" calcext:value-type="float">
            <text:p>0.0442381051926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450057597260371" calcext:value-type="float">
            <text:p>-0.4500575972603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28974085259512" calcext:value-type="float">
            <text:p>0.0628974085259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487817246717174" calcext:value-type="float">
            <text:p>-0.4878172467171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60536233984" calcext:value-type="float">
            <text:p>0.099960536233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516806326093515" calcext:value-type="float">
            <text:p>-0.5168063260935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31561819716" calcext:value-type="float">
            <text:p>0.1012315618197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472360859961648" calcext:value-type="float">
            <text:p>-0.4723608599616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49456612038486" calcext:value-type="float">
            <text:p>0.0849456612038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10771184979748" calcext:value-type="float">
            <text:p>-0.51077118497974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0818903263" calcext:value-type="float">
            <text:p>0.115808189032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8946055078735" calcext:value-type="float">
            <text:p>-0.489460550787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6299072112844" calcext:value-type="float">
            <text:p>0.0762990721128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529634386432301" calcext:value-type="float">
            <text:p>-0.5296343864323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9840166367952" calcext:value-type="float">
            <text:p>0.091984016636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537566965013854" calcext:value-type="float">
            <text:p>-0.537566965013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833727861019" calcext:value-type="float">
            <text:p>0.0752833727861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553318646019776" calcext:value-type="float">
            <text:p>-0.55331864601977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321592514421" calcext:value-type="float">
            <text:p>0.094232159251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575976900804033" calcext:value-type="float">
            <text:p>-0.575976900804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722969442267376" calcext:value-type="float">
            <text:p>0.072296944226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56427528229025" calcext:value-type="float">
            <text:p>-0.56427528229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90667118027342" calcext:value-type="float">
            <text:p>0.0790667118027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74709801738602" calcext:value-type="float">
            <text:p>-0.57470980173860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48287510554" calcext:value-type="float">
            <text:p>0.083482875105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600687132759065" calcext:value-type="float">
            <text:p>-0.600687132759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44897054475" calcext:value-type="float">
            <text:p>0.102544897054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592258385883543" calcext:value-type="float">
            <text:p>-0.592258385883543</text:p>
          </table:table-cell>
          <table:table-cell office:value-type="float" office:value="0.05" calcext:value-type="float">
            <text:p>0.05</text:p>
          </table:table-cell>
          <table:table-cell office:value-type="float" office:value="0.0780044244303075" calcext:value-type="float">
            <text:p>0.0780044244303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640894360916184" calcext:value-type="float">
            <text:p>-0.6408943609161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03963446759" calcext:value-type="float">
            <text:p>0.1066039634467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627704529441438" calcext:value-type="float">
            <text:p>-0.6277045294414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280040261873" calcext:value-type="float">
            <text:p>0.0997280040261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635281759147749" calcext:value-type="float">
            <text:p>-0.6352817591477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88894642853063" calcext:value-type="float">
            <text:p>0.068889464285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652307577757362" calcext:value-type="float">
            <text:p>-0.65230757775736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179706091381" calcext:value-type="float">
            <text:p>0.0943179706091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37910053128828" calcext:value-type="float">
            <text:p>-0.63791005312882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619216646009" calcext:value-type="float">
            <text:p>0.0881619216646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99683216559723" calcext:value-type="float">
            <text:p>-0.699683216559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989628124523" calcext:value-type="float">
            <text:p>0.074398962812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704430629528177" calcext:value-type="float">
            <text:p>-0.704430629528177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209590864499" calcext:value-type="float">
            <text:p>0.09272095908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740326088068892" calcext:value-type="float">
            <text:p>-0.74032608806889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484955968709" calcext:value-type="float">
            <text:p>0.0916484955968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741379209084031" calcext:value-type="float">
            <text:p>-0.7413792090840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39836231500264" calcext:value-type="float">
            <text:p>0.0939836231500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777509550458032" calcext:value-type="float">
            <text:p>-0.777509550458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566521019821787" calcext:value-type="float">
            <text:p>0.0566521019821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840750411294819" calcext:value-type="float">
            <text:p>-0.8407504112948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437307413624" calcext:value-type="float">
            <text:p>0.099343730741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75970364695645" calcext:value-type="float">
            <text:p>-0.9759703646956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3493973693632" calcext:value-type="float">
            <text:p>0.0863493973693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29208328140699" calcext:value-type="float">
            <text:p>-1.29208328140699</text:p>
          </table:table-cell>
          <table:table-cell office:value-type="float" office:value="0.05" calcext:value-type="float">
            <text:p>0.05</text:p>
          </table:table-cell>
          <table:table-cell office:value-type="float" office:value="0.0577848595448449" calcext:value-type="float">
            <text:p>0.0577848595448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.12852322051181" calcext:value-type="float">
            <text:p>-2.1285232205118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5616945549222" calcext:value-type="float">
            <text:p>0.0685616945549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.42070137541771" calcext:value-type="float">
            <text:p>-4.42070137541771</text:p>
          </table:table-cell>
          <table:table-cell office:value-type="float" office:value="0.05" calcext:value-type="float">
            <text:p>0.05</text:p>
          </table:table-cell>
          <table:table-cell office:value-type="float" office:value="0.118757857908724" calcext:value-type="float">
            <text:p>0.1187578579087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0.4484002891313" calcext:value-type="float">
            <text:p>-10.44840028913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7703102392429" calcext:value-type="float">
            <text:p>0.1277031023924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4.0478519857542" calcext:value-type="float">
            <text:p>-24.0478519857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98700144636525" calcext:value-type="float">
            <text:p>0.198700144636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0.2809381868362" calcext:value-type="float">
            <text:p>-50.2809381868362</text:p>
          </table:table-cell>
          <table:table-cell office:value-type="float" office:value="0.05" calcext:value-type="float">
            <text:p>0.05</text:p>
          </table:table-cell>
          <table:table-cell office:value-type="float" office:value="0.375038573638027" calcext:value-type="float">
            <text:p>0.375038573638027</text:p>
          </table:table-cell>
        </table:table-row>
      </table:table>
      <table:table table:name="Diode 36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9015362838899" calcext:value-type="float">
            <text:p>0.0749015362838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820530653058" calcext:value-type="float">
            <text:p>0.093482053065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51621371042784" calcext:value-type="float">
            <text:p>-0.15162137104278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802606476698" calcext:value-type="float">
            <text:p>0.097380260647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9121891070801" calcext:value-type="float">
            <text:p>-0.19121891070801</text:p>
          </table:table-cell>
          <table:table-cell office:value-type="float" office:value="0.05" calcext:value-type="float">
            <text:p>0.05</text:p>
          </table:table-cell>
          <table:table-cell office:value-type="float" office:value="0.133507811882312" calcext:value-type="float">
            <text:p>0.1335078118823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6643069905571" calcext:value-type="float">
            <text:p>-0.1466430699055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971763283569" calcext:value-type="float">
            <text:p>0.0789717632835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82357837129597" calcext:value-type="float">
            <text:p>-0.1823578371295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4116591675432" calcext:value-type="float">
            <text:p>0.1241165916754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03609660388206" calcext:value-type="float">
            <text:p>-0.2036096603882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7247431437028" calcext:value-type="float">
            <text:p>0.079724743143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10880868301466" calcext:value-type="float">
            <text:p>-0.2108808683014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72820532264" calcext:value-type="float">
            <text:p>0.1168728205322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09940768589155" calcext:value-type="float">
            <text:p>-0.20994076858915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060837185848" calcext:value-type="float">
            <text:p>0.1020608371858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38728351682547" calcext:value-type="float">
            <text:p>-0.238728351682547</text:p>
          </table:table-cell>
          <table:table-cell office:value-type="float" office:value="0.05" calcext:value-type="float">
            <text:p>0.05</text:p>
          </table:table-cell>
          <table:table-cell office:value-type="float" office:value="0.0367757981629039" calcext:value-type="float">
            <text:p>0.0367757981629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50254109248383" calcext:value-type="float">
            <text:p>-0.2502541092483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221887558968" calcext:value-type="float">
            <text:p>0.0869221887558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25498129981388" calcext:value-type="float">
            <text:p>-0.225498129981388</text:p>
          </table:table-cell>
          <table:table-cell office:value-type="float" office:value="0.05" calcext:value-type="float">
            <text:p>0.05</text:p>
          </table:table-cell>
          <table:table-cell office:value-type="float" office:value="0.120152262201716" calcext:value-type="float">
            <text:p>0.1201522622017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5261218447688" calcext:value-type="float">
            <text:p>-0.22526121844768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19710891064" calcext:value-type="float">
            <text:p>0.1107197108910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96906480676856" calcext:value-type="float">
            <text:p>-0.196906480676856</text:p>
          </table:table-cell>
          <table:table-cell office:value-type="float" office:value="0.05" calcext:value-type="float">
            <text:p>0.05</text:p>
          </table:table-cell>
          <table:table-cell office:value-type="float" office:value="0.0601285120431678" calcext:value-type="float">
            <text:p>0.0601285120431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53419991347493" calcext:value-type="float">
            <text:p>-0.25341999134749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341098056953" calcext:value-type="float">
            <text:p>0.080534109805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45224430232" calcext:value-type="float">
            <text:p>-0.254522443023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764468958244" calcext:value-type="float">
            <text:p>0.0982764468958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22264766866084" calcext:value-type="float">
            <text:p>-0.222264766866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62823050305502" calcext:value-type="float">
            <text:p>0.086282305030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63586231373753" calcext:value-type="float">
            <text:p>-0.26358623137375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00832112825" calcext:value-type="float">
            <text:p>0.105800832112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5334129224526" calcext:value-type="float">
            <text:p>-0.2553341292245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63198016933394" calcext:value-type="float">
            <text:p>0.066319801693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8950096952798" calcext:value-type="float">
            <text:p>-0.2689500969527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005758238359" calcext:value-type="float">
            <text:p>0.0989005758238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59669780425195" calcext:value-type="float">
            <text:p>-0.259669780425195</text:p>
          </table:table-cell>
          <table:table-cell office:value-type="float" office:value="0.05" calcext:value-type="float">
            <text:p>0.05</text:p>
          </table:table-cell>
          <table:table-cell office:value-type="float" office:value="0.0587440711487989" calcext:value-type="float">
            <text:p>0.0587440711487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74124606710646" calcext:value-type="float">
            <text:p>-0.2741246067106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1358946596534" calcext:value-type="float">
            <text:p>0.0771358946596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25267119263314" calcext:value-type="float">
            <text:p>-0.3252671192633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7678988137033" calcext:value-type="float">
            <text:p>0.074767898813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80739660304606" calcext:value-type="float">
            <text:p>-0.2807396603046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96788586446073" calcext:value-type="float">
            <text:p>0.089678858644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56740232497856" calcext:value-type="float">
            <text:p>-0.3567402324978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78161627883993" calcext:value-type="float">
            <text:p>0.0578161627883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94342164547708" calcext:value-type="float">
            <text:p>-0.2943421645477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340477330651" calcext:value-type="float">
            <text:p>0.099734047733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27824069031329" calcext:value-type="float">
            <text:p>-0.32782406903132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2766064165593" calcext:value-type="float">
            <text:p>0.0612766064165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14147147541521" calcext:value-type="float">
            <text:p>-0.3141471475415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55360918250754" calcext:value-type="float">
            <text:p>0.085536091825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41541413694717" calcext:value-type="float">
            <text:p>-0.341541413694717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257983989534" calcext:value-type="float">
            <text:p>0.0804257983989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70390063426981" calcext:value-type="float">
            <text:p>-0.3703900634269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9066279524069" calcext:value-type="float">
            <text:p>0.109066279524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66507508397345" calcext:value-type="float">
            <text:p>-0.366507508397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95302005109307" calcext:value-type="float">
            <text:p>0.049530200510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82470523125444" calcext:value-type="float">
            <text:p>-0.3824705231254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1496350872634" calcext:value-type="float">
            <text:p>0.0971496350872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17061864592388" calcext:value-type="float">
            <text:p>-0.417061864592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815496116788169" calcext:value-type="float">
            <text:p>0.081549611678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51565178096148" calcext:value-type="float">
            <text:p>-0.451565178096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5193700778941" calcext:value-type="float">
            <text:p>0.0851937007789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46147294986079" calcext:value-type="float">
            <text:p>-0.44614729498607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3992713779807" calcext:value-type="float">
            <text:p>0.0883992713779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22986349478721" calcext:value-type="float">
            <text:p>-0.522986349478721</text:p>
          </table:table-cell>
          <table:table-cell office:value-type="float" office:value="0.05" calcext:value-type="float">
            <text:p>0.05</text:p>
          </table:table-cell>
          <table:table-cell office:value-type="float" office:value="0.0630567802527303" calcext:value-type="float">
            <text:p>0.06305678025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530548640231626" calcext:value-type="float">
            <text:p>-0.53054864023162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633657822143" calcext:value-type="float">
            <text:p>0.1136336578221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713819571416239" calcext:value-type="float">
            <text:p>-0.71381957141623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655887723425" calcext:value-type="float">
            <text:p>0.100655887723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01888351243358" calcext:value-type="float">
            <text:p>-1.01888351243358</text:p>
          </table:table-cell>
          <table:table-cell office:value-type="float" office:value="0.05" calcext:value-type="float">
            <text:p>0.05</text:p>
          </table:table-cell>
          <table:table-cell office:value-type="float" office:value="0.0930912175209178" calcext:value-type="float">
            <text:p>0.0930912175209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92377416614502" calcext:value-type="float">
            <text:p>-1.923774166145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57616679071559" calcext:value-type="float">
            <text:p>0.0657616679071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.38360738232933" calcext:value-type="float">
            <text:p>-4.38360738232933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109245401466" calcext:value-type="float">
            <text:p>0.0754109245401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1.0967746112564" calcext:value-type="float">
            <text:p>-11.09677461125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9148565894417" calcext:value-type="float">
            <text:p>0.119148565894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7.1222399525234" calcext:value-type="float">
            <text:p>-27.1222399525234</text:p>
          </table:table-cell>
          <table:table-cell office:value-type="float" office:value="0.05" calcext:value-type="float">
            <text:p>0.05</text:p>
          </table:table-cell>
          <table:table-cell office:value-type="float" office:value="0.215246037277565" calcext:value-type="float">
            <text:p>0.2152460372775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9.2659345386512" calcext:value-type="float">
            <text:p>-59.2659345386512</text:p>
          </table:table-cell>
          <table:table-cell office:value-type="float" office:value="0.05" calcext:value-type="float">
            <text:p>0.05</text:p>
          </table:table-cell>
          <table:table-cell office:value-type="float" office:value="0.429311379092894" calcext:value-type="float">
            <text:p>0.429311379092894</text:p>
          </table:table-cell>
        </table:table-row>
      </table:table>
      <table:table table:name="Diode 37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1544806562296" calcext:value-type="float">
            <text:p>0.0291544806562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7610754258985" calcext:value-type="float">
            <text:p>0.0947610754258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40752352386763" calcext:value-type="float">
            <text:p>-0.1407523523867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95811114357011" calcext:value-type="float">
            <text:p>0.0695811114357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49435852111982" calcext:value-type="float">
            <text:p>-0.14943585211198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650094331859" calcext:value-type="float">
            <text:p>0.0716500943318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80450173166308" calcext:value-type="float">
            <text:p>-0.180450173166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81461133723033" calcext:value-type="float">
            <text:p>0.0681461133723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6338753557724" calcext:value-type="float">
            <text:p>-0.1563387535577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35727981654886" calcext:value-type="float">
            <text:p>0.0735727981654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95054733073899" calcext:value-type="float">
            <text:p>-0.195054733073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559751586340248" calcext:value-type="float">
            <text:p>0.055975158634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97853662631614" calcext:value-type="float">
            <text:p>-0.1978536626316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8360411886374" calcext:value-type="float">
            <text:p>0.0758360411886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39008373906379" calcext:value-type="float">
            <text:p>-0.139008373906379</text:p>
          </table:table-cell>
          <table:table-cell office:value-type="float" office:value="0.05" calcext:value-type="float">
            <text:p>0.05</text:p>
          </table:table-cell>
          <table:table-cell office:value-type="float" office:value="0.0578456877552489" calcext:value-type="float">
            <text:p>0.0578456877552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24209063298413" calcext:value-type="float">
            <text:p>-0.2242090632984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759531698253" calcext:value-type="float">
            <text:p>0.081975953169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88956747495696" calcext:value-type="float">
            <text:p>-0.188956747495696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374063887197" calcext:value-type="float">
            <text:p>0.07313740638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27776477701628" calcext:value-type="float">
            <text:p>-0.227776477701628</text:p>
          </table:table-cell>
          <table:table-cell office:value-type="float" office:value="0.05" calcext:value-type="float">
            <text:p>0.05</text:p>
          </table:table-cell>
          <table:table-cell office:value-type="float" office:value="0.0792115125457721" calcext:value-type="float">
            <text:p>0.079211512545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14653640699936" calcext:value-type="float">
            <text:p>-0.2146536406999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6716210265609" calcext:value-type="float">
            <text:p>0.0816716210265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0771794265518" calcext:value-type="float">
            <text:p>-0.250771794265518</text:p>
          </table:table-cell>
          <table:table-cell office:value-type="float" office:value="0.05" calcext:value-type="float">
            <text:p>0.05</text:p>
          </table:table-cell>
          <table:table-cell office:value-type="float" office:value="0.0710770109167501" calcext:value-type="float">
            <text:p>0.07107701091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4294484915953" calcext:value-type="float">
            <text:p>-0.2242944849159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32060777946142" calcext:value-type="float">
            <text:p>0.0632060777946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31648693308173" calcext:value-type="float">
            <text:p>-0.23164869330817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3409929813633" calcext:value-type="float">
            <text:p>0.0593409929813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0431685729352" calcext:value-type="float">
            <text:p>-0.27043168572935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0588411552685" calcext:value-type="float">
            <text:p>0.0770588411552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75547927382355" calcext:value-type="float">
            <text:p>-0.2755479273823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594680253032" calcext:value-type="float">
            <text:p>0.0877594680253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4552556237677" calcext:value-type="float">
            <text:p>-0.254552556237677</text:p>
          </table:table-cell>
          <table:table-cell office:value-type="float" office:value="0.05" calcext:value-type="float">
            <text:p>0.05</text:p>
          </table:table-cell>
          <table:table-cell office:value-type="float" office:value="0.0734376211449036" calcext:value-type="float">
            <text:p>0.0734376211449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34624424376776" calcext:value-type="float">
            <text:p>-0.234624424376776</text:p>
          </table:table-cell>
          <table:table-cell office:value-type="float" office:value="0.05" calcext:value-type="float">
            <text:p>0.05</text:p>
          </table:table-cell>
          <table:table-cell office:value-type="float" office:value="0.0696698302147132" calcext:value-type="float">
            <text:p>0.0696698302147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86786489155851" calcext:value-type="float">
            <text:p>-0.286786489155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490140224885212" calcext:value-type="float">
            <text:p>0.0490140224885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94207506927812" calcext:value-type="float">
            <text:p>-0.2942075069278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87308240223" calcext:value-type="float">
            <text:p>0.064487308240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33313809552669" calcext:value-type="float">
            <text:p>-0.333313809552669</text:p>
          </table:table-cell>
          <table:table-cell office:value-type="float" office:value="0.05" calcext:value-type="float">
            <text:p>0.05</text:p>
          </table:table-cell>
          <table:table-cell office:value-type="float" office:value="0.0738549579149845" calcext:value-type="float">
            <text:p>0.073854957914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74742999716251" calcext:value-type="float">
            <text:p>-0.274742999716251</text:p>
          </table:table-cell>
          <table:table-cell office:value-type="float" office:value="0.05" calcext:value-type="float">
            <text:p>0.05</text:p>
          </table:table-cell>
          <table:table-cell office:value-type="float" office:value="0.056056097877265" calcext:value-type="float">
            <text:p>0.056056097877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775995896406" calcext:value-type="float">
            <text:p>-0.347759958964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4977658323795" calcext:value-type="float">
            <text:p>0.068497765832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92737848055605" calcext:value-type="float">
            <text:p>-0.29273784805560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398037681849" calcext:value-type="float">
            <text:p>0.073139803768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0198405523326" calcext:value-type="float">
            <text:p>-0.34019840552332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160517181244" calcext:value-type="float">
            <text:p>0.077216051718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52967565762204" calcext:value-type="float">
            <text:p>-0.3529675657622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2050088000514" calcext:value-type="float">
            <text:p>0.0620500880005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69694436966205" calcext:value-type="float">
            <text:p>-0.369694436966205</text:p>
          </table:table-cell>
          <table:table-cell office:value-type="float" office:value="0.05" calcext:value-type="float">
            <text:p>0.05</text:p>
          </table:table-cell>
          <table:table-cell office:value-type="float" office:value="0.0512824703269572" calcext:value-type="float">
            <text:p>0.0512824703269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6014472192401" calcext:value-type="float">
            <text:p>-0.360144721924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98982471661115" calcext:value-type="float">
            <text:p>0.049898247166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6799908627542" calcext:value-type="float">
            <text:p>-0.367999086275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024237282057" calcext:value-type="float">
            <text:p>0.094302423728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29783265047052" calcext:value-type="float">
            <text:p>-0.42978326504705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1675020595851" calcext:value-type="float">
            <text:p>0.071167502059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03074423588759" calcext:value-type="float">
            <text:p>-0.403074423588759</text:p>
          </table:table-cell>
          <table:table-cell office:value-type="float" office:value="0.05" calcext:value-type="float">
            <text:p>0.05</text:p>
          </table:table-cell>
          <table:table-cell office:value-type="float" office:value="0.0856327524520519" calcext:value-type="float">
            <text:p>0.0856327524520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69036297587811" calcext:value-type="float">
            <text:p>-0.4690362975878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8614294328223" calcext:value-type="float">
            <text:p>0.0758614294328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99934308378917" calcext:value-type="float">
            <text:p>-0.499934308378917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626938700137" calcext:value-type="float">
            <text:p>0.073162693870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94562361684156" calcext:value-type="float">
            <text:p>-0.5945623616841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48096276595166" calcext:value-type="float">
            <text:p>0.0548096276595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598081107002793" calcext:value-type="float">
            <text:p>-0.5980811070027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38650030602735" calcext:value-type="float">
            <text:p>0.0638650030602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78752025361591" calcext:value-type="float">
            <text:p>-0.787520253615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51007103140371" calcext:value-type="float">
            <text:p>0.0851007103140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2219636130078" calcext:value-type="float">
            <text:p>-1.2219636130078</text:p>
          </table:table-cell>
          <table:table-cell office:value-type="float" office:value="0.05" calcext:value-type="float">
            <text:p>0.05</text:p>
          </table:table-cell>
          <table:table-cell office:value-type="float" office:value="0.0690787572370193" calcext:value-type="float">
            <text:p>0.0690787572370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.22229676880384" calcext:value-type="float">
            <text:p>-2.222296768803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8802290011967" calcext:value-type="float">
            <text:p>0.082880229001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.10253702871416" calcext:value-type="float">
            <text:p>-5.102537028714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82824054634038" calcext:value-type="float">
            <text:p>0.0782824054634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2.8372556623081" calcext:value-type="float">
            <text:p>-12.83725566230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9843424206" calcext:value-type="float">
            <text:p>0.11409843424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1.3029877187081" calcext:value-type="float">
            <text:p>-31.3029877187081</text:p>
          </table:table-cell>
          <table:table-cell office:value-type="float" office:value="0.05" calcext:value-type="float">
            <text:p>0.05</text:p>
          </table:table-cell>
          <table:table-cell office:value-type="float" office:value="0.203142510126181" calcext:value-type="float">
            <text:p>0.2031425101261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6.7692528172338" calcext:value-type="float">
            <text:p>-66.7692528172338</text:p>
          </table:table-cell>
          <table:table-cell office:value-type="float" office:value="0.05" calcext:value-type="float">
            <text:p>0.05</text:p>
          </table:table-cell>
          <table:table-cell office:value-type="float" office:value="0.43172216573301" calcext:value-type="float">
            <text:p>0.43172216573301</text:p>
          </table:table-cell>
        </table:table-row>
      </table:table>
      <table:table table:name="Diode 38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6577774602805" calcext:value-type="float">
            <text:p>0.0416577774602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3441642176557" calcext:value-type="float">
            <text:p>0.072344164217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97798059559191" calcext:value-type="float">
            <text:p>-0.1977980595591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9817800452449" calcext:value-type="float">
            <text:p>0.087981780045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92237968829954" calcext:value-type="float">
            <text:p>-0.192237968829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4009023966068" calcext:value-type="float">
            <text:p>0.082400902396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17972247122503" calcext:value-type="float">
            <text:p>-0.2179722471225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8112035736713" calcext:value-type="float">
            <text:p>0.085811203573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06691854365226" calcext:value-type="float">
            <text:p>-0.20669185436522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860806679501" calcext:value-type="float">
            <text:p>0.07438608066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16096212977904" calcext:value-type="float">
            <text:p>-0.2160962129779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337430856232" calcext:value-type="float">
            <text:p>0.0709337430856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36737601679705" calcext:value-type="float">
            <text:p>-0.236737601679705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325905423994" calcext:value-type="float">
            <text:p>0.0743325905423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23434113598629" calcext:value-type="float">
            <text:p>-0.223434113598629</text:p>
          </table:table-cell>
          <table:table-cell office:value-type="float" office:value="0.05" calcext:value-type="float">
            <text:p>0.05</text:p>
          </table:table-cell>
          <table:table-cell office:value-type="float" office:value="0.0753943207417806" calcext:value-type="float">
            <text:p>0.075394320741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55515630334083" calcext:value-type="float">
            <text:p>-0.2555156303340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48105759767851" calcext:value-type="float">
            <text:p>0.064810575976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27893179324992" calcext:value-type="float">
            <text:p>-0.2278931793249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29074807633275" calcext:value-type="float">
            <text:p>0.082907480763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56745821047962" calcext:value-type="float">
            <text:p>-0.256745821047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0306664207778" calcext:value-type="float">
            <text:p>0.071030666420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63209818867311" calcext:value-type="float">
            <text:p>-0.263209818867311</text:p>
          </table:table-cell>
          <table:table-cell office:value-type="float" office:value="0.05" calcext:value-type="float">
            <text:p>0.05</text:p>
          </table:table-cell>
          <table:table-cell office:value-type="float" office:value="0.0557344502817385" calcext:value-type="float">
            <text:p>0.0557344502817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3424300170209" calcext:value-type="float">
            <text:p>-0.253424300170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46274587452574" calcext:value-type="float">
            <text:p>0.064627458745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97746004761372" calcext:value-type="float">
            <text:p>-0.297746004761372</text:p>
          </table:table-cell>
          <table:table-cell office:value-type="float" office:value="0.05" calcext:value-type="float">
            <text:p>0.05</text:p>
          </table:table-cell>
          <table:table-cell office:value-type="float" office:value="0.0704313186043622" calcext:value-type="float">
            <text:p>0.070431318604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4951715369629" calcext:value-type="float">
            <text:p>-0.2749517153696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50173327649974" calcext:value-type="float">
            <text:p>0.085017332764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19310252196246" calcext:value-type="float">
            <text:p>-0.3193102521962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38649710922702" calcext:value-type="float">
            <text:p>0.073864971092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46240467183811" calcext:value-type="float">
            <text:p>-0.2462404671838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920047881124" calcext:value-type="float">
            <text:p>0.0708920047881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00679671489291" calcext:value-type="float">
            <text:p>-0.300679671489291</text:p>
          </table:table-cell>
          <table:table-cell office:value-type="float" office:value="0.05" calcext:value-type="float">
            <text:p>0.05</text:p>
          </table:table-cell>
          <table:table-cell office:value-type="float" office:value="0.0768115719699395" calcext:value-type="float">
            <text:p>0.07681157196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16745324342491" calcext:value-type="float">
            <text:p>-0.3167453243424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16618736078846" calcext:value-type="float">
            <text:p>0.081661873607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1037934251644" calcext:value-type="float">
            <text:p>-0.31037934251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3382581784601" calcext:value-type="float">
            <text:p>0.075338258178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44005135514792" calcext:value-type="float">
            <text:p>-0.34400513551479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0116820927865" calcext:value-type="float">
            <text:p>0.0710116820927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15355279346631" calcext:value-type="float">
            <text:p>-0.31535527934663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2663628186422" calcext:value-type="float">
            <text:p>0.0612663628186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1018575328616" calcext:value-type="float">
            <text:p>-0.3710185753286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5712870212118" calcext:value-type="float">
            <text:p>0.070571287021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26500184220017" calcext:value-type="float">
            <text:p>-0.3265001842200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56924416393834" calcext:value-type="float">
            <text:p>0.0656924416393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97878512784748" calcext:value-type="float">
            <text:p>-0.3978785127847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8000373230888" calcext:value-type="float">
            <text:p>0.0678000373230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79100558508874" calcext:value-type="float">
            <text:p>-0.379100558508874</text:p>
          </table:table-cell>
          <table:table-cell office:value-type="float" office:value="0.05" calcext:value-type="float">
            <text:p>0.05</text:p>
          </table:table-cell>
          <table:table-cell office:value-type="float" office:value="0.0493642199527928" calcext:value-type="float">
            <text:p>0.0493642199527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79930801128079" calcext:value-type="float">
            <text:p>-0.37993080112807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954110768128" calcext:value-type="float">
            <text:p>0.0966954110768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39001688793285" calcext:value-type="float">
            <text:p>-0.4390016887932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159439615967" calcext:value-type="float">
            <text:p>0.0708159439615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99164070857414" calcext:value-type="float">
            <text:p>-0.3991640708574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62803856692446" calcext:value-type="float">
            <text:p>0.066280385669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404379625477868" calcext:value-type="float">
            <text:p>-0.4043796254778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676159835313" calcext:value-type="float">
            <text:p>0.0959676159835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87914217914106" calcext:value-type="float">
            <text:p>-0.3879142179141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486244048688" calcext:value-type="float">
            <text:p>0.0819486244048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53018793998429" calcext:value-type="float">
            <text:p>-0.453018793998429</text:p>
          </table:table-cell>
          <table:table-cell office:value-type="float" office:value="0.05" calcext:value-type="float">
            <text:p>0.05</text:p>
          </table:table-cell>
          <table:table-cell office:value-type="float" office:value="0.0779051403925147" calcext:value-type="float">
            <text:p>0.077905140392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507378309174132" calcext:value-type="float">
            <text:p>-0.50737830917413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1869586383753" calcext:value-type="float">
            <text:p>0.081186958638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35904875533149" calcext:value-type="float">
            <text:p>-0.535904875533149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053096726475" calcext:value-type="float">
            <text:p>0.073105309672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66793301552794" calcext:value-type="float">
            <text:p>-0.566793301552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84089169548921" calcext:value-type="float">
            <text:p>0.0684089169548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22582828012371" calcext:value-type="float">
            <text:p>-0.7225828280123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8409468884906" calcext:value-type="float">
            <text:p>0.061840946888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03851076234124" calcext:value-type="float">
            <text:p>-1.03851076234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844898820514" calcext:value-type="float">
            <text:p>0.0805844898820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91224695586749" calcext:value-type="float">
            <text:p>-1.91224695586749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88065877876" calcext:value-type="float">
            <text:p>0.075488065877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.22800756316006" calcext:value-type="float">
            <text:p>-4.22800756316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026330315272" calcext:value-type="float">
            <text:p>0.0840026330315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0.4750996636393" calcext:value-type="float">
            <text:p>-10.475099663639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933138056731" calcext:value-type="float">
            <text:p>0.0876933138056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5.3838558689158" calcext:value-type="float">
            <text:p>-25.3838558689158</text:p>
          </table:table-cell>
          <table:table-cell office:value-type="float" office:value="0.05" calcext:value-type="float">
            <text:p>0.05</text:p>
          </table:table-cell>
          <table:table-cell office:value-type="float" office:value="0.174947955982605" calcext:value-type="float">
            <text:p>0.1749479559826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4.3971640871376" calcext:value-type="float">
            <text:p>-54.3971640871376</text:p>
          </table:table-cell>
          <table:table-cell office:value-type="float" office:value="0.05" calcext:value-type="float">
            <text:p>0.05</text:p>
          </table:table-cell>
          <table:table-cell office:value-type="float" office:value="0.353683445154299" calcext:value-type="float">
            <text:p>0.3536834451542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9.3775215750756" calcext:value-type="float">
            <text:p>-99.3775215750756</text:p>
          </table:table-cell>
          <table:table-cell office:value-type="float" office:value="0.05" calcext:value-type="float">
            <text:p>0.05</text:p>
          </table:table-cell>
          <table:table-cell office:value-type="float" office:value="0.642126761143778" calcext:value-type="float">
            <text:p>0.642126761143778</text:p>
          </table:table-cell>
        </table:table-row>
      </table:table>
      <table:table table:name="Diode 39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9965918567525" calcext:value-type="float">
            <text:p>0.1199659185675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446934773293" calcext:value-type="float">
            <text:p>0.0973446934773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900820645473508" calcext:value-type="float">
            <text:p>-0.090082064547351</text:p>
          </table:table-cell>
          <table:table-cell office:value-type="float" office:value="0.05" calcext:value-type="float">
            <text:p>0.05</text:p>
          </table:table-cell>
          <table:table-cell office:value-type="float" office:value="0.0532406698812469" calcext:value-type="float">
            <text:p>0.0532406698812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80034242804746" calcext:value-type="float">
            <text:p>-0.180034242804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3330032063583" calcext:value-type="float">
            <text:p>0.0773330032063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19475218284307" calcext:value-type="float">
            <text:p>-0.1194752182843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78409001725997" calcext:value-type="float">
            <text:p>0.03784090017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60475239852578" calcext:value-type="float">
            <text:p>-0.160475239852578</text:p>
          </table:table-cell>
          <table:table-cell office:value-type="float" office:value="0.05" calcext:value-type="float">
            <text:p>0.05</text:p>
          </table:table-cell>
          <table:table-cell office:value-type="float" office:value="0.0792066719001233" calcext:value-type="float">
            <text:p>0.0792066719001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76915833259652" calcext:value-type="float">
            <text:p>-0.176915833259652</text:p>
          </table:table-cell>
          <table:table-cell office:value-type="float" office:value="0.05" calcext:value-type="float">
            <text:p>0.05</text:p>
          </table:table-cell>
          <table:table-cell office:value-type="float" office:value="0.0727013817146245" calcext:value-type="float">
            <text:p>0.072701381714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94076174067139" calcext:value-type="float">
            <text:p>-0.194076174067139</text:p>
          </table:table-cell>
          <table:table-cell office:value-type="float" office:value="0.05" calcext:value-type="float">
            <text:p>0.05</text:p>
          </table:table-cell>
          <table:table-cell office:value-type="float" office:value="0.073618258581651" calcext:value-type="float">
            <text:p>0.0736182585816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90410369967519" calcext:value-type="float">
            <text:p>-0.190410369967519</text:p>
          </table:table-cell>
          <table:table-cell office:value-type="float" office:value="0.05" calcext:value-type="float">
            <text:p>0.05</text:p>
          </table:table-cell>
          <table:table-cell office:value-type="float" office:value="0.0768309380873504" calcext:value-type="float">
            <text:p>0.076830938087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774819620974" calcext:value-type="float">
            <text:p>-0.19774819620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739616028887634" calcext:value-type="float">
            <text:p>0.0739616028887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5835300078284" calcext:value-type="float">
            <text:p>-0.195835300078284</text:p>
          </table:table-cell>
          <table:table-cell office:value-type="float" office:value="0.05" calcext:value-type="float">
            <text:p>0.05</text:p>
          </table:table-cell>
          <table:table-cell office:value-type="float" office:value="0.0373853199341673" calcext:value-type="float">
            <text:p>0.037385319934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5012949561916" calcext:value-type="float">
            <text:p>-0.2150129495619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2929119509308" calcext:value-type="float">
            <text:p>0.070292911950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8040638700942" calcext:value-type="float">
            <text:p>-0.2380406387009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2917751208048" calcext:value-type="float">
            <text:p>0.073291775120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22221327454816" calcext:value-type="float">
            <text:p>-0.2222213274548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3510499192028" calcext:value-type="float">
            <text:p>0.0703510499192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68111273063044" calcext:value-type="float">
            <text:p>-0.2681112730630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950481380248" calcext:value-type="float">
            <text:p>0.098795048138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35076223899241" calcext:value-type="float">
            <text:p>-0.2350762238992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756463615364" calcext:value-type="float">
            <text:p>0.064475646361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7472432640278" calcext:value-type="float">
            <text:p>-0.277472432640278</text:p>
          </table:table-cell>
          <table:table-cell office:value-type="float" office:value="0.05" calcext:value-type="float">
            <text:p>0.05</text:p>
          </table:table-cell>
          <table:table-cell office:value-type="float" office:value="0.0394057066175988" calcext:value-type="float">
            <text:p>0.0394057066175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43945265538962" calcext:value-type="float">
            <text:p>-0.243945265538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7020922999111" calcext:value-type="float">
            <text:p>0.0807020922999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63817952396224" calcext:value-type="float">
            <text:p>-0.263817952396224</text:p>
          </table:table-cell>
          <table:table-cell office:value-type="float" office:value="0.05" calcext:value-type="float">
            <text:p>0.05</text:p>
          </table:table-cell>
          <table:table-cell office:value-type="float" office:value="0.0533110696089779" calcext:value-type="float">
            <text:p>0.0533110696089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94152823833596" calcext:value-type="float">
            <text:p>-0.2941528238335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69777999481209" calcext:value-type="float">
            <text:p>0.0669777999481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72367330099084" calcext:value-type="float">
            <text:p>-0.272367330099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98323057781972" calcext:value-type="float">
            <text:p>0.069832305778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87356458228808" calcext:value-type="float">
            <text:p>-0.2873564582288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5917263477873" calcext:value-type="float">
            <text:p>0.075917263477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9423139356274" calcext:value-type="float">
            <text:p>-0.289423139356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3424832158515" calcext:value-type="float">
            <text:p>0.0803424832158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10095261256156" calcext:value-type="float">
            <text:p>-0.3100952612561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57213680001161" calcext:value-type="float">
            <text:p>0.055721368000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32717230528555" calcext:value-type="float">
            <text:p>-0.3327172305285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3383711839246" calcext:value-type="float">
            <text:p>0.059338371183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02991176902338" calcext:value-type="float">
            <text:p>-0.3029911769023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31497674643443" calcext:value-type="float">
            <text:p>0.0631497674643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29611139551385" calcext:value-type="float">
            <text:p>-0.3296111395513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583695395321" calcext:value-type="float">
            <text:p>0.0644583695395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72942286094633" calcext:value-type="float">
            <text:p>-0.3729422860946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38241760635" calcext:value-type="float">
            <text:p>0.06738241760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50191121359829" calcext:value-type="float">
            <text:p>-0.350191121359829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487090629112" calcext:value-type="float">
            <text:p>0.0659487090629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98196555270209" calcext:value-type="float">
            <text:p>-0.398196555270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05199477010175" calcext:value-type="float">
            <text:p>0.0705199477010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73544900738509" calcext:value-type="float">
            <text:p>-0.3735449007385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186743169625" calcext:value-type="float">
            <text:p>0.0873186743169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10510214212715" calcext:value-type="float">
            <text:p>-0.410510214212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716315039867044" calcext:value-type="float">
            <text:p>0.0716315039867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6355308110085" calcext:value-type="float">
            <text:p>-0.46355308110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78843255492733" calcext:value-type="float">
            <text:p>0.077884325549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51196431382713" calcext:value-type="float">
            <text:p>-0.451196431382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788299672912113" calcext:value-type="float">
            <text:p>0.0788299672912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09319781527036" calcext:value-type="float">
            <text:p>-0.50931978152703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8115943368825" calcext:value-type="float">
            <text:p>0.072811594336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78612700456855" calcext:value-type="float">
            <text:p>-0.57861270045685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2895232689702" calcext:value-type="float">
            <text:p>0.073289523268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04964449498155" calcext:value-type="float">
            <text:p>-0.7049644494981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932862589238" calcext:value-type="float">
            <text:p>0.080493286258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06537836078334" calcext:value-type="float">
            <text:p>-1.06537836078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57146893883035" calcext:value-type="float">
            <text:p>0.057146893883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.06958962450771" calcext:value-type="float">
            <text:p>-2.069589624507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4286084074627" calcext:value-type="float">
            <text:p>0.0724286084074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.73178358747746" calcext:value-type="float">
            <text:p>-4.73178358747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92744513584" calcext:value-type="float">
            <text:p>0.072927445135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2.0468691969601" calcext:value-type="float">
            <text:p>-12.04686919696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4039316600238" calcext:value-type="float">
            <text:p>0.1040393166002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9.6204882147067" calcext:value-type="float">
            <text:p>-29.6204882147067</text:p>
          </table:table-cell>
          <table:table-cell office:value-type="float" office:value="0.05" calcext:value-type="float">
            <text:p>0.05</text:p>
          </table:table-cell>
          <table:table-cell office:value-type="float" office:value="0.204712225005254" calcext:value-type="float">
            <text:p>0.2047122250052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3.4882166375233" calcext:value-type="float">
            <text:p>-63.4882166375233</text:p>
          </table:table-cell>
          <table:table-cell office:value-type="float" office:value="0.05" calcext:value-type="float">
            <text:p>0.05</text:p>
          </table:table-cell>
          <table:table-cell office:value-type="float" office:value="0.413151766632325" calcext:value-type="float">
            <text:p>0.413151766632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15.755936039915" calcext:value-type="float">
            <text:p>-115.755936039915</text:p>
          </table:table-cell>
          <table:table-cell office:value-type="float" office:value="0.05" calcext:value-type="float">
            <text:p>0.05</text:p>
          </table:table-cell>
          <table:table-cell office:value-type="float" office:value="0.75271100425443" calcext:value-type="float">
            <text:p>0.75271100425443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'Diode 25'.A1:'Diode 25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'Diode 26'.A1:'Diode 26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'Diode 27'.A1:'Diode 27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'Diode 28'.A1:'Diode 28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'Diode 29'.A1:'Diode 29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6" table:target-range-address="'Diode 30'.A1:'Diode 30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7" table:target-range-address="'Diode 31'.A1:'Diode 31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8" table:target-range-address="'Diode 32'.A1:'Diode 32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9" table:target-range-address="'Diode 33'.A1:'Diode 33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0" table:target-range-address="'Diode 34'.A1:'Diode 34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1" table:target-range-address="'Diode 35'.A1:'Diode 35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2" table:target-range-address="'Diode 36'.A1:'Diode 36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3" table:target-range-address="'Diode 37'.A1:'Diode 37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4" table:target-range-address="'Diode 38'.A1:'Diode 38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5" table:target-range-address="'Diode 39'.A1:'Diode 39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0:05:58.635282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2-27T10:30:36.210516093</dc:date>
    <meta:editing-duration>PT1H53M18S</meta:editing-duration>
    <meta:editing-cycles>16</meta:editing-cycles>
    <meta:generator>LibreOffice/5.3.6.1$Linux_X86_64 LibreOffice_project/30$Build-1</meta:generator>
    <meta:document-statistic meta:table-count="16" meta:cell-count="3929" meta:object-count="0"/>
  </office:meta>
</office:document-meta>
</file>